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style:font-face style:name="Trebuchet MS" svg:font-family="'Trebuchet MS'" style:font-family-generic="swiss" style:font-pitch="variable"/>
    <style:font-face style:name="Tw Cen MT Condensed" svg:font-family="'Tw Cen MT Condensed'" style:font-family-generic="swiss" style:font-pitch="variable"/>
  </office:font-face-decls>
  <office:automatic-styles>
    <style:style style:name="Tabla2" style:family="table">
      <style:table-properties style:width="16.542cm" fo:margin-left="-0.132cm" table:align="left" fo:background-color="transparent">
        <style:background-image/>
      </style:table-properties>
    </style:style>
    <style:style style:name="Tabla2.A" style:family="table-column">
      <style:table-column-properties style:column-width="2.397cm"/>
    </style:style>
    <style:style style:name="Tabla2.B" style:family="table-column">
      <style:table-column-properties style:column-width="0.894cm"/>
    </style:style>
    <style:style style:name="Tabla2.C" style:family="table-column">
      <style:table-column-properties style:column-width="0.877cm"/>
    </style:style>
    <style:style style:name="Tabla2.D" style:family="table-column">
      <style:table-column-properties style:column-width="0.893cm"/>
    </style:style>
    <style:style style:name="Tabla2.Q" style:family="table-column">
      <style:table-column-properties style:column-width="0.882cm"/>
    </style:style>
    <style:style style:name="Tabla2.1" style:family="table-row">
      <style:table-row-properties style:min-row-height="0.808cm" fo:background-color="transparent">
        <style:background-image/>
      </style:table-row-properties>
    </style:style>
    <style:style style:name="Tabla2.A1" style:family="table-cell">
      <style:table-cell-properties style:vertical-align="middle" fo:padding="0.049cm" fo:border-left="0.05pt solid #000000" fo:border-right="none" fo:border-top="0.05pt solid #000000" fo:border-bottom="0.05pt solid #000000" style:writing-mode="page"/>
    </style:style>
    <style:style style:name="Tabla2.B1" style:family="table-cell">
      <style:table-cell-properties style:vertical-align="middle" fo:background-color="#dee6ef" fo:padding="0.049cm" fo:border-left="0.05pt solid #000000" fo:border-right="none" fo:border-top="0.05pt solid #000000" fo:border-bottom="0.05pt solid #000000" style:writing-mode="page">
        <style:background-image/>
      </style:table-cell-properties>
    </style:style>
    <style:style style:name="Tabla2.C1"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a2.Q1" style:family="table-cell">
      <style:table-cell-properties style:vertical-align="middle" fo:background-color="#b4c7dc" fo:padding="0.049cm" fo:border="0.05pt solid #000000" style:writing-mode="page">
        <style:background-image/>
      </style:table-cell-properties>
    </style:style>
    <style:style style:name="Tabla2.A2" style:family="table-cell">
      <style:table-cell-properties style:vertical-align="middle" fo:padding="0.049cm" fo:border-left="0.05pt solid #000000" fo:border-right="none" fo:border-top="none" fo:border-bottom="0.05pt solid #000000" style:writing-mode="page"/>
    </style:style>
    <style:style style:name="Tabla2.B2" style:family="table-cell">
      <style:table-cell-properties style:vertical-align="middle" fo:background-color="#dee6ef" fo:padding="0.049cm" fo:border-left="0.05pt solid #000000" fo:border-right="none" fo:border-top="none" fo:border-bottom="0.05pt solid #000000" style:writing-mode="page">
        <style:background-image/>
      </style:table-cell-properties>
    </style:style>
    <style:style style:name="Tabla2.C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a2.Q2"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Tabla1" style:family="table">
      <style:table-properties style:width="14.628cm" fo:margin-left="2.385cm" table:align="left"/>
    </style:style>
    <style:style style:name="Tabla1.A" style:family="table-column">
      <style:table-column-properties style:column-width="2.589cm"/>
    </style:style>
    <style:style style:name="Tabla1.B" style:family="table-column">
      <style:table-column-properties style:column-width="0.718cm"/>
    </style:style>
    <style:style style:name="Tabla1.C" style:family="table-column">
      <style:table-column-properties style:column-width="0.566cm"/>
    </style:style>
    <style:style style:name="Tabla1.D" style:family="table-column">
      <style:table-column-properties style:column-width="0.568cm"/>
    </style:style>
    <style:style style:name="Tabla1.F" style:family="table-column">
      <style:table-column-properties style:column-width="0.549cm"/>
    </style:style>
    <style:style style:name="Tabla1.K" style:family="table-column">
      <style:table-column-properties style:column-width="0.547cm"/>
    </style:style>
    <style:style style:name="Tabla1.L" style:family="table-column">
      <style:table-column-properties style:column-width="1.041cm"/>
    </style:style>
    <style:style style:name="Tabla1.M" style:family="table-column">
      <style:table-column-properties style:column-width="1.039cm"/>
    </style:style>
    <style:style style:name="Tabla1.N" style:family="table-column">
      <style:table-column-properties style:column-width="1.058cm"/>
    </style:style>
    <style:style style:name="Tabla1.1" style:family="table-row">
      <style:table-row-properties style:min-row-height="0.794cm"/>
    </style:style>
    <style:style style:name="Tabla1.A1" style:family="table-cell">
      <style:table-cell-properties style:vertical-align="middle" fo:padding="0.049cm" fo:border-left="0.05pt solid #000000" fo:border-right="none" fo:border-top="0.05pt solid #000000" fo:border-bottom="0.05pt solid #000000" style:writing-mode="page"/>
    </style:style>
    <style:style style:name="Tabla1.B1" style:family="table-cell">
      <style:table-cell-properties style:vertical-align="middle" fo:background-color="#dee6ef" fo:padding="0.049cm" fo:border-left="0.05pt solid #000000" fo:border-right="none" fo:border-top="0.05pt solid #000000" fo:border-bottom="0.05pt solid #000000" style:writing-mode="page">
        <style:background-image/>
      </style:table-cell-properties>
    </style:style>
    <style:style style:name="Tabla1.C1"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a1.Q1" style:family="table-cell">
      <style:table-cell-properties style:vertical-align="middle" fo:background-color="#b4c7dc" fo:padding="0.049cm" fo:border="0.05pt solid #000000" style:writing-mode="page">
        <style:background-image/>
      </style:table-cell-properties>
    </style:style>
    <style:style style:name="Tabla1.2" style:family="table-row">
      <style:table-row-properties style:min-row-height="0.697cm"/>
    </style:style>
    <style:style style:name="Tabla1.A2" style:family="table-cell">
      <style:table-cell-properties style:vertical-align="middle" fo:padding="0.049cm" fo:border-left="0.05pt solid #000000" fo:border-right="none" fo:border-top="none" fo:border-bottom="0.05pt solid #000000" style:writing-mode="page"/>
    </style:style>
    <style:style style:name="Tabla1.B2" style:family="table-cell">
      <style:table-cell-properties style:vertical-align="middle" fo:background-color="#dee6ef" fo:padding="0.049cm" fo:border-left="0.05pt solid #000000" fo:border-right="none" fo:border-top="none" fo:border-bottom="0.05pt solid #000000" style:writing-mode="page">
        <style:background-image/>
      </style:table-cell-properties>
    </style:style>
    <style:style style:name="Tabla1.C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a1.Q2"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Taula1" style:family="table">
      <style:table-properties style:width="9.548cm" fo:margin-left="3.591cm" fo:margin-right="3.861cm" table:align="margins"/>
    </style:style>
    <style:style style:name="Taula1.A" style:family="table-column">
      <style:table-column-properties style:column-width="1.356cm" style:rel-column-width="9310*"/>
    </style:style>
    <style:style style:name="Taula1.B" style:family="table-column">
      <style:table-column-properties style:column-width="1.931cm" style:rel-column-width="13257*"/>
    </style:style>
    <style:style style:name="Taula1.C" style:family="table-column">
      <style:table-column-properties style:column-width="3.498cm" style:rel-column-width="24008*"/>
    </style:style>
    <style:style style:name="Taula1.D" style:family="table-column">
      <style:table-column-properties style:column-width="2.762cm" style:rel-column-width="18960*"/>
    </style:style>
    <style:style style:name="Taula1.A1" style:family="table-cell">
      <style:table-cell-properties fo:background-color="#ffffd7" fo:padding="0.097cm" fo:border-left="0.05pt solid #000000" fo:border-right="none" fo:border-top="0.05pt solid #000000" fo:border-bottom="0.05pt solid #000000">
        <style:background-image/>
      </style:table-cell-properties>
    </style:style>
    <style:style style:name="Taula1.D1" style:family="table-cell">
      <style:table-cell-properties fo:background-color="#ffffd7" fo:padding="0.097cm" fo:border="0.05pt solid #000000">
        <style:background-image/>
      </style:table-cell-properties>
    </style:style>
    <style:style style:name="Taula1.A2" style:family="table-cell">
      <style:table-cell-properties fo:background-color="#b4c7dc" fo:padding="0.097cm" fo:border-left="0.05pt solid #000000" fo:border-right="none" fo:border-top="none" fo:border-bottom="0.05pt solid #000000">
        <style:background-image/>
      </style:table-cell-properties>
    </style:style>
    <style:style style:name="Taula1.D2" style:family="table-cell">
      <style:table-cell-properties fo:background-color="#b4c7dc" fo:padding="0.097cm" fo:border-left="0.05pt solid #000000" fo:border-right="0.05pt solid #000000" fo:border-top="none" fo:border-bottom="0.05pt solid #000000">
        <style:background-image/>
      </style:table-cell-properties>
    </style:style>
    <style:style style:name="Taula1.A3" style:family="table-cell">
      <style:table-cell-properties fo:background-color="#dee6ef" fo:padding="0.097cm" fo:border-left="0.05pt solid #000000" fo:border-right="none" fo:border-top="none" fo:border-bottom="0.05pt solid #000000">
        <style:background-image/>
      </style:table-cell-properties>
    </style:style>
    <style:style style:name="Taula1.D3"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3" style:family="table">
      <style:table-properties style:width="13.406cm" fo:margin-left="0.448cm" fo:margin-right="3.147cm" table:align="margins"/>
    </style:style>
    <style:style style:name="Tabla3.A" style:family="table-column">
      <style:table-column-properties style:column-width="4.101cm" style:rel-column-width="20048*"/>
    </style:style>
    <style:style style:name="Tabla3.B" style:family="table-column">
      <style:table-column-properties style:column-width="2.602cm" style:rel-column-width="12718*"/>
    </style:style>
    <style:style style:name="Tabla3.C" style:family="table-column">
      <style:table-column-properties style:column-width="3.242cm" style:rel-column-width="15849*"/>
    </style:style>
    <style:style style:name="Tabla3.D" style:family="table-column">
      <style:table-column-properties style:column-width="3.461cm" style:rel-column-width="16920*"/>
    </style:style>
    <style:style style:name="Tabla3.A1" style:family="table-cell">
      <style:table-cell-properties fo:background-color="#ffffd7" fo:padding="0.097cm" fo:border-left="0.05pt solid #000000" fo:border-right="none" fo:border-top="0.05pt solid #000000" fo:border-bottom="0.05pt solid #000000">
        <style:background-image/>
      </style:table-cell-properties>
    </style:style>
    <style:style style:name="Tabla3.D1" style:family="table-cell">
      <style:table-cell-properties fo:background-color="#ffffd7" fo:padding="0.097cm" fo:border="0.05pt solid #000000">
        <style:background-image/>
      </style:table-cell-properties>
    </style:style>
    <style:style style:name="Tabla3.A2" style:family="table-cell">
      <style:table-cell-properties fo:background-color="#b4c7dc" fo:padding="0.097cm" fo:border-left="0.05pt solid #000000" fo:border-right="none" fo:border-top="none" fo:border-bottom="0.05pt solid #000000">
        <style:background-image/>
      </style:table-cell-properties>
    </style:style>
    <style:style style:name="Tabla3.D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a3.A3" style:family="table-cell">
      <style:table-cell-properties fo:background-color="#dee6ef" fo:padding="0.097cm" fo:border-left="0.05pt solid #000000" fo:border-right="none" fo:border-top="none" fo:border-bottom="0.05pt solid #000000">
        <style:background-image/>
      </style:table-cell-properties>
    </style:style>
    <style:style style:name="Tabla3.D3"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4" style:family="table">
      <style:table-properties style:width="2.85cm" fo:margin-left="2.385cm" table:align="left"/>
    </style:style>
    <style:style style:name="Tabla4.A" style:family="table-column">
      <style:table-column-properties style:column-width="0.356cm"/>
    </style:style>
    <style:style style:name="Tabla4.1" style:family="table-row">
      <style:table-row-properties style:min-row-height="0.794cm"/>
    </style:style>
    <style:style style:name="Tabla4.A1" style:family="table-cell">
      <style:table-cell-properties style:vertical-align="middle" fo:background-color="#dee6ef" fo:padding="0.049cm" fo:border-left="0.05pt solid #000000" fo:border-right="none" fo:border-top="0.05pt solid #000000" fo:border-bottom="0.05pt solid #000000" style:writing-mode="page">
        <style:background-image/>
      </style:table-cell-properties>
    </style:style>
    <style:style style:name="Tabla4.B1"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a4.H1" style:family="table-cell">
      <style:table-cell-properties style:vertical-align="middle" fo:background-color="#b4c7dc" fo:padding="0.049cm" fo:border="0.05pt solid #000000" style:writing-mode="page">
        <style:background-image/>
      </style:table-cell-properties>
    </style:style>
    <style:style style:name="Tabla5" style:family="table">
      <style:table-properties style:width="6.95cm" table:align="left"/>
    </style:style>
    <style:style style:name="Tabla5.A" style:family="table-column">
      <style:table-column-properties style:column-width="0.347cm"/>
    </style:style>
    <style:style style:name="Tabla5.A1" style:family="table-cell">
      <style:table-cell-properties style:vertical-align="middle" fo:background-color="transparent" fo:padding="0.049cm" fo:border="none" style:writing-mode="page">
        <style:background-image/>
      </style:table-cell-properties>
    </style:style>
    <style:style style:name="Tabla5.A2" style:family="table-cell">
      <style:table-cell-properties style:vertical-align="middle" fo:background-color="#3465a4" fo:padding="0.049cm" fo:border-left="0.05pt solid #000000" fo:border-right="none" fo:border-top="none" fo:border-bottom="0.05pt solid #000000" style:writing-mode="page">
        <style:background-image/>
      </style:table-cell-properties>
    </style:style>
    <style:style style:name="Tabla5.F2" style:family="table-cell">
      <style:table-cell-properties style:vertical-align="middle" fo:background-color="#729fcf" fo:padding="0.049cm" fo:border-left="0.05pt solid #000000" fo:border-right="none" fo:border-top="none" fo:border-bottom="0.05pt solid #000000" style:writing-mode="page">
        <style:background-image/>
      </style:table-cell-properties>
    </style:style>
    <style:style style:name="Tabla5.T2" style:family="table-cell">
      <style:table-cell-properties style:vertical-align="middle" fo:background-color="#729fcf" fo:padding="0.049cm" fo:border-left="0.05pt solid #000000" fo:border-right="0.05pt solid #000000" fo:border-top="none" fo:border-bottom="0.05pt solid #000000" style:writing-mode="page">
        <style:background-image/>
      </style:table-cell-properties>
    </style:style>
    <style:style style:name="Tabla6" style:family="table">
      <style:table-properties style:width="9.576cm" table:align="left"/>
    </style:style>
    <style:style style:name="Tabla6.A" style:family="table-column">
      <style:table-column-properties style:column-width="2.281cm"/>
    </style:style>
    <style:style style:name="Tabla6.B" style:family="table-column">
      <style:table-column-properties style:column-width="0.912cm"/>
    </style:style>
    <style:style style:name="Tabla6.A1" style:family="table-cell">
      <style:table-cell-properties style:vertical-align="middle" fo:padding="0.049cm" fo:border-left="0.05pt solid #000000" fo:border-right="none" fo:border-top="0.05pt solid #000000" fo:border-bottom="0.05pt solid #000000" style:writing-mode="page"/>
    </style:style>
    <style:style style:name="Tabla6.B1" style:family="table-cell">
      <style:table-cell-properties style:vertical-align="middle" fo:background-color="#dee6ef" fo:padding="0.049cm" fo:border-left="0.05pt solid #000000" fo:border-right="none" fo:border-top="0.05pt solid #000000" fo:border-bottom="0.05pt solid #000000" style:writing-mode="page">
        <style:background-image/>
      </style:table-cell-properties>
    </style:style>
    <style:style style:name="Tabla6.C1"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a6.I1" style:family="table-cell">
      <style:table-cell-properties style:vertical-align="middle" fo:background-color="#b4c7dc" fo:padding="0.049cm" fo:border="0.05pt solid #000000" style:writing-mode="page">
        <style:background-image/>
      </style:table-cell-properties>
    </style:style>
    <style:style style:name="Tabla6.A2" style:family="table-cell">
      <style:table-cell-properties style:vertical-align="middle" fo:padding="0.049cm" fo:border-left="0.05pt solid #000000" fo:border-right="none" fo:border-top="none" fo:border-bottom="0.05pt solid #000000" style:writing-mode="page"/>
    </style:style>
    <style:style style:name="Tabla6.B2" style:family="table-cell">
      <style:table-cell-properties style:vertical-align="middle" fo:background-color="#dee6ef" fo:padding="0.049cm" fo:border-left="0.05pt solid #000000" fo:border-right="none" fo:border-top="none" fo:border-bottom="0.05pt solid #000000" style:writing-mode="page">
        <style:background-image/>
      </style:table-cell-properties>
    </style:style>
    <style:style style:name="Tabla6.C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a6.I2"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Tabla6.A3" style:family="table-cell">
      <style:table-cell-properties style:vertical-align="middle" fo:padding="0.049cm" fo:border-left="0.05pt solid #000000" fo:border-right="none" fo:border-top="none" fo:border-bottom="0.05pt solid #000000" style:writing-mode="page"/>
    </style:style>
    <style:style style:name="Tabla7" style:family="table">
      <style:table-properties style:width="16.542cm" fo:margin-left="-0.132cm" table:align="left" fo:background-color="transparent">
        <style:background-image/>
      </style:table-properties>
    </style:style>
    <style:style style:name="Tabla7.A" style:family="table-column">
      <style:table-column-properties style:column-width="2.397cm"/>
    </style:style>
    <style:style style:name="Tabla7.B" style:family="table-column">
      <style:table-column-properties style:column-width="0.894cm"/>
    </style:style>
    <style:style style:name="Tabla7.C" style:family="table-column">
      <style:table-column-properties style:column-width="0.877cm"/>
    </style:style>
    <style:style style:name="Tabla7.D" style:family="table-column">
      <style:table-column-properties style:column-width="0.893cm"/>
    </style:style>
    <style:style style:name="Tabla7.Q" style:family="table-column">
      <style:table-column-properties style:column-width="0.882cm"/>
    </style:style>
    <style:style style:name="Tabla7.1" style:family="table-row">
      <style:table-row-properties style:min-row-height="0.808cm" fo:background-color="transparent">
        <style:background-image/>
      </style:table-row-properties>
    </style:style>
    <style:style style:name="Tabla7.A1" style:family="table-cell">
      <style:table-cell-properties style:vertical-align="middle" fo:padding="0.049cm" fo:border-left="0.05pt solid #000000" fo:border-right="none" fo:border-top="0.05pt solid #000000" fo:border-bottom="0.05pt solid #000000" style:writing-mode="page"/>
    </style:style>
    <style:style style:name="Tabla7.B1" style:family="table-cell">
      <style:table-cell-properties style:vertical-align="middle" fo:background-color="#dee6ef" fo:padding="0.049cm" fo:border-left="0.05pt solid #000000" fo:border-right="none" fo:border-top="0.05pt solid #000000" fo:border-bottom="0.05pt solid #000000" style:writing-mode="page">
        <style:background-image/>
      </style:table-cell-properties>
    </style:style>
    <style:style style:name="Tabla7.C1"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a7.Q1" style:family="table-cell">
      <style:table-cell-properties style:vertical-align="middle" fo:background-color="#b4c7dc" fo:padding="0.049cm" fo:border="0.05pt solid #000000" style:writing-mode="page">
        <style:background-image/>
      </style:table-cell-properties>
    </style:style>
    <style:style style:name="Tabla7.A2" style:family="table-cell">
      <style:table-cell-properties style:vertical-align="middle" fo:padding="0.049cm" fo:border-left="0.05pt solid #000000" fo:border-right="none" fo:border-top="none" fo:border-bottom="0.05pt solid #000000" style:writing-mode="page"/>
    </style:style>
    <style:style style:name="Tabla7.B2" style:family="table-cell">
      <style:table-cell-properties style:vertical-align="middle" fo:background-color="#dee6ef" fo:padding="0.049cm" fo:border-left="0.05pt solid #000000" fo:border-right="none" fo:border-top="none" fo:border-bottom="0.05pt solid #000000" style:writing-mode="page">
        <style:background-image/>
      </style:table-cell-properties>
    </style:style>
    <style:style style:name="Tabla7.C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a7.Q2"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rsid="00146fd5" officeooo:paragraph-rsid="00146fd5"/>
    </style:style>
    <style:style style:name="P2" style:family="paragraph" style:parent-style-name="Standard">
      <style:text-properties officeooo:rsid="001788c3" officeooo:paragraph-rsid="001788c3"/>
    </style:style>
    <style:style style:name="P3" style:family="paragraph" style:parent-style-name="Standard">
      <style:text-properties officeooo:rsid="0025f197" officeooo:paragraph-rsid="0031341b"/>
    </style:style>
    <style:style style:name="P4" style:family="paragraph" style:parent-style-name="Table_20_Contents">
      <style:paragraph-properties fo:text-align="center" style:justify-single-word="false"/>
      <style:text-properties style:font-name="Bahnschrift SemiBold" fo:font-size="10.5pt" style:rfc-language-tag="ca-ES-valencia" fo:language="ca" fo:country="ES" fo:font-weight="normal" officeooo:rsid="0002dcc3" officeooo:paragraph-rsid="0002dcc3" style:font-size-asian="10.5pt" style:font-weight-asian="normal" style:font-size-complex="10.5pt" style:font-weight-complex="normal"/>
    </style:style>
    <style:style style:name="P5" style:family="paragraph" style:parent-style-name="Table_20_Contents">
      <style:paragraph-properties fo:text-align="center" style:justify-single-word="false"/>
      <style:text-properties fo:font-size="10.5pt" style:rfc-language-tag="ca-ES-valencia" fo:language="ca" fo:country="ES" fo:font-style="italic" officeooo:rsid="0002dcc3" officeooo:paragraph-rsid="0002dcc3" style:font-size-asian="10.5pt" style:font-style-asian="italic" style:font-size-complex="10.5pt" style:font-style-complex="italic"/>
    </style:style>
    <style:style style:name="P6" style:family="paragraph" style:parent-style-name="Table_20_Contents">
      <style:paragraph-properties fo:text-align="center" style:justify-single-word="false"/>
      <style:text-properties fo:font-size="10.5pt" style:rfc-language-tag="ca-ES-valencia" fo:language="ca" fo:country="ES" fo:font-style="italic" officeooo:rsid="00052fae" officeooo:paragraph-rsid="00052fae" style:font-size-asian="10.5pt" style:font-style-asian="italic" style:font-size-complex="10.5pt" style:font-style-complex="italic"/>
    </style:style>
    <style:style style:name="P7" style:family="paragraph" style:parent-style-name="Table_20_Contents">
      <style:paragraph-properties fo:text-align="center" style:justify-single-word="false"/>
      <style:text-properties fo:font-size="10.5pt" style:rfc-language-tag="ca-ES-valencia" fo:language="ca" fo:country="ES" fo:font-style="italic" officeooo:rsid="001788c3" officeooo:paragraph-rsid="001788c3" style:font-size-asian="10.5pt" style:font-style-asian="italic" style:font-size-complex="10.5pt" style:font-style-complex="italic"/>
    </style:style>
    <style:style style:name="P8" style:family="paragraph" style:parent-style-name="Table_20_Contents">
      <style:paragraph-properties fo:text-align="center" style:justify-single-word="false"/>
      <style:text-properties style:font-name="Bahnschrift SemiBold1" fo:font-size="10.5pt" style:rfc-language-tag="ca-ES-valencia" fo:language="ca" fo:country="ES" fo:font-weight="bold" officeooo:rsid="00052fae" officeooo:paragraph-rsid="00052fae" style:font-size-asian="10.5pt" style:font-weight-asian="bold" style:font-size-complex="10.5pt" style:font-weight-complex="bold"/>
    </style:style>
    <style:style style:name="P9" style:family="paragraph" style:parent-style-name="Table_20_Contents">
      <style:paragraph-properties fo:text-align="center" style:justify-single-word="false"/>
      <style:text-properties style:font-name="Tw Cen MT Condensed" style:rfc-language-tag="ca-ES-valencia" fo:language="ca" fo:country="ES" fo:font-weight="bold" officeooo:paragraph-rsid="0011e6cd" style:font-weight-asian="bold" style:font-weight-complex="bold"/>
    </style:style>
    <style:style style:name="P10" style:family="paragraph" style:parent-style-name="Table_20_Contents">
      <style:paragraph-properties fo:text-align="center" style:justify-single-word="false"/>
      <style:text-properties style:font-name="Tw Cen MT Condensed" style:rfc-language-tag="ca-ES-valencia" fo:language="ca" fo:country="ES" fo:font-weight="bold" officeooo:paragraph-rsid="001387b0" style:font-weight-asian="bold" style:font-weight-complex="bold"/>
    </style:style>
    <style:style style:name="P11" style:family="paragraph" style:parent-style-name="Table_20_Contents">
      <style:paragraph-properties fo:text-align="center" style:justify-single-word="false"/>
      <style:text-properties style:font-name="Trebuchet MS" style:rfc-language-tag="ca-ES-valencia" fo:language="ca" fo:country="ES" officeooo:paragraph-rsid="0011e6cd"/>
    </style:style>
    <style:style style:name="P12" style:family="paragraph" style:parent-style-name="Table_20_Contents">
      <style:paragraph-properties fo:text-align="center" style:justify-single-word="false"/>
      <style:text-properties style:font-name="Trebuchet MS" style:rfc-language-tag="ca-ES-valencia" fo:language="ca" fo:country="ES" officeooo:paragraph-rsid="001387b0"/>
    </style:style>
    <style:style style:name="P13" style:family="paragraph" style:parent-style-name="Table_20_Contents">
      <style:paragraph-properties fo:text-align="center" style:justify-single-word="false"/>
      <style:text-properties style:font-name="Trebuchet MS" style:rfc-language-tag="ca-ES-valencia" fo:language="ca" fo:country="ES" officeooo:rsid="001387b0" officeooo:paragraph-rsid="001387b0"/>
    </style:style>
    <style:style style:name="P14" style:family="paragraph" style:parent-style-name="Standard">
      <style:text-properties style:rfc-language-tag="ca-ES-valencia" fo:language="ca" fo:country="ES"/>
    </style:style>
    <style:style style:name="P15" style:family="paragraph" style:parent-style-name="Standard">
      <style:text-properties style:rfc-language-tag="ca-ES-valencia" fo:language="ca" fo:country="ES" officeooo:paragraph-rsid="0002dcc3"/>
    </style:style>
    <style:style style:name="P16" style:family="paragraph" style:parent-style-name="Standard">
      <style:text-properties style:rfc-language-tag="ca-ES-valencia" fo:language="ca" fo:country="ES" officeooo:rsid="00052fae" officeooo:paragraph-rsid="00052fae"/>
    </style:style>
    <style:style style:name="P17" style:family="paragraph" style:parent-style-name="Standard">
      <style:text-properties style:rfc-language-tag="ca-ES-valencia" fo:language="ca" fo:country="ES" officeooo:paragraph-rsid="000b9555"/>
    </style:style>
    <style:style style:name="P18" style:family="paragraph" style:parent-style-name="Standard">
      <style:text-properties style:rfc-language-tag="ca-ES-valencia" fo:language="ca" fo:country="ES" officeooo:rsid="000b9555" officeooo:paragraph-rsid="000b9555"/>
    </style:style>
    <style:style style:name="P19" style:family="paragraph" style:parent-style-name="Standard">
      <style:text-properties style:rfc-language-tag="ca-ES-valencia" fo:language="ca" fo:country="ES" officeooo:rsid="000bc1c2" officeooo:paragraph-rsid="000bc1c2"/>
    </style:style>
    <style:style style:name="P20" style:family="paragraph" style:parent-style-name="Standard">
      <style:text-properties style:rfc-language-tag="ca-ES-valencia" fo:language="ca" fo:country="ES" officeooo:rsid="000bc1c2" officeooo:paragraph-rsid="0011e6cd"/>
    </style:style>
    <style:style style:name="P21" style:family="paragraph" style:parent-style-name="Standard">
      <style:text-properties style:rfc-language-tag="ca-ES-valencia" fo:language="ca" fo:country="ES" officeooo:rsid="00110cb3" officeooo:paragraph-rsid="00110cb3"/>
    </style:style>
    <style:style style:name="P22" style:family="paragraph" style:parent-style-name="Standard">
      <style:text-properties style:rfc-language-tag="ca-ES-valencia" fo:language="ca" fo:country="ES" officeooo:rsid="000cceb2" officeooo:paragraph-rsid="000cceb2"/>
    </style:style>
    <style:style style:name="P23" style:family="paragraph" style:parent-style-name="Standard">
      <style:text-properties style:rfc-language-tag="ca-ES-valencia" fo:language="ca" fo:country="ES" officeooo:rsid="000cf2e7" officeooo:paragraph-rsid="000cf2e7"/>
    </style:style>
    <style:style style:name="P24" style:family="paragraph" style:parent-style-name="Standard">
      <style:text-properties style:rfc-language-tag="ca-ES-valencia" fo:language="ca" fo:country="ES" officeooo:rsid="000d6228" officeooo:paragraph-rsid="000d6228"/>
    </style:style>
    <style:style style:name="P25" style:family="paragraph" style:parent-style-name="Standard">
      <style:text-properties style:rfc-language-tag="ca-ES-valencia" fo:language="ca" fo:country="ES" officeooo:rsid="00192a5f" officeooo:paragraph-rsid="00192a5f"/>
    </style:style>
    <style:style style:name="P26" style:family="paragraph" style:parent-style-name="Standard">
      <style:text-properties style:rfc-language-tag="ca-ES-valencia" fo:language="ca" fo:country="ES" officeooo:rsid="000fc6ce" officeooo:paragraph-rsid="000fc6ce"/>
    </style:style>
    <style:style style:name="P27" style:family="paragraph" style:parent-style-name="Standard">
      <style:text-properties style:rfc-language-tag="ca-ES-valencia" fo:language="ca" fo:country="ES" officeooo:rsid="000fc6ce" officeooo:paragraph-rsid="00123263"/>
    </style:style>
    <style:style style:name="P28" style:family="paragraph" style:parent-style-name="Standard">
      <style:text-properties style:rfc-language-tag="ca-ES-valencia" fo:language="ca" fo:country="ES" officeooo:rsid="000fc6ce" officeooo:paragraph-rsid="001387b0"/>
    </style:style>
    <style:style style:name="P29" style:family="paragraph" style:parent-style-name="Standard">
      <style:text-properties style:rfc-language-tag="ca-ES-valencia" fo:language="ca" fo:country="ES" officeooo:rsid="00125031" officeooo:paragraph-rsid="00125031"/>
    </style:style>
    <style:style style:name="P30" style:family="paragraph" style:parent-style-name="Standard">
      <style:text-properties style:rfc-language-tag="ca-ES-valencia" fo:language="ca" fo:country="ES" officeooo:rsid="00125031" officeooo:paragraph-rsid="001387b0"/>
    </style:style>
    <style:style style:name="P31" style:family="paragraph" style:parent-style-name="Standard">
      <style:paragraph-properties fo:break-before="page"/>
      <style:text-properties style:rfc-language-tag="ca-ES-valencia" fo:language="ca" fo:country="ES" officeooo:rsid="00146fd5" officeooo:paragraph-rsid="00146fd5"/>
    </style:style>
    <style:style style:name="P32" style:family="paragraph" style:parent-style-name="Standard">
      <style:text-properties style:rfc-language-tag="ca-ES-valencia" fo:language="ca" fo:country="ES" officeooo:rsid="00146fd5" officeooo:paragraph-rsid="00146fd5"/>
    </style:style>
    <style:style style:name="P33" style:family="paragraph" style:parent-style-name="Standard">
      <style:text-properties style:rfc-language-tag="ca-ES-valencia" fo:language="ca" fo:country="ES" officeooo:rsid="00158ac7" officeooo:paragraph-rsid="00158ac7"/>
    </style:style>
    <style:style style:name="P34" style:family="paragraph" style:parent-style-name="Standard">
      <style:text-properties style:rfc-language-tag="ca-ES-valencia" fo:language="ca" fo:country="ES" style:text-underline-style="solid" style:text-underline-width="auto" style:text-underline-color="font-color" officeooo:rsid="00146fd5" officeooo:paragraph-rsid="00146fd5"/>
    </style:style>
    <style:style style:name="P35" style:family="paragraph" style:parent-style-name="Standard">
      <style:text-properties style:rfc-language-tag="ca-ES-valencia" fo:language="ca" fo:country="ES" style:text-underline-style="solid" style:text-underline-width="auto" style:text-underline-color="font-color" officeooo:rsid="00146fd5" officeooo:paragraph-rsid="001788c3"/>
    </style:style>
    <style:style style:name="P36" style:family="paragraph" style:parent-style-name="Standard">
      <style:text-properties style:rfc-language-tag="ca-ES-valencia" fo:language="ca" fo:country="ES" officeooo:rsid="001788c3" officeooo:paragraph-rsid="001788c3"/>
    </style:style>
    <style:style style:name="P37" style:family="paragraph" style:parent-style-name="Standard">
      <style:text-properties style:rfc-language-tag="ca-ES-valencia" fo:language="ca" fo:country="ES" officeooo:rsid="001788c3" officeooo:paragraph-rsid="002914b1"/>
    </style:style>
    <style:style style:name="P38" style:family="paragraph" style:parent-style-name="Standard">
      <style:text-properties style:rfc-language-tag="ca-ES-valencia" fo:language="ca" fo:country="ES" officeooo:rsid="001cc9ca" officeooo:paragraph-rsid="001cc9ca"/>
    </style:style>
    <style:style style:name="P39" style:family="paragraph" style:parent-style-name="Standard">
      <style:text-properties style:rfc-language-tag="ca-ES-valencia" fo:language="ca" fo:country="ES" officeooo:rsid="002056d6" officeooo:paragraph-rsid="002056d6"/>
    </style:style>
    <style:style style:name="P40" style:family="paragraph" style:parent-style-name="Standard">
      <style:text-properties style:rfc-language-tag="ca-ES-valencia" fo:language="ca" fo:country="ES" officeooo:rsid="0020f12f" officeooo:paragraph-rsid="0022599e"/>
    </style:style>
    <style:style style:name="P41" style:family="paragraph" style:parent-style-name="Standard">
      <style:text-properties style:rfc-language-tag="ca-ES-valencia" fo:language="ca" fo:country="ES" officeooo:rsid="0027a023" officeooo:paragraph-rsid="0027a023"/>
    </style:style>
    <style:style style:name="P42" style:family="paragraph" style:parent-style-name="Standard">
      <style:text-properties style:rfc-language-tag="ca-ES-valencia" fo:language="ca" fo:country="ES" officeooo:rsid="0027c41a" officeooo:paragraph-rsid="0029f1ea"/>
    </style:style>
    <style:style style:name="P43" style:family="paragraph" style:parent-style-name="Standard">
      <style:text-properties style:rfc-language-tag="ca-ES-valencia" fo:language="ca" fo:country="ES" officeooo:paragraph-rsid="002b43b2"/>
    </style:style>
    <style:style style:name="P44" style:family="paragraph" style:parent-style-name="Standard">
      <style:text-properties style:rfc-language-tag="ca-ES-valencia" fo:language="ca" fo:country="ES" officeooo:rsid="002cff8d" officeooo:paragraph-rsid="002cff8d"/>
    </style:style>
    <style:style style:name="P45" style:family="paragraph" style:parent-style-name="Standard">
      <style:text-properties style:rfc-language-tag="ca-ES-valencia" fo:language="ca" fo:country="ES" officeooo:rsid="0025f197" officeooo:paragraph-rsid="001788c3"/>
    </style:style>
    <style:style style:name="P46" style:family="paragraph" style:parent-style-name="Standard">
      <style:text-properties style:rfc-language-tag="ca-ES-valencia" fo:language="ca" fo:country="ES" officeooo:rsid="0025f197" officeooo:paragraph-rsid="0025f197"/>
    </style:style>
    <style:style style:name="P47" style:family="paragraph" style:parent-style-name="Standard">
      <style:text-properties style:rfc-language-tag="ca-ES-valencia" fo:language="ca" fo:country="ES" officeooo:rsid="0025f197" officeooo:paragraph-rsid="0031341b"/>
    </style:style>
    <style:style style:name="P48" style:family="paragraph" style:parent-style-name="Standard">
      <style:text-properties style:rfc-language-tag="ca-ES-valencia" fo:language="ca" fo:country="ES" officeooo:rsid="0025f197" officeooo:paragraph-rsid="0035e8e6"/>
    </style:style>
    <style:style style:name="P49" style:family="paragraph" style:parent-style-name="Standard">
      <style:text-properties style:rfc-language-tag="ca-ES-valencia" fo:language="ca" fo:country="ES" officeooo:rsid="0025f197" officeooo:paragraph-rsid="0049d6e6"/>
    </style:style>
    <style:style style:name="P50" style:family="paragraph" style:parent-style-name="Standard">
      <style:paragraph-properties fo:break-before="page"/>
      <style:text-properties style:rfc-language-tag="ca-ES-valencia" fo:language="ca" fo:country="ES" officeooo:rsid="0030c91a" officeooo:paragraph-rsid="0030c91a"/>
    </style:style>
    <style:style style:name="P51" style:family="paragraph" style:parent-style-name="Standard">
      <style:text-properties style:rfc-language-tag="ca-ES-valencia" fo:language="ca" fo:country="ES" officeooo:rsid="00330625" officeooo:paragraph-rsid="00367c7b"/>
    </style:style>
    <style:style style:name="P52" style:family="paragraph" style:parent-style-name="Standard">
      <style:text-properties style:rfc-language-tag="ca-ES-valencia" fo:language="ca" fo:country="ES" officeooo:rsid="00330625" officeooo:paragraph-rsid="00330625"/>
    </style:style>
    <style:style style:name="P53" style:family="paragraph" style:parent-style-name="Standard">
      <style:text-properties style:rfc-language-tag="ca-ES-valencia" fo:language="ca" fo:country="ES" officeooo:rsid="00330625" officeooo:paragraph-rsid="00368712"/>
    </style:style>
    <style:style style:name="P54" style:family="paragraph" style:parent-style-name="Standard">
      <style:text-properties style:rfc-language-tag="ca-ES-valencia" fo:language="ca" fo:country="ES" officeooo:rsid="0035e8e6" officeooo:paragraph-rsid="0035e8e6"/>
    </style:style>
    <style:style style:name="P55" style:family="paragraph" style:parent-style-name="Standard">
      <style:text-properties style:rfc-language-tag="ca-ES-valencia" fo:language="ca" fo:country="ES" officeooo:rsid="00368712" officeooo:paragraph-rsid="00368712"/>
    </style:style>
    <style:style style:name="P56" style:family="paragraph" style:parent-style-name="Standard">
      <style:text-properties style:rfc-language-tag="ca-ES-valencia" fo:language="ca" fo:country="ES" officeooo:rsid="0039d258" officeooo:paragraph-rsid="003ca043"/>
    </style:style>
    <style:style style:name="P57" style:family="paragraph" style:parent-style-name="Standard">
      <style:text-properties style:rfc-language-tag="ca-ES-valencia" fo:language="ca" fo:country="ES" officeooo:rsid="003b01f0" officeooo:paragraph-rsid="003b01f0"/>
    </style:style>
    <style:style style:name="P58" style:family="paragraph" style:parent-style-name="Standard">
      <style:text-properties style:rfc-language-tag="ca-ES-valencia" fo:language="ca" fo:country="ES" officeooo:rsid="003ca043" officeooo:paragraph-rsid="003ca043"/>
    </style:style>
    <style:style style:name="P59" style:family="paragraph" style:parent-style-name="Standard">
      <style:text-properties style:rfc-language-tag="ca-ES-valencia" fo:language="ca" fo:country="ES" officeooo:rsid="003e6a39" officeooo:paragraph-rsid="003e6a39"/>
    </style:style>
    <style:style style:name="P60" style:family="paragraph" style:parent-style-name="Standard">
      <style:text-properties style:rfc-language-tag="ca-ES-valencia" fo:language="ca" fo:country="ES" officeooo:rsid="003f0001" officeooo:paragraph-rsid="003f0001"/>
    </style:style>
    <style:style style:name="P61" style:family="paragraph" style:parent-style-name="Standard">
      <style:text-properties style:rfc-language-tag="ca-ES-valencia" fo:language="ca" fo:country="ES" officeooo:rsid="00461f6e" officeooo:paragraph-rsid="0035e8e6"/>
    </style:style>
    <style:style style:name="P62" style:family="paragraph" style:parent-style-name="Standard">
      <style:text-properties style:rfc-language-tag="ca-ES-valencia" fo:language="ca" fo:country="ES" officeooo:rsid="00477ff7" officeooo:paragraph-rsid="00477ff7"/>
    </style:style>
    <style:style style:name="P63" style:family="paragraph" style:parent-style-name="Standard">
      <style:text-properties style:rfc-language-tag="ca-ES-valencia" fo:language="ca" fo:country="ES" officeooo:rsid="00477ff7" officeooo:paragraph-rsid="0049d6e6"/>
    </style:style>
    <style:style style:name="P64" style:family="paragraph" style:parent-style-name="Standard">
      <style:text-properties style:rfc-language-tag="ca-ES-valencia" fo:language="ca" fo:country="ES" officeooo:rsid="0047dc5a" officeooo:paragraph-rsid="00497d84"/>
    </style:style>
    <style:style style:name="P65" style:family="paragraph" style:parent-style-name="Standard">
      <style:text-properties style:rfc-language-tag="ca-ES-valencia" fo:language="ca" fo:country="ES" officeooo:rsid="0047dc5a" officeooo:paragraph-rsid="0049854e"/>
    </style:style>
    <style:style style:name="P66" style:family="paragraph" style:parent-style-name="Standard">
      <style:text-properties style:rfc-language-tag="ca-ES-valencia" fo:language="ca" fo:country="ES" officeooo:rsid="0047dc5a" officeooo:paragraph-rsid="0049d6e6"/>
    </style:style>
    <style:style style:name="P67" style:family="paragraph" style:parent-style-name="Standard">
      <style:text-properties style:rfc-language-tag="ca-ES-valencia" fo:language="ca" fo:country="ES" officeooo:rsid="004bee99" officeooo:paragraph-rsid="004bee99"/>
    </style:style>
    <style:style style:name="P68" style:family="paragraph" style:parent-style-name="Standard">
      <style:text-properties style:rfc-language-tag="ca-ES-valencia" fo:language="ca" fo:country="ES" officeooo:rsid="004d63f3" officeooo:paragraph-rsid="004d63f3"/>
    </style:style>
    <style:style style:name="P69" style:family="paragraph" style:parent-style-name="Standard">
      <style:text-properties style:rfc-language-tag="ca-ES-valencia" fo:language="ca" fo:country="ES" officeooo:rsid="00506910" officeooo:paragraph-rsid="00506910"/>
    </style:style>
    <style:style style:name="P70" style:family="paragraph" style:parent-style-name="Standard">
      <style:text-properties style:rfc-language-tag="ca-ES-valencia" fo:language="ca" fo:country="ES" officeooo:rsid="00521e3a" officeooo:paragraph-rsid="00521e3a"/>
    </style:style>
    <style:style style:name="P71" style:family="paragraph" style:parent-style-name="Standard">
      <style:text-properties style:rfc-language-tag="ca-ES-valencia" fo:language="ca" fo:country="ES" officeooo:rsid="0053844a" officeooo:paragraph-rsid="0053844a"/>
    </style:style>
    <style:style style:name="P72" style:family="paragraph" style:parent-style-name="Standard">
      <style:text-properties style:rfc-language-tag="ca-ES-valencia" fo:language="ca" fo:country="ES" officeooo:rsid="0053844a" officeooo:paragraph-rsid="0054c2b5"/>
    </style:style>
    <style:style style:name="P73" style:family="paragraph" style:parent-style-name="Standard">
      <style:text-properties style:rfc-language-tag="ca-ES-valencia" fo:language="ca" fo:country="ES" officeooo:rsid="0054c2b5" officeooo:paragraph-rsid="0054c2b5"/>
    </style:style>
    <style:style style:name="P74" style:family="paragraph" style:parent-style-name="Standard">
      <style:text-properties style:rfc-language-tag="ca-ES-valencia" fo:language="ca" fo:country="ES" officeooo:rsid="0056b1ab" officeooo:paragraph-rsid="0056b1ab"/>
    </style:style>
    <style:style style:name="P75" style:family="paragraph" style:parent-style-name="Standard">
      <style:text-properties style:rfc-language-tag="ca-ES-valencia" fo:language="ca" fo:country="ES" officeooo:rsid="00597bf5" officeooo:paragraph-rsid="00597bf5"/>
    </style:style>
    <style:style style:name="P76" style:family="paragraph" style:parent-style-name="Standard">
      <style:text-properties style:rfc-language-tag="ca-ES-valencia" fo:language="ca" fo:country="ES" officeooo:rsid="0059fb46" officeooo:paragraph-rsid="0059fb46"/>
    </style:style>
    <style:style style:name="P77" style:family="paragraph" style:parent-style-name="Standard">
      <style:text-properties style:rfc-language-tag="ca-ES-valencia" fo:language="ca" fo:country="ES" officeooo:rsid="0059fb46" officeooo:paragraph-rsid="005beed4"/>
    </style:style>
    <style:style style:name="P78" style:family="paragraph" style:parent-style-name="Standard">
      <style:text-properties style:rfc-language-tag="ca-ES-valencia" fo:language="ca" fo:country="ES" officeooo:rsid="005cb2df" officeooo:paragraph-rsid="005cb2df"/>
    </style:style>
    <style:style style:name="P79" style:family="paragraph" style:parent-style-name="Standard">
      <style:text-properties style:rfc-language-tag="ca-ES-valencia" fo:language="ca" fo:country="ES" style:text-underline-style="none" officeooo:rsid="00673d16" officeooo:paragraph-rsid="00673d16"/>
    </style:style>
    <style:style style:name="P80" style:family="paragraph" style:parent-style-name="Standard">
      <style:text-properties style:rfc-language-tag="ca-ES-valencia" fo:language="ca" fo:country="ES" style:text-underline-style="none" officeooo:rsid="0068f96c" officeooo:paragraph-rsid="006c16c8"/>
    </style:style>
    <style:style style:name="P81" style:family="paragraph" style:parent-style-name="Standard">
      <style:text-properties style:rfc-language-tag="ca-ES-valencia" fo:language="ca" fo:country="ES" style:text-underline-style="none" officeooo:rsid="006c16c8" officeooo:paragraph-rsid="006c16c8"/>
    </style:style>
    <style:style style:name="P82" style:family="paragraph" style:parent-style-name="Standard">
      <style:paragraph-properties fo:break-before="page"/>
      <style:text-properties style:rfc-language-tag="ca-ES-valencia" fo:language="ca" fo:country="ES" style:text-underline-style="none" officeooo:rsid="006c16c8" officeooo:paragraph-rsid="006c16c8"/>
    </style:style>
    <style:style style:name="P83" style:family="paragraph" style:parent-style-name="Standard">
      <style:text-properties style:rfc-language-tag="ca-ES-valencia" fo:language="ca" fo:country="ES" style:text-underline-style="none" officeooo:rsid="006f978b" officeooo:paragraph-rsid="00728d77"/>
    </style:style>
    <style:style style:name="P84" style:family="paragraph" style:parent-style-name="Standard">
      <style:text-properties style:rfc-language-tag="ca-ES-valencia" fo:language="ca" fo:country="ES" style:text-underline-style="none" officeooo:paragraph-rsid="006deb2c"/>
    </style:style>
    <style:style style:name="P85" style:family="paragraph" style:parent-style-name="Standard">
      <style:text-properties style:rfc-language-tag="ca-ES-valencia" fo:language="ca" fo:country="ES" style:text-underline-style="none" officeooo:rsid="0074cd31" officeooo:paragraph-rsid="0074cd31"/>
    </style:style>
    <style:style style:name="P86" style:family="paragraph" style:parent-style-name="Standard">
      <style:text-properties style:rfc-language-tag="ca-ES-valencia" fo:language="ca" fo:country="ES" style:text-underline-style="none" officeooo:rsid="007504a3" officeooo:paragraph-rsid="007504a3"/>
    </style:style>
    <style:style style:name="P87" style:family="paragraph" style:parent-style-name="Standard">
      <style:text-properties style:rfc-language-tag="ca-ES-valencia" fo:language="ca" fo:country="ES" style:text-underline-style="none" officeooo:rsid="007881e9" officeooo:paragraph-rsid="007881e9"/>
    </style:style>
    <style:style style:name="P88" style:family="paragraph" style:parent-style-name="Standard">
      <style:text-properties style:rfc-language-tag="ca-ES-valencia" fo:language="ca" fo:country="ES" style:text-underline-style="none" officeooo:rsid="007881e9" officeooo:paragraph-rsid="007c3324"/>
    </style:style>
    <style:style style:name="P89" style:family="paragraph" style:parent-style-name="Standard">
      <style:text-properties style:rfc-language-tag="ca-ES-valencia" fo:language="ca" fo:country="ES" style:text-underline-style="none" officeooo:rsid="0079e5d6" officeooo:paragraph-rsid="0079e5d6"/>
    </style:style>
    <style:style style:name="P90" style:family="paragraph" style:parent-style-name="Standard">
      <style:text-properties style:rfc-language-tag="ca-ES-valencia" fo:language="ca" fo:country="ES" style:text-underline-style="none" officeooo:rsid="007b6542" officeooo:paragraph-rsid="007b6542"/>
    </style:style>
    <style:style style:name="P91" style:family="paragraph" style:parent-style-name="Standard">
      <style:text-properties style:rfc-language-tag="ca-ES-valencia" fo:language="ca" fo:country="ES" style:text-underline-style="none" officeooo:rsid="007c3324" officeooo:paragraph-rsid="007c3324"/>
    </style:style>
    <style:style style:name="P92" style:family="paragraph" style:parent-style-name="Standard">
      <style:text-properties style:rfc-language-tag="ca-ES-valencia" fo:language="ca" fo:country="ES" style:text-underline-style="none" officeooo:rsid="007da334" officeooo:paragraph-rsid="007da334"/>
    </style:style>
    <style:style style:name="P93" style:family="paragraph" style:parent-style-name="Standard">
      <style:text-properties style:rfc-language-tag="ca-ES-valencia" fo:language="ca" fo:country="ES" style:text-underline-style="none" officeooo:rsid="00728d77" officeooo:paragraph-rsid="00728d77"/>
    </style:style>
    <style:style style:name="P94" style:family="paragraph" style:parent-style-name="Standard">
      <style:text-properties style:rfc-language-tag="ca-ES-valencia" fo:language="ca" fo:country="ES" style:text-underline-style="none" officeooo:rsid="00815868" officeooo:paragraph-rsid="00815868"/>
    </style:style>
    <style:style style:name="P95" style:family="paragraph" style:parent-style-name="Standard">
      <style:text-properties style:rfc-language-tag="ca-ES-valencia" fo:language="ca" fo:country="ES" officeooo:rsid="005face6" officeooo:paragraph-rsid="0060fe31"/>
    </style:style>
    <style:style style:name="P96" style:family="paragraph" style:parent-style-name="Standard">
      <style:text-properties style:rfc-language-tag="ca-ES-valencia" fo:language="ca" fo:country="ES" officeooo:rsid="0063eb9d" officeooo:paragraph-rsid="0063eb9d"/>
    </style:style>
    <style:style style:name="P97" style:family="paragraph" style:parent-style-name="Standard">
      <style:text-properties style:rfc-language-tag="ca-ES-valencia" fo:language="ca" fo:country="ES" officeooo:rsid="0063eb9d" officeooo:paragraph-rsid="006535d8"/>
    </style:style>
    <style:style style:name="P98" style:family="paragraph" style:parent-style-name="Standard">
      <style:text-properties style:rfc-language-tag="ca-ES-valencia" fo:language="ca" fo:country="ES" officeooo:paragraph-rsid="006535d8"/>
    </style:style>
    <style:style style:name="P99" style:family="paragraph" style:parent-style-name="Standard">
      <style:text-properties style:rfc-language-tag="ca-ES-valencia" fo:language="ca" fo:country="ES" officeooo:rsid="00737375" officeooo:paragraph-rsid="00737375"/>
    </style:style>
    <style:style style:name="P100" style:family="paragraph" style:parent-style-name="Standard">
      <style:text-properties style:rfc-language-tag="ca-ES-valencia" fo:language="ca" fo:country="ES" officeooo:rsid="0076bc7b" officeooo:paragraph-rsid="0076bc7b"/>
    </style:style>
    <style:style style:name="P101" style:family="paragraph" style:parent-style-name="Standard">
      <style:text-properties style:rfc-language-tag="ca-ES-valencia" fo:language="ca" fo:country="ES" officeooo:rsid="007efd2c" officeooo:paragraph-rsid="007efd2c"/>
    </style:style>
    <style:style style:name="P102" style:family="paragraph" style:parent-style-name="Standard">
      <style:text-properties style:rfc-language-tag="ca-ES-valencia" fo:language="ca" fo:country="ES" officeooo:rsid="007efd2c" officeooo:paragraph-rsid="0079e5d6"/>
    </style:style>
    <style:style style:name="P103" style:family="paragraph" style:parent-style-name="Standard">
      <style:text-properties style:rfc-language-tag="ca-ES-valencia" fo:language="ca" fo:country="ES" officeooo:rsid="00804a6e" officeooo:paragraph-rsid="00815868"/>
    </style:style>
    <style:style style:name="P104" style:family="paragraph" style:parent-style-name="Standard">
      <style:text-properties style:rfc-language-tag="ca-ES-valencia" fo:language="ca" fo:country="ES" officeooo:rsid="00815868" officeooo:paragraph-rsid="00815868"/>
    </style:style>
    <style:style style:name="P105" style:family="paragraph" style:parent-style-name="Standard">
      <style:text-properties style:rfc-language-tag="ca-ES-valencia" fo:language="ca" fo:country="ES" officeooo:rsid="006535d8" officeooo:paragraph-rsid="006535d8"/>
    </style:style>
    <style:style style:name="P106" style:family="paragraph" style:parent-style-name="Standard">
      <style:text-properties style:font-name="Rockwell" fo:font-size="24pt" style:rfc-language-tag="ca-ES-valencia" fo:language="ca" fo:country="ES" officeooo:rsid="00061846" officeooo:paragraph-rsid="00061846" style:font-size-asian="24pt" style:font-size-complex="24pt"/>
    </style:style>
    <style:style style:name="P107" style:family="paragraph" style:parent-style-name="Standard">
      <style:text-properties style:font-name="Arial" fo:font-size="16pt" style:rfc-language-tag="ca-ES-valencia" fo:language="ca" fo:country="ES" officeooo:rsid="0006d618" officeooo:paragraph-rsid="0006d618" style:font-size-asian="14pt" style:font-size-complex="16pt"/>
    </style:style>
    <style:style style:name="P108" style:family="paragraph" style:parent-style-name="Standard">
      <loext:graphic-properties draw:fill-gradient-name="gradient" draw:fill-hatch-name="hatch"/>
      <style:paragraph-properties fo:margin-top="0.6cm" fo:margin-bottom="0cm" style:contextual-spacing="false"/>
      <style:text-properties style:font-name="Liberation Serif" fo:font-size="24pt" style:rfc-language-tag="ca-ES-valencia" fo:language="ca" fo:country="ES" officeooo:rsid="00061846" officeooo:paragraph-rsid="0006d618" style:font-size-asian="24pt" style:font-size-complex="24pt"/>
    </style:style>
    <style:style style:name="P109" style:family="paragraph" style:parent-style-name="Standard">
      <style:paragraph-properties fo:break-before="page"/>
      <style:text-properties style:font-name="Liberation Serif" fo:font-size="12pt" style:rfc-language-tag="ca-ES-valencia" fo:language="ca" fo:country="ES" fo:font-weight="normal" officeooo:rsid="000b9555" officeooo:paragraph-rsid="000d6228" style:font-size-asian="12pt" style:font-weight-asian="normal" style:font-size-complex="12pt" style:font-weight-complex="normal"/>
    </style:style>
    <style:style style:name="P110" style:family="paragraph" style:parent-style-name="Standard">
      <style:text-properties style:font-name="Liberation Serif" fo:font-size="12pt" style:rfc-language-tag="ca-ES-valencia" fo:language="ca" fo:country="ES" fo:font-weight="normal" officeooo:rsid="000b9555" officeooo:paragraph-rsid="000b9555" style:font-size-asian="12pt" style:font-weight-asian="normal" style:font-size-complex="12pt" style:font-weight-complex="normal"/>
    </style:style>
    <style:style style:name="P111" style:family="paragraph" style:parent-style-name="Standard">
      <style:text-properties style:font-name="Liberation Serif" fo:font-size="12pt" style:rfc-language-tag="ca-ES-valencia" fo:language="ca" fo:country="ES" fo:font-weight="normal" officeooo:rsid="0009d668" officeooo:paragraph-rsid="0009d668" style:font-size-asian="12pt" style:font-weight-asian="normal" style:font-size-complex="12pt" style:font-weight-complex="normal"/>
    </style:style>
    <style:style style:name="P112" style:family="paragraph" style:parent-style-name="Standard">
      <style:text-properties style:font-name="Liberation Serif" fo:font-size="12pt" style:rfc-language-tag="ca-ES-valencia" fo:language="ca" fo:country="ES" fo:font-weight="normal" officeooo:rsid="0009d668" officeooo:paragraph-rsid="000b9555"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fo:font-size="9pt" style:rfc-language-tag="ca-ES-valencia" fo:language="ca" fo:country="ES" fo:font-style="italic" officeooo:rsid="00568249" officeooo:paragraph-rsid="00568249" style:font-size-asian="9pt" style:font-style-asian="italic" style:font-size-complex="9pt" style:font-style-complex="italic"/>
    </style:style>
    <style:style style:name="P114" style:family="paragraph" style:parent-style-name="Table_20_Contents">
      <style:paragraph-properties fo:text-align="center" style:justify-single-word="false"/>
      <style:text-properties fo:color="#ffffff" loext:opacity="100%" style:rfc-language-tag="ca-ES-valencia" fo:language="ca" fo:country="ES" fo:font-style="italic" officeooo:rsid="0055e6f3" officeooo:paragraph-rsid="0055e6f3" style:font-style-asian="italic" style:font-style-complex="italic"/>
    </style:style>
    <style:style style:name="P115" style:family="paragraph" style:parent-style-name="Standard">
      <style:text-properties style:text-position="0% 100%" style:rfc-language-tag="ca-ES-valencia" fo:language="ca" fo:country="ES" officeooo:rsid="005cb2df" officeooo:paragraph-rsid="005beed4"/>
    </style:style>
    <style:style style:name="P116" style:family="paragraph" style:parent-style-name="Standard">
      <style:text-properties style:text-position="0% 100%" style:rfc-language-tag="ca-ES-valencia" fo:language="ca" fo:country="ES" officeooo:rsid="005cb2df" officeooo:paragraph-rsid="005cb2df"/>
    </style:style>
    <style:style style:name="P117" style:family="paragraph" style:parent-style-name="Standard">
      <style:text-properties style:text-position="0% 100%" style:rfc-language-tag="ca-ES-valencia" fo:language="ca" fo:country="ES" officeooo:rsid="005dac05" officeooo:paragraph-rsid="005cb2df"/>
    </style:style>
    <style:style style:name="P118" style:family="paragraph" style:parent-style-name="Standard">
      <style:text-properties style:text-position="0% 100%" style:rfc-language-tag="ca-ES-valencia" fo:language="ca" fo:country="ES" officeooo:rsid="005dac05" officeooo:paragraph-rsid="005dac05"/>
    </style:style>
    <style:style style:name="P119" style:family="paragraph" style:parent-style-name="Standard">
      <style:text-properties style:text-position="0% 100%" style:rfc-language-tag="ca-ES-valencia" fo:language="ca" fo:country="ES" officeooo:rsid="005dfd8f" officeooo:paragraph-rsid="005dfd8f"/>
    </style:style>
    <style:style style:name="P120" style:family="paragraph" style:parent-style-name="Standard">
      <style:text-properties style:text-position="0% 100%" style:rfc-language-tag="ca-ES-valencia" fo:language="ca" fo:country="ES" officeooo:rsid="0063ebef" officeooo:paragraph-rsid="0063ebef"/>
    </style:style>
    <style:style style:name="P121" style:family="paragraph" style:parent-style-name="Standard">
      <style:text-properties style:text-position="0% 100%" style:rfc-language-tag="ca-ES-valencia" fo:language="ca" fo:country="ES" style:text-underline-style="none" officeooo:rsid="005dfd8f" officeooo:paragraph-rsid="0063ebef"/>
    </style:style>
    <style:style style:name="P122" style:family="paragraph" style:parent-style-name="Standard">
      <style:text-properties style:text-position="0% 100%" style:rfc-language-tag="ca-ES-valencia" fo:language="ca" fo:country="ES" officeooo:rsid="0060fe31" officeooo:paragraph-rsid="0060fe31"/>
    </style:style>
    <style:style style:name="P123" style:family="paragraph" style:parent-style-name="Standard">
      <style:text-properties style:text-position="0% 100%" style:rfc-language-tag="ca-ES-valencia" fo:language="ca" fo:country="ES" officeooo:rsid="006226dd" officeooo:paragraph-rsid="006226dd"/>
    </style:style>
    <style:style style:name="P124" style:family="paragraph" style:parent-style-name="Standard">
      <style:text-properties style:text-position="0% 100%" style:rfc-language-tag="ca-ES-valencia" fo:language="ca" fo:country="ES" officeooo:rsid="00601c88" officeooo:paragraph-rsid="005face6"/>
    </style:style>
    <style:style style:name="P125" style:family="paragraph" style:parent-style-name="Standard">
      <style:text-properties style:text-position="0% 100%" style:rfc-language-tag="ca-ES-valencia" fo:language="ca" fo:country="ES" officeooo:rsid="00601c88" officeooo:paragraph-rsid="00601c88"/>
    </style:style>
    <style:style style:name="P126" style:family="paragraph" style:parent-style-name="Standard">
      <style:text-properties style:text-position="0% 100%" style:rfc-language-tag="ca-ES-valencia" fo:language="ca" fo:country="ES" officeooo:rsid="00637474" officeooo:paragraph-rsid="00637474"/>
    </style:style>
    <style:style style:name="P127" style:family="paragraph" style:parent-style-name="Standard">
      <style:text-properties style:text-position="0% 100%" style:rfc-language-tag="ca-ES-valencia" fo:language="ca" fo:country="ES" officeooo:rsid="004b4fc8" officeooo:paragraph-rsid="0084b6c8" style:font-size-asian="10.5pt"/>
    </style:style>
    <style:style style:name="P128" style:family="paragraph" style:parent-style-name="Standard">
      <style:text-properties style:text-position="0% 100%" style:rfc-language-tag="ca-ES-valencia" fo:language="ca" fo:country="ES" officeooo:rsid="00528eec" officeooo:paragraph-rsid="0087011f" style:font-size-asian="10.5pt"/>
    </style:style>
    <style:style style:name="P129" style:family="paragraph" style:parent-style-name="Standard">
      <style:text-properties style:text-position="0% 100%" style:rfc-language-tag="ca-ES-valencia" fo:language="ca" fo:country="ES" officeooo:rsid="0090b1a3" officeooo:paragraph-rsid="0090b1a3" style:font-size-asian="10.5pt"/>
    </style:style>
    <style:style style:name="P130" style:family="paragraph" style:parent-style-name="Standard">
      <style:text-properties style:text-position="0% 100%" style:rfc-language-tag="ca-ES-valencia" fo:language="ca" fo:country="ES" officeooo:rsid="00917261" officeooo:paragraph-rsid="00917261" style:font-size-asian="10.5pt"/>
    </style:style>
    <style:style style:name="P131" style:family="paragraph" style:parent-style-name="Standard">
      <style:paragraph-properties fo:text-align="justify" style:justify-single-word="false"/>
      <style:text-properties style:text-position="0% 100%" style:rfc-language-tag="ca-ES-valencia" fo:language="ca" fo:country="ES" officeooo:rsid="004f8ccb" officeooo:paragraph-rsid="0096135a" style:font-size-asian="10.5pt"/>
    </style:style>
    <style:style style:name="P132" style:family="paragraph" style:parent-style-name="Standard">
      <style:paragraph-properties fo:text-align="justify" style:justify-single-word="false"/>
      <style:text-properties style:text-position="0% 100%" style:rfc-language-tag="ca-ES-valencia" fo:language="ca" fo:country="ES" officeooo:rsid="0096135a" officeooo:paragraph-rsid="009642fa" style:font-size-asian="10.5pt"/>
    </style:style>
    <style:style style:name="P133" style:family="paragraph" style:parent-style-name="Standard">
      <style:text-properties style:text-position="0% 100%" style:font-name="Liberation Serif" fo:font-size="12pt" officeooo:rsid="004bf125" officeooo:paragraph-rsid="0084b6c8" style:font-size-asian="12pt" style:font-size-complex="12pt"/>
    </style:style>
    <style:style style:name="P134" style:family="paragraph" style:parent-style-name="Standard">
      <style:text-properties style:text-position="0% 100%" style:font-name="Liberation Serif" fo:font-size="12pt" style:rfc-language-tag="ca-ES-valencia" fo:language="ca" fo:country="ES" style:text-underline-style="none" officeooo:rsid="0085eb2d" officeooo:paragraph-rsid="0085eb2d" style:font-size-asian="12pt" style:font-size-complex="12pt"/>
    </style:style>
    <style:style style:name="P135" style:family="paragraph" style:parent-style-name="Standard">
      <style:text-properties style:text-position="0% 100%" officeooo:rsid="00528eec" officeooo:paragraph-rsid="0087011f" style:font-size-asian="10.5pt"/>
    </style:style>
    <style:style style:name="P136" style:family="paragraph" style:parent-style-name="Standard">
      <style:text-properties style:text-position="0% 100%" officeooo:rsid="0052ab13" officeooo:paragraph-rsid="0089bb27" style:font-size-asian="10.5pt"/>
    </style:style>
    <style:style style:name="P137" style:family="paragraph" style:parent-style-name="Standard">
      <style:text-properties style:text-position="0% 100%" officeooo:rsid="008ad0e7" officeooo:paragraph-rsid="008ad0e7" style:font-size-asian="10.5pt"/>
    </style:style>
    <style:style style:name="P138" style:family="paragraph" style:parent-style-name="Standard">
      <style:text-properties style:text-position="0% 100%" officeooo:rsid="008c8acb" officeooo:paragraph-rsid="008c8acb" style:font-size-asian="10.5pt"/>
    </style:style>
    <style:style style:name="P139" style:family="paragraph" style:parent-style-name="Standard">
      <style:text-properties style:text-position="0% 100%" officeooo:rsid="008e722b" officeooo:paragraph-rsid="008e722b" style:font-size-asian="10.5pt"/>
    </style:style>
    <style:style style:name="P140" style:family="paragraph" style:parent-style-name="Standard">
      <style:text-properties style:text-position="0% 100%" style:text-underline-style="none" fo:font-weight="normal" officeooo:rsid="00124728" officeooo:paragraph-rsid="0087011f" style:font-size-asian="10.5pt" style:font-weight-asian="normal" style:font-weight-complex="normal"/>
    </style:style>
    <style:style style:name="P141" style:family="paragraph" style:parent-style-name="Standard">
      <style:text-properties style:text-position="0% 100%" officeooo:rsid="0087011f" officeooo:paragraph-rsid="0087011f" style:font-size-asian="12pt"/>
    </style:style>
    <style:style style:name="P142" style:family="paragraph" style:parent-style-name="Caption">
      <style:paragraph-properties fo:text-align="center" style:justify-single-word="false"/>
    </style:style>
    <style:style style:name="P143" style:family="paragraph" style:parent-style-name="Standard">
      <style:text-properties style:text-position="0% 100%" style:font-name="Liberation Serif" fo:font-size="12pt" style:rfc-language-tag="ca-ES-valencia" fo:language="ca" fo:country="ES" officeooo:rsid="0051835b" officeooo:paragraph-rsid="0084b6c8" style:font-size-asian="10.5pt" style:font-size-complex="12pt"/>
    </style:style>
    <style:style style:name="P144" style:family="paragraph" style:parent-style-name="Standard">
      <style:text-properties style:text-position="0% 100%" style:font-name="Liberation Serif" fo:font-size="12pt" style:rfc-language-tag="ca-ES-valencia" fo:language="ca" fo:country="ES" officeooo:rsid="004bf125" officeooo:paragraph-rsid="0087011f" style:font-size-asian="12pt" style:font-size-complex="12pt"/>
    </style:style>
    <style:style style:name="P145" style:family="paragraph" style:parent-style-name="Standard">
      <style:paragraph-properties fo:break-before="page"/>
      <style:text-properties style:text-position="0% 100%" style:font-name="Liberation Serif" fo:font-size="12pt" style:rfc-language-tag="ca-ES-valencia" fo:language="ca" fo:country="ES" officeooo:rsid="004bf125" officeooo:paragraph-rsid="0087011f" style:font-size-asian="12pt" style:font-size-complex="12pt"/>
    </style:style>
    <style:style style:name="P146" style:family="paragraph" style:parent-style-name="Standard">
      <style:text-properties style:text-position="0% 100%" style:font-name="Liberation Serif" fo:font-size="12pt" style:rfc-language-tag="ca-ES-valencia" fo:language="ca" fo:country="ES" officeooo:rsid="004bf125" officeooo:paragraph-rsid="0089bb27" style:font-size-asian="12pt" style:font-size-complex="12pt"/>
    </style:style>
    <style:style style:name="P147" style:family="paragraph" style:parent-style-name="Standard">
      <style:text-properties style:text-position="0% 100%" style:font-name="Liberation Serif" fo:font-size="12pt" style:rfc-language-tag="ca-ES-valencia" fo:language="ca" fo:country="ES" officeooo:rsid="008ad0e7" officeooo:paragraph-rsid="008ad0e7" style:font-size-asian="12pt" style:font-size-complex="12pt"/>
    </style:style>
    <style:style style:name="P148" style:family="paragraph" style:parent-style-name="Standard">
      <style:text-properties style:text-position="0% 100%" style:font-name="Liberation Serif" fo:font-size="12pt" style:rfc-language-tag="ca-ES-valencia" fo:language="ca" fo:country="ES" officeooo:rsid="00917261" officeooo:paragraph-rsid="00917261" style:font-size-asian="12pt" style:font-size-complex="12pt"/>
    </style:style>
    <style:style style:name="P149" style:family="paragraph" style:parent-style-name="Standard">
      <style:text-properties style:text-position="0% 100%" style:font-name="Liberation Serif" fo:font-size="12pt" style:rfc-language-tag="ca-ES-valencia" fo:language="ca" fo:country="ES" officeooo:rsid="0092688e" officeooo:paragraph-rsid="0092688e" style:font-size-asian="12pt" style:font-size-complex="12pt"/>
    </style:style>
    <style:style style:name="P150" style:family="paragraph" style:parent-style-name="Standard">
      <style:text-properties style:text-position="0% 100%" style:font-name="Liberation Serif" fo:font-size="12pt" style:rfc-language-tag="ca-ES-valencia" fo:language="ca" fo:country="ES" officeooo:rsid="0092c15e" officeooo:paragraph-rsid="0092c15e" style:font-size-asian="12pt" style:font-size-complex="12pt"/>
    </style:style>
    <style:style style:name="P151" style:family="paragraph" style:parent-style-name="Standard">
      <style:text-properties style:text-position="0% 100%" style:font-name="Liberation Serif" fo:font-size="12pt" style:rfc-language-tag="ca-ES-valencia" fo:language="ca" fo:country="ES" officeooo:rsid="0090b1a3" officeooo:paragraph-rsid="0090b1a3" style:font-size-asian="12pt" style:font-size-complex="12pt"/>
    </style:style>
    <style:style style:name="P152" style:family="paragraph" style:parent-style-name="Standard">
      <style:paragraph-properties fo:break-before="page"/>
      <style:text-properties style:text-position="0% 100%" style:font-name="Liberation Serif" fo:font-size="12pt" style:rfc-language-tag="ca-ES-valencia" fo:language="ca" fo:country="ES" officeooo:rsid="0090b1a3" officeooo:paragraph-rsid="0090b1a3" style:font-size-asian="12pt" style:font-size-complex="12pt"/>
    </style:style>
    <style:style style:name="P153" style:family="paragraph" style:parent-style-name="Standard">
      <style:text-properties style:text-position="0% 100%" style:font-name="Liberation Serif" fo:font-size="12pt" style:rfc-language-tag="ca-ES-valencia" fo:language="ca" fo:country="ES" officeooo:rsid="00941853" officeooo:paragraph-rsid="00941853" style:font-size-asian="12pt" style:font-size-complex="12pt"/>
    </style:style>
    <style:style style:name="P154" style:family="paragraph" style:parent-style-name="Standard">
      <style:paragraph-properties fo:text-align="justify" style:justify-single-word="false"/>
      <style:text-properties style:text-position="0% 100%" style:font-name="Liberation Serif" fo:font-size="12pt" style:rfc-language-tag="ca-ES-valencia" fo:language="ca" fo:country="ES" officeooo:rsid="0096135a" officeooo:paragraph-rsid="0096135a" style:font-size-asian="12pt" style:font-size-complex="12pt"/>
    </style:style>
    <style:style style:name="P155" style:family="paragraph" style:parent-style-name="Standard">
      <style:paragraph-properties fo:text-align="justify" style:justify-single-word="false"/>
      <style:text-properties style:text-position="0% 100%" style:font-name="Liberation Serif" fo:font-size="12pt" style:rfc-language-tag="ca-ES-valencia" fo:language="ca" fo:country="ES" officeooo:rsid="009642fa" officeooo:paragraph-rsid="009642fa" style:font-size-asian="12pt" style:font-size-complex="12pt"/>
    </style:style>
    <style:style style:name="P156" style:family="paragraph" style:parent-style-name="Standard">
      <style:text-properties style:text-position="0% 100%" style:font-name="Liberation Serif" fo:font-size="12pt" style:rfc-language-tag="ca-ES-valencia" fo:language="ca" fo:country="ES" officeooo:rsid="0097b3fe" officeooo:paragraph-rsid="0097b3fe" style:font-size-asian="12pt" style:font-size-complex="12pt"/>
    </style:style>
    <style:style style:name="P157" style:family="paragraph" style:parent-style-name="Standard">
      <style:text-properties style:text-position="0% 100%" style:font-name="Liberation Serif" fo:font-size="12pt" style:rfc-language-tag="ca-ES-valencia" fo:language="ca" fo:country="ES" officeooo:rsid="0097b3fe" officeooo:paragraph-rsid="0097c4d7" style:font-size-asian="12pt" style:font-size-complex="12pt"/>
    </style:style>
    <style:style style:name="P158" style:family="paragraph" style:parent-style-name="Standard">
      <style:text-properties style:text-position="0% 100%" style:font-name="Liberation Serif" fo:font-size="12pt" style:rfc-language-tag="ca-ES-valencia" fo:language="ca" fo:country="ES" officeooo:rsid="009ace57" officeooo:paragraph-rsid="009ace57" style:font-size-asian="12pt" style:font-size-complex="12pt"/>
    </style:style>
    <style:style style:name="P159" style:family="paragraph" style:parent-style-name="Standard">
      <style:text-properties style:text-position="0% 100%" style:font-name="Liberation Serif" fo:font-size="12pt" style:rfc-language-tag="ca-ES-valencia" fo:language="ca" fo:country="ES" officeooo:rsid="009c2176" officeooo:paragraph-rsid="009c2176" style:font-size-asian="12pt" style:font-size-complex="12pt"/>
    </style:style>
    <style:style style:name="P160" style:family="paragraph" style:parent-style-name="Standard">
      <style:text-properties style:text-position="0% 100%" style:font-name="Liberation Serif" fo:font-size="24pt" style:rfc-language-tag="ca-ES-valencia" fo:language="ca" fo:country="ES" officeooo:rsid="00061846" officeooo:paragraph-rsid="009ace57" style:font-size-asian="24pt" style:font-size-complex="24pt"/>
    </style:style>
    <style:style style:name="P161" style:family="paragraph" style:parent-style-name="Standard">
      <loext:graphic-properties draw:fill-gradient-name="gradient" draw:fill-hatch-name="hatch"/>
      <style:paragraph-properties fo:margin-top="0.6cm" fo:margin-bottom="0cm" style:contextual-spacing="false"/>
      <style:text-properties style:text-position="0% 100%" style:font-name="Liberation Serif" fo:font-size="24pt" style:rfc-language-tag="ca-ES-valencia" fo:language="ca" fo:country="ES" officeooo:rsid="00061846" officeooo:paragraph-rsid="009c2176" style:font-size-asian="24pt" style:font-size-complex="24pt"/>
    </style:style>
    <style:style style:name="P162" style:family="paragraph" style:parent-style-name="Standard">
      <style:text-properties style:rfc-language-tag="ca-ES-valencia" fo:language="ca" fo:country="ES"/>
    </style:style>
    <style:style style:name="P163" style:family="paragraph" style:parent-style-name="Standard">
      <style:text-properties style:font-name="Arial" fo:font-size="16pt" style:rfc-language-tag="ca-ES-valencia" fo:language="ca" fo:country="ES" officeooo:rsid="0006d618" officeooo:paragraph-rsid="009c2176" style:font-size-asian="14pt" style:font-size-complex="16pt"/>
    </style:style>
    <style:style style:name="P164" style:family="paragraph" style:parent-style-name="Standard">
      <style:text-properties style:font-name="Arial" fo:font-size="16pt" style:rfc-language-tag="ca-ES-valencia" fo:language="ca" fo:country="ES" fo:font-weight="bold" officeooo:rsid="0006d618" officeooo:paragraph-rsid="009c2176" style:font-size-asian="14pt" style:font-weight-asian="bold" style:font-size-complex="16pt" style:font-weight-complex="bold"/>
    </style:style>
    <style:style style:name="P165" style:family="paragraph" style:parent-style-name="Standard">
      <style:text-properties style:font-name="Liberation Serif" fo:font-size="16pt" style:rfc-language-tag="ca-ES-valencia" fo:language="ca" fo:country="ES" fo:font-weight="bold" officeooo:rsid="0009d668" officeooo:paragraph-rsid="00061846" style:font-size-asian="14pt" style:font-weight-asian="bold" style:font-size-complex="16pt" style:font-weight-complex="bold"/>
    </style:style>
    <style:style style:name="P166" style:family="paragraph">
      <style:paragraph-properties>
        <style:tab-stops>
          <style:tab-stop style:position="4.498cm" style:type="right"/>
          <style:tab-stop style:position="5.997cm"/>
        </style:tab-stops>
      </style:paragraph-properties>
      <style:text-properties style:font-name="Arial" fo:font-size="16pt" style:rfc-language-tag="ca-ES-valencia" fo:language="ca" fo:country="ES" style:font-size-asian="16pt" style:font-size-complex="16pt"/>
    </style:style>
    <style:style style:name="P167" style:family="paragraph" style:parent-style-name="Standard">
      <style:text-properties officeooo:rsid="009fa1cc" officeooo:paragraph-rsid="009fa1cc"/>
    </style:style>
    <style:style style:name="P168" style:family="paragraph" style:parent-style-name="Standard">
      <style:text-properties officeooo:rsid="0008bd54" officeooo:paragraph-rsid="009fa1cc"/>
    </style:style>
    <style:style style:name="P169" style:family="paragraph" style:parent-style-name="Standard">
      <style:text-properties officeooo:rsid="0008bd54" officeooo:paragraph-rsid="00a37d66"/>
    </style:style>
    <style:style style:name="P170" style:family="paragraph" style:parent-style-name="Standard">
      <style:paragraph-properties fo:orphans="0" fo:widows="0" fo:keep-with-next="auto"/>
      <style:text-properties officeooo:paragraph-rsid="00a3bb6e"/>
    </style:style>
    <style:style style:name="P171" style:family="paragraph" style:parent-style-name="Standard">
      <style:paragraph-properties fo:orphans="0" fo:widows="0"/>
      <style:text-properties officeooo:paragraph-rsid="00a3bb6e"/>
    </style:style>
    <style:style style:name="P172" style:family="paragraph" style:parent-style-name="Standard">
      <style:paragraph-properties fo:orphans="0" fo:widows="0" fo:keep-with-next="auto"/>
      <style:text-properties officeooo:rsid="0071d1dd" officeooo:paragraph-rsid="00a3bb6e"/>
    </style:style>
    <style:style style:name="P173" style:family="paragraph" style:parent-style-name="Standard">
      <style:paragraph-properties fo:orphans="0" fo:widows="0"/>
      <style:text-properties officeooo:rsid="0071d1dd" officeooo:paragraph-rsid="00a3bb6e"/>
    </style:style>
    <style:style style:name="P174" style:family="paragraph" style:parent-style-name="Standard">
      <style:paragraph-properties fo:orphans="0" fo:widows="0" fo:keep-with-next="auto"/>
      <style:text-properties officeooo:rsid="0071d1dd" officeooo:paragraph-rsid="00a57c8e"/>
    </style:style>
    <style:style style:name="P175" style:family="paragraph" style:parent-style-name="Standard">
      <style:paragraph-properties fo:orphans="0" fo:widows="0" fo:keep-with-next="auto"/>
      <style:text-properties officeooo:rsid="006dc0cf" officeooo:paragraph-rsid="00a3bb6e"/>
    </style:style>
    <style:style style:name="P176" style:family="paragraph" style:parent-style-name="Table_20_Contents">
      <style:paragraph-properties fo:text-align="center" style:justify-single-word="false"/>
      <style:text-properties style:font-name="Liberation Serif" fo:font-size="10.5pt" fo:font-style="italic" fo:font-weight="bold" officeooo:rsid="0097c4d7" officeooo:paragraph-rsid="0097c4d7" style:font-size-asian="10.5pt" style:font-style-asian="italic" style:font-weight-asian="bold" style:font-size-complex="10.5pt" style:font-style-complex="italic" style:font-weight-complex="bold"/>
    </style:style>
    <style:style style:name="P177" style:family="paragraph" style:parent-style-name="Table_20_Contents">
      <style:paragraph-properties fo:text-align="center" style:justify-single-word="false"/>
      <style:text-properties style:font-name="Liberation Serif" fo:font-size="10.5pt" fo:font-style="italic" officeooo:rsid="0097c4d7" officeooo:paragraph-rsid="0097c4d7" style:font-size-asian="10.5pt" style:font-style-asian="italic" style:font-size-complex="10.5pt" style:font-style-complex="italic"/>
    </style:style>
    <style:style style:name="P178" style:family="paragraph" style:parent-style-name="Table_20_Contents">
      <style:paragraph-properties fo:text-align="center" style:justify-single-word="false"/>
      <style:text-properties style:font-name="Bahnschrift SemiBold" fo:font-size="10.5pt" style:rfc-language-tag="ca-ES-valencia" fo:language="ca" fo:country="ES" fo:font-weight="normal" officeooo:rsid="0002dcc3" officeooo:paragraph-rsid="0097c4d7" style:font-size-asian="10.5pt" style:font-weight-asian="normal" style:font-size-complex="10.5pt" style:font-weight-complex="normal"/>
    </style:style>
    <style:style style:name="P179" style:family="paragraph" style:parent-style-name="Table_20_Contents">
      <style:paragraph-properties fo:text-align="center" style:justify-single-word="false"/>
      <style:text-properties fo:font-size="10.5pt" style:rfc-language-tag="ca-ES-valencia" fo:language="ca" fo:country="ES" fo:font-style="italic" officeooo:rsid="0002dcc3" officeooo:paragraph-rsid="0097c4d7" style:font-size-asian="10.5pt" style:font-style-asian="italic" style:font-size-complex="10.5pt" style:font-style-complex="italic"/>
    </style:style>
    <style:style style:name="T1" style:family="text">
      <style:text-properties style:font-name="Arial" fo:font-size="16pt" officeooo:rsid="0006d618" style:font-size-asian="14pt" style:font-size-complex="16pt"/>
    </style:style>
    <style:style style:name="T2" style:family="text">
      <style:text-properties style:font-name="Arial" fo:font-size="16pt" fo:font-style="italic" officeooo:rsid="0006d618" style:font-size-asian="14pt" style:font-style-asian="italic" style:font-size-complex="16pt" style:font-style-complex="italic"/>
    </style:style>
    <style:style style:name="T3" style:family="text">
      <style:text-properties style:font-name="Arial" fo:font-size="16pt" fo:font-style="italic" officeooo:rsid="009ace57" style:font-size-asian="14pt" style:font-style-asian="italic" style:font-size-complex="16pt" style:font-style-complex="italic"/>
    </style:style>
    <style:style style:name="T4" style:family="text">
      <style:text-properties style:text-position="sub 58%"/>
    </style:style>
    <style:style style:name="T5" style:family="text">
      <style:text-properties style:text-position="sub 58%" style:font-name="Arial" fo:font-size="16pt" officeooo:rsid="0006d618" style:font-size-asian="14pt" style:font-size-complex="16pt"/>
    </style:style>
    <style:style style:name="T6" style:family="text">
      <style:text-properties style:text-position="sub 58%" style:font-name="Arial" fo:font-size="16pt" officeooo:rsid="009ace57" style:font-size-asian="14pt" style:font-size-complex="16pt"/>
    </style:style>
    <style:style style:name="T7" style:family="text">
      <style:text-properties style:text-position="sub 58%" officeooo:rsid="000b9555"/>
    </style:style>
    <style:style style:name="T8" style:family="text">
      <style:text-properties style:text-position="sub 58%" officeooo:rsid="005beed4"/>
    </style:style>
    <style:style style:name="T9" style:family="text">
      <style:text-properties style:text-position="sub 58%" officeooo:rsid="009e1675"/>
    </style:style>
    <style:style style:name="T10" style:family="text">
      <style:text-properties style:text-position="0% 100%"/>
    </style:style>
    <style:style style:name="T11" style:family="text">
      <style:text-properties style:text-position="0% 100%" style:font-name="Arial" fo:font-size="16pt" officeooo:rsid="0006d618" style:font-size-asian="14pt" style:font-size-complex="16pt"/>
    </style:style>
    <style:style style:name="T12" style:family="text">
      <style:text-properties style:text-position="0% 100%" style:font-name="Arial" fo:font-size="16pt" fo:font-style="italic" officeooo:rsid="0006d618" style:font-size-asian="14pt" style:font-style-asian="italic" style:font-size-complex="16pt" style:font-style-complex="italic"/>
    </style:style>
    <style:style style:name="T13" style:family="text">
      <style:text-properties style:text-position="0% 100%" officeooo:rsid="001387b0"/>
    </style:style>
    <style:style style:name="T14" style:family="text">
      <style:text-properties style:text-position="0% 100%" officeooo:rsid="005beed4"/>
    </style:style>
    <style:style style:name="T15" style:family="text">
      <style:text-properties style:text-position="0% 100%" officeooo:rsid="005cb2df"/>
    </style:style>
    <style:style style:name="T16" style:family="text">
      <style:text-properties style:text-position="0% 100%" officeooo:rsid="005dac05"/>
    </style:style>
    <style:style style:name="T17" style:family="text">
      <style:text-properties style:text-position="0% 100%" officeooo:rsid="00601c88"/>
    </style:style>
    <style:style style:name="T18" style:family="text">
      <style:text-properties style:text-position="0% 100%" officeooo:rsid="0060fe31"/>
    </style:style>
    <style:style style:name="T19" style:family="text">
      <style:text-properties fo:font-style="italic" style:font-style-asian="italic" style:font-style-complex="italic"/>
    </style:style>
    <style:style style:name="T20" style:family="text">
      <style:text-properties fo:font-style="italic" officeooo:rsid="009ace57" style:font-style-asian="italic" style:font-style-complex="italic"/>
    </style:style>
    <style:style style:name="T21" style:family="text">
      <style:text-properties officeooo:rsid="000b9555"/>
    </style:style>
    <style:style style:name="T22" style:family="text">
      <style:text-properties officeooo:rsid="000bc1c2"/>
    </style:style>
    <style:style style:name="T23" style:family="text">
      <style:text-properties officeooo:rsid="000cceb2"/>
    </style:style>
    <style:style style:name="T24" style:family="text">
      <style:text-properties officeooo:rsid="000cf2e7"/>
    </style:style>
    <style:style style:name="T25" style:family="text">
      <style:text-properties officeooo:rsid="000d6228"/>
    </style:style>
    <style:style style:name="T26" style:family="text">
      <style:text-properties officeooo:rsid="000ea9b2"/>
    </style:style>
    <style:style style:name="T27" style:family="text">
      <style:text-properties officeooo:rsid="000fc6ce"/>
    </style:style>
    <style:style style:name="T28" style:family="text">
      <style:text-properties officeooo:rsid="00110cb3"/>
    </style:style>
    <style:style style:name="T29" style:family="text">
      <style:text-properties style:text-position="super 58%"/>
    </style:style>
    <style:style style:name="T30" style:family="text">
      <style:text-properties style:text-position="super 58%" officeooo:rsid="001387b0"/>
    </style:style>
    <style:style style:name="T31" style:family="text">
      <style:text-properties officeooo:rsid="0011e6cd"/>
    </style:style>
    <style:style style:name="T32" style:family="text">
      <style:text-properties officeooo:rsid="00123263"/>
    </style:style>
    <style:style style:name="T33" style:family="text">
      <style:text-properties officeooo:rsid="00125031"/>
    </style:style>
    <style:style style:name="T34" style:family="text">
      <style:text-properties officeooo:rsid="001387b0"/>
    </style:style>
    <style:style style:name="T35" style:family="text">
      <style:text-properties officeooo:rsid="00146305"/>
    </style:style>
    <style:style style:name="T36" style:family="text">
      <style:text-properties officeooo:rsid="00146fd5"/>
    </style:style>
    <style:style style:name="T37" style:family="text">
      <style:text-properties officeooo:rsid="00158ac7"/>
    </style:style>
    <style:style style:name="T38" style:family="text">
      <style:text-properties officeooo:rsid="0017d169"/>
    </style:style>
    <style:style style:name="T39" style:family="text">
      <style:text-properties officeooo:rsid="001cc9ca"/>
    </style:style>
    <style:style style:name="T40" style:family="text">
      <style:text-properties officeooo:rsid="001fd196"/>
    </style:style>
    <style:style style:name="T41" style:family="text">
      <style:text-properties officeooo:rsid="0022599e"/>
    </style:style>
    <style:style style:name="T42" style:family="text">
      <style:text-properties officeooo:rsid="0023fa06"/>
    </style:style>
    <style:style style:name="T43" style:family="text">
      <style:text-properties officeooo:rsid="002914b1"/>
    </style:style>
    <style:style style:name="T44" style:family="text">
      <style:text-properties officeooo:rsid="0029f1ea"/>
    </style:style>
    <style:style style:name="T45" style:family="text">
      <style:text-properties officeooo:rsid="001788c3"/>
    </style:style>
    <style:style style:name="T46" style:family="text">
      <style:text-properties officeooo:rsid="002b43b2"/>
    </style:style>
    <style:style style:name="T47" style:family="text">
      <style:text-properties officeooo:rsid="002ba93b"/>
    </style:style>
    <style:style style:name="T48" style:family="text">
      <style:text-properties officeooo:rsid="002ed78a"/>
    </style:style>
    <style:style style:name="T49" style:family="text">
      <style:text-properties officeooo:rsid="0033292d"/>
    </style:style>
    <style:style style:name="T50" style:family="text">
      <style:text-properties officeooo:rsid="003480be"/>
    </style:style>
    <style:style style:name="T51" style:family="text">
      <style:text-properties officeooo:rsid="0035e8e6"/>
    </style:style>
    <style:style style:name="T52" style:family="text">
      <style:text-properties officeooo:rsid="00367c7b"/>
    </style:style>
    <style:style style:name="T53" style:family="text">
      <style:text-properties officeooo:rsid="00330625"/>
    </style:style>
    <style:style style:name="T54" style:family="text">
      <style:text-properties style:rfc-language-tag="ca-ES-valencia" fo:language="ca" fo:country="ES"/>
    </style:style>
    <style:style style:name="T55" style:family="text">
      <style:text-properties officeooo:rsid="003ca043"/>
    </style:style>
    <style:style style:name="T56" style:family="text">
      <style:text-properties officeooo:rsid="003e6a39"/>
    </style:style>
    <style:style style:name="T57" style:family="text">
      <style:text-properties officeooo:rsid="003f0001"/>
    </style:style>
    <style:style style:name="T58" style:family="text">
      <style:text-properties officeooo:rsid="00409c4f"/>
    </style:style>
    <style:style style:name="T59" style:family="text">
      <style:text-properties officeooo:rsid="00427b31"/>
    </style:style>
    <style:style style:name="T60" style:family="text">
      <style:text-properties officeooo:rsid="0047dc5a"/>
    </style:style>
    <style:style style:name="T61" style:family="text">
      <style:text-properties officeooo:rsid="00497d84"/>
    </style:style>
    <style:style style:name="T62" style:family="text">
      <style:text-properties officeooo:rsid="0025f197"/>
    </style:style>
    <style:style style:name="T63" style:family="text">
      <style:text-properties officeooo:rsid="0049854e"/>
    </style:style>
    <style:style style:name="T64" style:family="text">
      <style:text-properties officeooo:rsid="0049d6e6"/>
    </style:style>
    <style:style style:name="T65" style:family="text">
      <style:text-properties officeooo:rsid="004d63f3"/>
    </style:style>
    <style:style style:name="T66" style:family="text">
      <style:text-properties officeooo:rsid="004e38eb"/>
    </style:style>
    <style:style style:name="T67" style:family="text">
      <style:text-properties officeooo:rsid="004f4ce6"/>
    </style:style>
    <style:style style:name="T68" style:family="text">
      <style:text-properties officeooo:rsid="0054c2b5"/>
    </style:style>
    <style:style style:name="T69" style:family="text">
      <style:text-properties officeooo:rsid="00572ab7"/>
    </style:style>
    <style:style style:name="T70" style:family="text">
      <style:text-properties officeooo:rsid="005beed4"/>
    </style:style>
    <style:style style:name="T71" style:family="text">
      <style:text-properties officeooo:rsid="0063ebef"/>
    </style:style>
    <style:style style:name="T72" style:family="text">
      <style:text-properties officeooo:rsid="006535d8"/>
    </style:style>
    <style:style style:name="T73" style:family="text">
      <style:text-properties officeooo:rsid="006a3d73"/>
    </style:style>
    <style:style style:name="T74" style:family="text">
      <style:text-properties officeooo:rsid="006b2c9d"/>
    </style:style>
    <style:style style:name="T75" style:family="text">
      <style:text-properties officeooo:rsid="006c16c8"/>
    </style:style>
    <style:style style:name="T76" style:family="text">
      <style:text-properties officeooo:rsid="006deb2c"/>
    </style:style>
    <style:style style:name="T77" style:family="text">
      <style:text-properties officeooo:rsid="006f32dc"/>
    </style:style>
    <style:style style:name="T78" style:family="text">
      <style:text-properties officeooo:rsid="006f978b"/>
    </style:style>
    <style:style style:name="T79" style:family="text">
      <style:text-properties officeooo:rsid="0070ec1f"/>
    </style:style>
    <style:style style:name="T80" style:family="text">
      <style:text-properties officeooo:rsid="00728d77"/>
    </style:style>
    <style:style style:name="T81" style:family="text">
      <style:text-properties officeooo:rsid="007504a3"/>
    </style:style>
    <style:style style:name="T82" style:family="text">
      <style:text-properties officeooo:rsid="007881e9"/>
    </style:style>
    <style:style style:name="T83" style:family="text">
      <style:text-properties officeooo:rsid="0079e5d6"/>
    </style:style>
    <style:style style:name="T84" style:family="text">
      <style:text-properties officeooo:rsid="007b6542"/>
    </style:style>
    <style:style style:name="T85" style:family="text">
      <style:text-properties officeooo:rsid="007e4989"/>
    </style:style>
    <style:style style:name="T86" style:family="text">
      <style:text-properties officeooo:rsid="00804a6e"/>
    </style:style>
    <style:style style:name="T87" style:family="text">
      <style:text-properties officeooo:rsid="0080cd11"/>
    </style:style>
    <style:style style:name="T88" style:family="text">
      <style:text-properties officeooo:rsid="00815868"/>
    </style:style>
    <style:style style:name="T89" style:family="text">
      <style:text-properties officeooo:rsid="008231a9"/>
    </style:style>
    <style:style style:name="T90" style:family="text">
      <style:text-properties officeooo:rsid="00622b3b"/>
    </style:style>
    <style:style style:name="T91" style:family="text">
      <style:text-properties officeooo:rsid="004bf125"/>
    </style:style>
    <style:style style:name="T92" style:family="text">
      <style:text-properties officeooo:rsid="0084b6c8"/>
    </style:style>
    <style:style style:name="T93" style:family="text">
      <style:text-properties officeooo:rsid="005bffbf"/>
    </style:style>
    <style:style style:name="T94" style:family="text">
      <style:text-properties officeooo:rsid="00658346"/>
    </style:style>
    <style:style style:name="T95" style:family="text">
      <style:text-properties style:font-size-asian="10.5pt"/>
    </style:style>
    <style:style style:name="T96" style:family="text">
      <style:text-properties officeooo:rsid="0051835b" style:font-size-asian="10.5pt"/>
    </style:style>
    <style:style style:name="T97" style:family="text">
      <style:text-properties officeooo:rsid="00528eec" style:font-size-asian="10.5pt"/>
    </style:style>
    <style:style style:name="T98" style:family="text">
      <style:text-properties officeooo:rsid="00658346" style:font-size-asian="10.5pt"/>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4bf125" style:font-size-asian="12pt" style:font-size-complex="12pt"/>
    </style:style>
    <style:style style:name="T101" style:family="text">
      <style:text-properties style:font-name="Liberation Serif" fo:font-size="12pt" officeooo:rsid="009199ed" style:font-size-asian="12pt" style:font-size-complex="12pt"/>
    </style:style>
    <style:style style:name="T102" style:family="text">
      <style:text-properties style:font-name="Liberation Serif" fo:font-size="12pt" officeooo:rsid="00924e1b" style:font-size-asian="12pt" style:font-size-complex="12pt"/>
    </style:style>
    <style:style style:name="T103" style:family="text">
      <style:text-properties style:font-name="Liberation Serif" fo:font-size="12pt" officeooo:rsid="0055c844" style:font-size-asian="12pt" style:font-size-complex="12pt"/>
    </style:style>
    <style:style style:name="T104" style:family="text">
      <style:text-properties style:font-name="Liberation Serif" fo:font-size="12pt" officeooo:rsid="0096135a" style:font-size-asian="12pt" style:font-size-complex="12pt"/>
    </style:style>
    <style:style style:name="T105" style:family="text">
      <style:text-properties style:font-name="Liberation Serif" fo:font-size="12pt" officeooo:rsid="009642fa" style:font-size-asian="12pt" style:font-size-complex="12pt"/>
    </style:style>
    <style:style style:name="T106" style:family="text">
      <style:text-properties style:font-name="Liberation Serif" fo:font-size="12pt" style:rfc-language-tag="ca-ES-valencia" fo:language="ca" fo:country="ES" style:font-size-asian="10.5pt" style:font-size-complex="12pt"/>
    </style:style>
    <style:style style:name="T107" style:family="text">
      <style:text-properties style:text-underline-style="none" fo:font-weight="normal" officeooo:rsid="00124728" style:font-size-asian="10.5pt" style:font-weight-asian="normal" style:font-weight-complex="normal"/>
    </style:style>
    <style:style style:name="T108" style:family="text">
      <style:text-properties officeooo:rsid="00665e41"/>
    </style:style>
    <style:style style:name="T109" style:family="text">
      <style:text-properties officeooo:rsid="008867dd"/>
    </style:style>
    <style:style style:name="T110" style:family="text">
      <style:text-properties officeooo:rsid="008c8acb"/>
    </style:style>
    <style:style style:name="T111" style:family="text">
      <style:text-properties officeooo:rsid="008e722b"/>
    </style:style>
    <style:style style:name="T112" style:family="text">
      <style:text-properties officeooo:rsid="0097c4d7"/>
    </style:style>
    <style:style style:name="T113" style:family="text">
      <style:text-properties officeooo:rsid="009941b5"/>
    </style:style>
    <style:style style:name="T114" style:family="text">
      <style:text-properties officeooo:rsid="009ace57"/>
    </style:style>
    <style:style style:name="T115" style:family="text">
      <style:text-properties fo:font-style="normal"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9ace57" style:font-style-asian="normal" style:font-weight-asian="normal" style:font-style-complex="normal" style:font-weight-complex="normal"/>
    </style:style>
    <style:style style:name="T118" style:family="text">
      <style:text-properties fo:font-size="10pt" style:font-size-asian="10pt" style:font-size-complex="10pt"/>
    </style:style>
    <style:style style:name="T119" style:family="text">
      <style:text-properties fo:font-size="10pt" style:font-size-asian="10pt" style:font-size-complex="10pt" text:display="none"/>
    </style:style>
    <style:style style:name="T120" style:family="text">
      <style:text-properties officeooo:rsid="00a37d66"/>
    </style:style>
    <style:style style:name="T121" style:family="text">
      <style:text-properties officeooo:rsid="0008bd54"/>
    </style:style>
    <style:style style:name="T122" style:family="text">
      <style:text-properties officeooo:rsid="007c33d7"/>
    </style:style>
    <style:style style:name="T123" style:family="text">
      <style:text-properties officeooo:rsid="00e7c3de"/>
    </style:style>
    <style:style style:name="T124" style:family="text">
      <style:text-properties officeooo:rsid="006dc0cf"/>
    </style:style>
    <style:style style:name="T125" style:family="text">
      <style:text-properties officeooo:rsid="00f12db9"/>
    </style:style>
    <style:style style:name="T126" style:family="text">
      <style:text-properties officeooo:rsid="0071d1dd"/>
    </style:style>
    <style:style style:name="T127" style:family="text">
      <style:text-properties officeooo:rsid="00a3b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la2" table:style-name="Tabla2">
        <table:table-column table:style-name="Tabla2.A"/>
        <table:table-column table:style-name="Tabla2.B"/>
        <table:table-column table:style-name="Tabla2.C"/>
        <table:table-column table:style-name="Tabla2.D"/>
        <table:table-column table:style-name="Tabla2.C" table:number-columns-repeated="2"/>
        <table:table-column table:style-name="Tabla2.D"/>
        <table:table-column table:style-name="Tabla2.C"/>
        <table:table-column table:style-name="Tabla2.D"/>
        <table:table-column table:style-name="Tabla2.C"/>
        <table:table-column table:style-name="Tabla2.D"/>
        <table:table-column table:style-name="Tabla2.C"/>
        <table:table-column table:style-name="Tabla2.D"/>
        <table:table-column table:style-name="Tabla2.C" table:number-columns-repeated="2"/>
        <table:table-column table:style-name="Tabla2.D"/>
        <table:table-column table:style-name="Tabla2.Q"/>
        <table:table-row table:style-name="Tabla2.1">
          <table:table-cell table:style-name="Tabla2.A1" office:value-type="string">
            <text:p text:style-name="P4">Hexadecimal</text:p>
          </table:table-cell>
          <table:table-cell table:style-name="Tabla2.B1" office:value-type="string">
            <text:p text:style-name="P5">0</text:p>
          </table:table-cell>
          <table:table-cell table:style-name="Tabla2.C1" office:value-type="string">
            <text:p text:style-name="P5">1</text:p>
          </table:table-cell>
          <table:table-cell table:style-name="Tabla2.B1" office:value-type="string">
            <text:p text:style-name="P5">2</text:p>
          </table:table-cell>
          <table:table-cell table:style-name="Tabla2.C1" office:value-type="string">
            <text:p text:style-name="P5">3</text:p>
          </table:table-cell>
          <table:table-cell table:style-name="Tabla2.B1" office:value-type="string">
            <text:p text:style-name="P5">4</text:p>
          </table:table-cell>
          <table:table-cell table:style-name="Tabla2.C1" office:value-type="string">
            <text:p text:style-name="P5">5</text:p>
          </table:table-cell>
          <table:table-cell table:style-name="Tabla2.B1" office:value-type="string">
            <text:p text:style-name="P5">6</text:p>
          </table:table-cell>
          <table:table-cell table:style-name="Tabla2.C1" office:value-type="string">
            <text:p text:style-name="P5">7</text:p>
          </table:table-cell>
          <table:table-cell table:style-name="Tabla2.B1" office:value-type="string">
            <text:p text:style-name="P5">8</text:p>
          </table:table-cell>
          <table:table-cell table:style-name="Tabla2.C1" office:value-type="string">
            <text:p text:style-name="P5">9</text:p>
          </table:table-cell>
          <table:table-cell table:style-name="Tabla2.B1" office:value-type="string">
            <text:p text:style-name="P5">A</text:p>
          </table:table-cell>
          <table:table-cell table:style-name="Tabla2.C1" office:value-type="string">
            <text:p text:style-name="P5">B</text:p>
          </table:table-cell>
          <table:table-cell table:style-name="Tabla2.B1" office:value-type="string">
            <text:p text:style-name="P5">C</text:p>
          </table:table-cell>
          <table:table-cell table:style-name="Tabla2.C1" office:value-type="string">
            <text:p text:style-name="P5">D</text:p>
          </table:table-cell>
          <table:table-cell table:style-name="Tabla2.B1" office:value-type="string">
            <text:p text:style-name="P5">E</text:p>
          </table:table-cell>
          <table:table-cell table:style-name="Tabla2.Q1" office:value-type="string">
            <text:p text:style-name="P5">F</text:p>
          </table:table-cell>
        </table:table-row>
        <table:table-row table:style-name="Tabla2.1">
          <table:table-cell table:style-name="Tabla2.A2" office:value-type="string">
            <text:p text:style-name="P4">Binari</text:p>
          </table:table-cell>
          <table:table-cell table:style-name="Tabla2.B2" office:value-type="string">
            <text:p text:style-name="P5">0000</text:p>
          </table:table-cell>
          <table:table-cell table:style-name="Tabla2.C2" office:value-type="string">
            <text:p text:style-name="P5">0001</text:p>
          </table:table-cell>
          <table:table-cell table:style-name="Tabla2.B2" office:value-type="string">
            <text:p text:style-name="P5">0010</text:p>
          </table:table-cell>
          <table:table-cell table:style-name="Tabla2.C2" office:value-type="string">
            <text:p text:style-name="P5">0011</text:p>
          </table:table-cell>
          <table:table-cell table:style-name="Tabla2.B2" office:value-type="string">
            <text:p text:style-name="P5">0100</text:p>
          </table:table-cell>
          <table:table-cell table:style-name="Tabla2.C2" office:value-type="string">
            <text:p text:style-name="P5">0101</text:p>
          </table:table-cell>
          <table:table-cell table:style-name="Tabla2.B2" office:value-type="string">
            <text:p text:style-name="P5">0110</text:p>
          </table:table-cell>
          <table:table-cell table:style-name="Tabla2.C2" office:value-type="string">
            <text:p text:style-name="P5">0111</text:p>
          </table:table-cell>
          <table:table-cell table:style-name="Tabla2.B2" office:value-type="string">
            <text:p text:style-name="P5">1000</text:p>
          </table:table-cell>
          <table:table-cell table:style-name="Tabla2.C2" office:value-type="string">
            <text:p text:style-name="P5">1001</text:p>
          </table:table-cell>
          <table:table-cell table:style-name="Tabla2.B2" office:value-type="string">
            <text:p text:style-name="P5">1010</text:p>
          </table:table-cell>
          <table:table-cell table:style-name="Tabla2.C2" office:value-type="string">
            <text:p text:style-name="P5">1011</text:p>
          </table:table-cell>
          <table:table-cell table:style-name="Tabla2.B2" office:value-type="string">
            <text:p text:style-name="P5">1100</text:p>
          </table:table-cell>
          <table:table-cell table:style-name="Tabla2.C2" office:value-type="string">
            <text:p text:style-name="P5">1101</text:p>
          </table:table-cell>
          <table:table-cell table:style-name="Tabla2.B2" office:value-type="string">
            <text:p text:style-name="P5">1110</text:p>
          </table:table-cell>
          <table:table-cell table:style-name="Tabla2.Q2" office:value-type="string">
            <text:p text:style-name="P5">1111</text:p>
          </table:table-cell>
        </table:table-row>
      </table:table>
      <text:p text:style-name="P15"/>
      <text:p text:style-name="P15"/>
      <text:p text:style-name="P15"/>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C"/>
        <table:table-column table:style-name="Tabla1.D"/>
        <table:table-column table:style-name="Tabla1.C"/>
        <table:table-column table:style-name="Tabla1.D"/>
        <table:table-column table:style-name="Tabla1.K"/>
        <table:table-column table:style-name="Tabla1.L"/>
        <table:table-column table:style-name="Tabla1.M"/>
        <table:table-column table:style-name="Tabla1.N"/>
        <table:table-column table:style-name="Tabla1.M"/>
        <table:table-column table:style-name="Tabla1.L"/>
        <table:table-column table:style-name="Tabla1.M"/>
        <table:table-row table:style-name="Tabla1.1">
          <table:table-cell table:style-name="Tabla1.A1" office:value-type="string">
            <text:p text:style-name="P8">Decimal</text:p>
          </table:table-cell>
          <table:table-cell table:style-name="Tabla1.B1" office:value-type="string">
            <text:p text:style-name="P6">0</text:p>
          </table:table-cell>
          <table:table-cell table:style-name="Tabla1.C1" office:value-type="string">
            <text:p text:style-name="P6">1</text:p>
          </table:table-cell>
          <table:table-cell table:style-name="Tabla1.B1" office:value-type="string">
            <text:p text:style-name="P6">2</text:p>
          </table:table-cell>
          <table:table-cell table:style-name="Tabla1.C1" office:value-type="string">
            <text:p text:style-name="P6">3</text:p>
          </table:table-cell>
          <table:table-cell table:style-name="Tabla1.B1" office:value-type="string">
            <text:p text:style-name="P6">4</text:p>
          </table:table-cell>
          <table:table-cell table:style-name="Tabla1.C1" office:value-type="string">
            <text:p text:style-name="P6">5</text:p>
          </table:table-cell>
          <table:table-cell table:style-name="Tabla1.B1" office:value-type="string">
            <text:p text:style-name="P6">6</text:p>
          </table:table-cell>
          <table:table-cell table:style-name="Tabla1.C1" office:value-type="string">
            <text:p text:style-name="P6">7</text:p>
          </table:table-cell>
          <table:table-cell table:style-name="Tabla1.B1" office:value-type="string">
            <text:p text:style-name="P6">8</text:p>
          </table:table-cell>
          <table:table-cell table:style-name="Tabla1.C1" office:value-type="string">
            <text:p text:style-name="P6">9</text:p>
          </table:table-cell>
          <table:table-cell table:style-name="Tabla1.B1" office:value-type="string">
            <text:p text:style-name="P6">10</text:p>
          </table:table-cell>
          <table:table-cell table:style-name="Tabla1.C1" office:value-type="string">
            <text:p text:style-name="P6">11</text:p>
          </table:table-cell>
          <table:table-cell table:style-name="Tabla1.B1" office:value-type="string">
            <text:p text:style-name="P6">12</text:p>
          </table:table-cell>
          <table:table-cell table:style-name="Tabla1.C1" office:value-type="string">
            <text:p text:style-name="P6">13</text:p>
          </table:table-cell>
          <table:table-cell table:style-name="Tabla1.B1" office:value-type="string">
            <text:p text:style-name="P6">14</text:p>
          </table:table-cell>
          <table:table-cell table:style-name="Tabla1.Q1" office:value-type="string">
            <text:p text:style-name="P6">15</text:p>
          </table:table-cell>
        </table:table-row>
        <table:table-row table:style-name="Tabla1.2">
          <table:table-cell table:style-name="Tabla1.A2" office:value-type="string">
            <text:p text:style-name="P8">Hexadecimal</text:p>
          </table:table-cell>
          <table:table-cell table:style-name="Tabla1.B2" office:value-type="string">
            <text:p text:style-name="P6">0</text:p>
          </table:table-cell>
          <table:table-cell table:style-name="Tabla1.C2" office:value-type="string">
            <text:p text:style-name="P6">1</text:p>
          </table:table-cell>
          <table:table-cell table:style-name="Tabla1.B2" office:value-type="string">
            <text:p text:style-name="P6">2</text:p>
          </table:table-cell>
          <table:table-cell table:style-name="Tabla1.C2" office:value-type="string">
            <text:p text:style-name="P6">3</text:p>
          </table:table-cell>
          <table:table-cell table:style-name="Tabla1.B2" office:value-type="string">
            <text:p text:style-name="P6">4</text:p>
          </table:table-cell>
          <table:table-cell table:style-name="Tabla1.C2" office:value-type="string">
            <text:p text:style-name="P6">5</text:p>
          </table:table-cell>
          <table:table-cell table:style-name="Tabla1.B2" office:value-type="string">
            <text:p text:style-name="P6">6</text:p>
          </table:table-cell>
          <table:table-cell table:style-name="Tabla1.C2" office:value-type="string">
            <text:p text:style-name="P6">7</text:p>
          </table:table-cell>
          <table:table-cell table:style-name="Tabla1.B2" office:value-type="string">
            <text:p text:style-name="P6">8</text:p>
          </table:table-cell>
          <table:table-cell table:style-name="Tabla1.C2" office:value-type="string">
            <text:p text:style-name="P6">9</text:p>
          </table:table-cell>
          <table:table-cell table:style-name="Tabla1.B2" office:value-type="string">
            <text:p text:style-name="P6">A</text:p>
          </table:table-cell>
          <table:table-cell table:style-name="Tabla1.C2" office:value-type="string">
            <text:p text:style-name="P6">B</text:p>
          </table:table-cell>
          <table:table-cell table:style-name="Tabla1.B2" office:value-type="string">
            <text:p text:style-name="P6">C</text:p>
          </table:table-cell>
          <table:table-cell table:style-name="Tabla1.C2" office:value-type="string">
            <text:p text:style-name="P6">D</text:p>
          </table:table-cell>
          <table:table-cell table:style-name="Tabla1.B2" office:value-type="string">
            <text:p text:style-name="P6">E</text:p>
          </table:table-cell>
          <table:table-cell table:style-name="Tabla1.Q2" office:value-type="string">
            <text:p text:style-name="P6">F</text:p>
          </table:table-cell>
        </table:table-row>
      </table:table>
      <text:p text:style-name="P16"/>
      <text:p text:style-name="P16"/>
      <text:p text:style-name="P16"/>
      <text:p text:style-name="P106">1 + 1 = 10</text:p>
      <text:p text:style-name="P106"/>
      <text:p text:style-name="P107">Hexadecimal<text:tab/> <text:s text:c="3"/><text:span text:style-name="T19">3<text:tab/> <text:s text:c="5"/>A <text:s text:c="7"/>F <text:s text:c="6"/>C <text:s text:c="6"/>6</text:span></text:p>
      <text:p text:style-name="P107"><text:s text:c="11"/>Binari<text:tab/><text:span text:style-name="T19">0011<text:tab/> <text:s/>1010 <text:s/>1111 <text:s/>1100 <text:s/>0110</text:span></text:p>
      <text:p text:style-name="P108"><text:span text:style-name="T1"><text:s text:c="7"/></text:span><text:span text:style-name="T2">3AFC6</text:span><text:span text:style-name="T5">16</text:span><text:span text:style-name="T11"> = </text:span><text:span text:style-name="T12">11 1010 111 1100 0110</text:span><text:span text:style-name="T5">2</text:span></text:p>
      <text:p text:style-name="P106"/>
      <text:p text:style-name="P165"/>
      <text:p text:style-name="P165"/>
      <text:p text:style-name="P164"><text:span text:style-name="T114"><text:tab/> <text:s text:c="3"/></text:span><text:span text:style-name="T117">Octa</text:span><text:span text:style-name="T116">l</text:span><text:span text:style-name="T19"><text:tab/> <text:s text:c="3"/></text:span><text:span text:style-name="T20">4</text:span><text:span text:style-name="T19"><text:tab/> <text:s text:c="5"/></text:span><text:span text:style-name="T20">7</text:span><text:span text:style-name="T19"> <text:s text:c="6"/></text:span><text:span text:style-name="T20">2</text:span><text:span text:style-name="T19"> <text:s text:c="5"/></text:span><text:span text:style-name="T20">6</text:span><text:span text:style-name="T19"> <text:s text:c="6"/></text:span><text:span text:style-name="T20">3</text:span></text:p>
      <text:p text:style-name="P163"><text:s text:c="11"/><text:span text:style-name="T115">Binari</text:span><text:span text:style-name="T19"><text:tab/> </text:span><text:span text:style-name="T20">100</text:span><text:span text:style-name="T19"><text:tab/> <text:s text:c="2"/></text:span><text:span text:style-name="T20">111</text:span><text:span text:style-name="T19"> <text:s text:c="2"/></text:span><text:span text:style-name="T20">010</text:span><text:span text:style-name="T19"> <text:s text:c="2"/>1</text:span><text:span text:style-name="T20">1</text:span><text:span text:style-name="T19">0 <text:s text:c="2"/></text:span><text:span text:style-name="T20">011</text:span></text:p>
      <text:p text:style-name="P161"><text:span text:style-name="T1"><text:s text:c="7"/></text:span><text:span text:style-name="T3">47263</text:span><text:span text:style-name="T6">8</text:span><text:span text:style-name="T1"> = </text:span><text:span text:style-name="T2">100111010110011</text:span><text:span text:style-name="T5">2</text:span></text:p>
      <text:p text:style-name="P165"/>
      <text:p text:style-name="P109">Bit</text:p>
      <text:p text:style-name="P111">Com hem estudiat, els ordinadors són màquines especialitzades en operar amb nombres expressats en el sistema binari. Així doncs, no és d’estranyar que la unitat míni<text:span text:style-name="T21">m</text:span>a d’informació servisca per a representar un valor binari d’<text:span text:style-name="T21">un 1 </text:span>o <text:span text:style-name="T21">un </text:span>0. Este unitat mínima és el bit, terme que ve de BInary uniT. <text:span text:style-name="T21">El símbol de les unitats del bit és una b minúscula.</text:span></text:p>
      <text:p text:style-name="P111"/>
      <text:p text:style-name="P110">Byte o octet</text:p>
      <text:p text:style-name="P112">Si volen expressar nombres més grans <text:span text:style-name="T21">ajuntem 8</text:span> bits <text:span text:style-name="T21">per a formar el que s’anomena un byte. També és habitual utilitzar el terme octet. El símbol de les unitats d’un byte és una B majúscula. </text:span></text:p>
      <text:p text:style-name="P14"/>
      <text:p text:style-name="P17">Amb un byte es poden <text:span text:style-name="T21">expressar</text:span> <text:span text:style-name="T21">256 nombres, </text:span>del 0 al 255. Dit en binari, del 00000000<text:span text:style-name="T7">2</text:span> a<text:span text:style-name="T21">l</text:span> l'11111111<text:span text:style-name="T7">2</text:span>.</text:p>
      <text:p text:style-name="P18"/>
      <text:p text:style-name="P18">Múltiples <text:span text:style-name="T28">del byte</text:span></text:p>
      <text:p text:style-name="P18">A partir del byte, s’utilitzen els múltiples <text:span text:style-name="T22">de K (kilo), M(Mega), T(Tera) i G(Giga).</text:span></text:p>
      <text:p text:style-name="P18"/>
      <text:p text:style-name="P19">Ara bé, a diferènci<text:span text:style-name="T25">a</text:span> a com passa amb altres magnituds com el pes o els metres, per citar algun exemple,<text:span text:style-name="T24"> els</text:span> múltiples del byte no van de 1.000 en 1.000, sinó que, a causa de que quan treballem amb bytes utilitzem el sistema binari, estes unitats van de 1.024 en 1.024. S’utilitza 1.024 perquè és <text:span text:style-name="T23">la potencia de 2 exacta més pròxima a 1.000, en particular 2&lt;sup&gt;10&lt;/sup&gt;=1.024.</text:span></text:p>
      <text:p text:style-name="P20"/>
      <table:table table:name="Taula1" table:style-name="Taula1">
        <table:table-column table:style-name="Taula1.A"/>
        <table:table-column table:style-name="Taula1.B"/>
        <table:table-column table:style-name="Taula1.C"/>
        <table:table-column table:style-name="Taula1.D"/>
        <table:table-row table:style-name="TableLine2625216637552">
          <table:table-cell table:style-name="Taula1.A1" office:value-type="string">
            <text:p text:style-name="P9">NOM</text:p>
          </table:table-cell>
          <table:table-cell table:style-name="Taula1.A1" office:value-type="string">
            <text:p text:style-name="P9">SÍMBOL</text:p>
          </table:table-cell>
          <table:table-cell table:style-name="Taula1.A1" office:value-type="string">
            <text:p text:style-name="P9">EQUIVALÈNCIA</text:p>
          </table:table-cell>
          <table:table-cell table:style-name="Taula1.D1" office:value-type="string">
            <text:p text:style-name="P9">No de BYTES</text:p>
          </table:table-cell>
        </table:table-row>
        <table:table-row table:style-name="TableLine2625216634384">
          <table:table-cell table:style-name="Taula1.A2" office:value-type="string">
            <text:p text:style-name="P11">Byte</text:p>
          </table:table-cell>
          <table:table-cell table:style-name="Taula1.A2" office:value-type="string">
            <text:p text:style-name="P11">B</text:p>
          </table:table-cell>
          <table:table-cell table:style-name="Taula1.A2" office:value-type="string">
            <text:p text:style-name="P11">8b</text:p>
          </table:table-cell>
          <table:table-cell table:style-name="Taula1.D2" office:value-type="string">
            <text:p text:style-name="P11">2<text:span text:style-name="T29">0 </text:span></text:p>
          </table:table-cell>
        </table:table-row>
        <table:table-row table:style-name="TableLine2625216639856">
          <table:table-cell table:style-name="Taula1.A3" office:value-type="string">
            <text:p text:style-name="P11">Kbyte</text:p>
          </table:table-cell>
          <table:table-cell table:style-name="Taula1.A3" office:value-type="string">
            <text:p text:style-name="P11">KB, <text:span text:style-name="T31">KiB</text:span></text:p>
          </table:table-cell>
          <table:table-cell table:style-name="Taula1.A3" office:value-type="string">
            <text:p text:style-name="P11">1.024B</text:p>
          </table:table-cell>
          <table:table-cell table:style-name="Taula1.D3" office:value-type="string">
            <text:p text:style-name="P11">2<text:span text:style-name="T29">10 </text:span></text:p>
          </table:table-cell>
        </table:table-row>
        <table:table-row table:style-name="TableLine2625216646768">
          <table:table-cell table:style-name="Taula1.A2" office:value-type="string">
            <text:p text:style-name="P11">Mbyte</text:p>
          </table:table-cell>
          <table:table-cell table:style-name="Taula1.A2" office:value-type="string">
            <text:p text:style-name="P11">MB, <text:span text:style-name="T31">MiB</text:span></text:p>
          </table:table-cell>
          <table:table-cell table:style-name="Taula1.A2" office:value-type="string">
            <text:p text:style-name="P11">1.024KB</text:p>
          </table:table-cell>
          <table:table-cell table:style-name="Taula1.D2" office:value-type="string">
            <text:p text:style-name="P11">2<text:span text:style-name="T29">20 </text:span></text:p>
          </table:table-cell>
        </table:table-row>
        <table:table-row table:style-name="TableLine2625216646192">
          <table:table-cell table:style-name="Taula1.A3" office:value-type="string">
            <text:p text:style-name="P11">Gbyte</text:p>
          </table:table-cell>
          <table:table-cell table:style-name="Taula1.A3" office:value-type="string">
            <text:p text:style-name="P11">GB, <text:span text:style-name="T31">GiB</text:span></text:p>
          </table:table-cell>
          <table:table-cell table:style-name="Taula1.A3" office:value-type="string">
            <text:p text:style-name="P11">1.024MB</text:p>
          </table:table-cell>
          <table:table-cell table:style-name="Taula1.D3" office:value-type="string">
            <text:p text:style-name="P11">2<text:span text:style-name="T29">30 </text:span></text:p>
          </table:table-cell>
        </table:table-row>
        <table:table-row table:style-name="TableLine2625216649072">
          <table:table-cell table:style-name="Taula1.A2" office:value-type="string">
            <text:p text:style-name="P11">Tbyte</text:p>
          </table:table-cell>
          <table:table-cell table:style-name="Taula1.A2" office:value-type="string">
            <text:p text:style-name="P11">TB, <text:span text:style-name="T31">GiB</text:span></text:p>
          </table:table-cell>
          <table:table-cell table:style-name="Taula1.A2" office:value-type="string">
            <text:p text:style-name="P11">1.024GB</text:p>
          </table:table-cell>
          <table:table-cell table:style-name="Taula1.D2" office:value-type="string">
            <text:p text:style-name="P11">2<text:span text:style-name="T29">40 </text:span></text:p>
          </table:table-cell>
        </table:table-row>
      </table:table>
      <text:p text:style-name="P20"/>
      <text:p text:style-name="P21">Unitats d’informació</text:p>
      <text:p text:style-name="P22">Ací tenim un xicotet problema. Estem utilitzant com a múltiples la K, M, T i la G, que en realitat són múltiples utilitzats per al sistema decimal. <text:span text:style-name="T24">I estrictament </text:span><text:span text:style-name="T25">parlant</text:span><text:span text:style-name="T24">, 1KB hauria de ser 1.000 bytes i no 1.024. Per a solucionar esta discrep</text:span><text:span text:style-name="T25">àn</text:span><text:span text:style-name="T24">cia s’han adoptat uns nous prefixos que expressen múltiples de 1.024, i són </text:span><text:span text:style-name="T25">el</text:span><text:span text:style-name="T24"> Ki, Mi, Ti i Gi. <text:s/>Així </text:span><text:span text:style-name="T25">un </text:span><text:span text:style-name="T24"><text:s/>KiB, </text:span><text:span text:style-name="T25">un </text:span><text:span text:style-name="T24">kibibyte </text:span><text:span text:style-name="T25">(de </text:span><text:span text:style-name="T24">kilo binary byte) equival exactament a 1.024 </text:span><text:span text:style-name="T25">bytes</text:span><text:span text:style-name="T24">.</text:span></text:p>
      <text:p text:style-name="P22"/>
      <text:p text:style-name="P23">En la pràctica, l’adopció d’estos prefixos es desigual i <text:span text:style-name="T25">continua sent</text:span> molt habitual seguir utilitzant els del sistema internacional.</text:p>
      <text:p text:style-name="P23"/>
      <text:p text:style-name="P24">Però encara hi ha més embolic. <text:span text:style-name="T26">E</text:span>n general, entene<text:span text:style-name="T26">m</text:span> que <text:span text:style-name="T26">hem d’utilitzar </text:span>múltiples de 1.024 quan estem treballant amb electrònica digital, en programació d’ordinadors i quan parlem d’unitats d’emmagatzemament. <text:span text:style-name="T26">Així, un arxiu que ocupa 1KB són 1.024B.</text:span></text:p>
      <text:p text:style-name="P18"/>
      <text:p text:style-name="P25">Un exemple típic on es veu esta ambigüitat és la següent.<text:span text:style-name="T26"> </text:span>E<text:span text:style-name="T26">ls fabricants i venedors comercialitzen les unitats d’emmagatzemament com a discos, SSD i memòries USB en termes de capacitat expressada en múltiples de 1.000. Quan connectem estos dispositius a l’ordinador i llegim la capacitat que ens oferixen ens trobem amb la sorpresa de que es menor que la que ens ha venut el fabricant. En realitat, l’ordinador està utilitzant múltiples de 1.024, el que fa que la capacitat del disminuïsca un poc.</text:span></text:p>
      <text:p text:style-name="P18"/>
      <text:p text:style-name="P26"><text:soft-page-break/>Per exemple, la següent figura és una impressió de pantalla de la finestra de les propietats del meu SSD. Remarcat en roig en veu que tinc una capacitat total de 255.037.747.200 bytes que equival a 237GB. Per contra, el fabricant haurà indicat que es tracta d’un SSD de 255GB.</text:p>
      <text:p text:style-name="P26"/>
      <text:p text:style-name="P26">Es fàcil de comprovar que:</text:p>
      <text:p text:style-name="P26">255.037.747.200B / 1024 = 249.060.300KB</text:p>
      <text:p text:style-name="P26">249.060.300KB / 1024 = 243.222,94MB</text:p>
      <text:p text:style-name="P26">243.222,94MB / 1024 = 237,52GB, com indica la finestra.</text:p>
      <text:p text:style-name="P26"/>
      <text:p text:style-name="P26"/>
      <text:p text:style-name="P26"/>
      <text:p text:style-name="P26"/>
      <text:p text:style-name="P26"/>
      <text:p text:style-name="P21">Unitats de la velocitat de transmissió</text:p>
      <text:p text:style-name="P21"><text:span text:style-name="T27">I més històries encara. </text:span>Les unitats de mesura en comunicacions expressen la velocitat de transmissió de les dades sempre b/s o bps (bits per segon). A més, seus els múltiples són sempre en base 10, van de 1.000 en 1.000 seguint el sistema internacional.</text:p>
      <text:p text:style-name="P26"/>
      <text:p text:style-name="P27"><text:span text:style-name="T32">É</text:span>s important recordar que la velocitat de tra<text:span text:style-name="T36">n</text:span>smissió <text:span text:style-name="T32">va en</text:span> bps. D'esta manera, quan afirmem <text:span text:style-name="T32">que, </text:span>per exemple, <text:span text:style-name="T32">en casa tenim contractats 100 Megues, hem de ser con</text:span><text:span text:style-name="T36">s</text:span><text:span text:style-name="T32">cients que són 100Mbps (en bits <text:s/>i en múltiples de 1.000).</text:span></text:p>
      <text:p text:style-name="P27"/>
      <text:p text:style-name="P27"><text:span text:style-name="T32">Això significa que, per posar un exemple, </text:span><text:span text:style-name="T33">si </text:span><text:span text:style-name="T32">estem baixant d’Internet un arxiu de 50MB (en bytes i en múltiples de 1.024) ens costarà </text:span><text:span text:style-name="T33">4 segons. Ja que, fent els càlculs:</text:span></text:p>
      <text:p text:style-name="P29">100Mbps equival a 100/8 = 12,5MBps</text:p>
      <text:p text:style-name="P29">50MB / 12,5MBps = 4s</text:p>
      <text:p text:style-name="P29"/>
      <text:p text:style-name="P30"/>
      <table:table table:name="Tabla3" table:style-name="Tabla3">
        <table:table-column table:style-name="Tabla3.A"/>
        <table:table-column table:style-name="Tabla3.B"/>
        <table:table-column table:style-name="Tabla3.C"/>
        <table:table-column table:style-name="Tabla3.D"/>
        <table:table-row table:style-name="TableLine2625216655984">
          <table:table-cell table:style-name="Tabla3.A1" office:value-type="string">
            <text:p text:style-name="P10">NOM</text:p>
          </table:table-cell>
          <table:table-cell table:style-name="Tabla3.A1" office:value-type="string">
            <text:p text:style-name="P10">SÍMBOL</text:p>
          </table:table-cell>
          <table:table-cell table:style-name="Tabla3.A1" office:value-type="string">
            <text:p text:style-name="P10">EQUIVALÈNCIA</text:p>
          </table:table-cell>
          <table:table-cell table:style-name="Tabla3.D1" office:value-type="string">
            <text:p text:style-name="P10">No de <text:span text:style-name="T34">bits</text:span></text:p>
          </table:table-cell>
        </table:table-row>
        <table:table-row table:style-name="TableLine2625216660880">
          <table:table-cell table:style-name="Tabla3.A2" office:value-type="string">
            <text:p text:style-name="P13">bits per segon</text:p>
          </table:table-cell>
          <table:table-cell table:style-name="Tabla3.A2" office:value-type="string">
            <text:p text:style-name="P13">bps, b/s </text:p>
          </table:table-cell>
          <table:table-cell table:style-name="Tabla3.A2" office:value-type="string">
            <text:p text:style-name="P13"/>
          </table:table-cell>
          <table:table-cell table:style-name="Tabla3.D2" office:value-type="string">
            <text:p text:style-name="P12"><text:span text:style-name="T34">10</text:span><text:span text:style-name="T29">0</text:span></text:p>
          </table:table-cell>
        </table:table-row>
        <table:table-row table:style-name="TableLine2625216651952">
          <table:table-cell table:style-name="Tabla3.A3" office:value-type="string">
            <text:p text:style-name="P13"><text:span text:style-name="T35">qui</text:span>lobits per segon</text:p>
          </table:table-cell>
          <table:table-cell table:style-name="Tabla3.A3" office:value-type="string">
            <text:p text:style-name="P13">kbps, kb/s </text:p>
          </table:table-cell>
          <table:table-cell table:style-name="Tabla3.A3" office:value-type="string">
            <text:p text:style-name="P13">1000<text:span text:style-name="T10">b</text:span></text:p>
          </table:table-cell>
          <table:table-cell table:style-name="Tabla3.D3" office:value-type="string">
            <text:p text:style-name="P12"><text:span text:style-name="T13">10</text:span><text:span text:style-name="T30">3</text:span></text:p>
          </table:table-cell>
        </table:table-row>
        <table:table-row table:style-name="TableLine2625216660304">
          <table:table-cell table:style-name="Tabla3.A2" office:value-type="string">
            <text:p text:style-name="P13">Megabits per segon</text:p>
          </table:table-cell>
          <table:table-cell table:style-name="Tabla3.A2" office:value-type="string">
            <text:p text:style-name="P13">Mbps, Mb/s </text:p>
          </table:table-cell>
          <table:table-cell table:style-name="Tabla3.A2" office:value-type="string">
            <text:p text:style-name="P13">1000<text:span text:style-name="T10">Kb</text:span></text:p>
          </table:table-cell>
          <table:table-cell table:style-name="Tabla3.D2" office:value-type="string">
            <text:p text:style-name="P12"><text:span text:style-name="T13">10</text:span><text:span text:style-name="T30">6</text:span></text:p>
          </table:table-cell>
        </table:table-row>
        <table:table-row table:style-name="TableLine2625216656848">
          <table:table-cell table:style-name="Tabla3.A3" office:value-type="string">
            <text:p text:style-name="P13">Gigabits per segon</text:p>
          </table:table-cell>
          <table:table-cell table:style-name="Tabla3.A3" office:value-type="string">
            <text:p text:style-name="P13">Gbps, Gb/s </text:p>
          </table:table-cell>
          <table:table-cell table:style-name="Tabla3.A3" office:value-type="string">
            <text:p text:style-name="P13">1000M<text:span text:style-name="T10">b</text:span></text:p>
          </table:table-cell>
          <table:table-cell table:style-name="Tabla3.D3" office:value-type="string">
            <text:p text:style-name="P12"><text:span text:style-name="T13">10</text:span><text:span text:style-name="T30">9</text:span></text:p>
          </table:table-cell>
        </table:table-row>
        <table:table-row table:style-name="TableLine2625216657424">
          <table:table-cell table:style-name="Tabla3.A2" office:value-type="string">
            <text:p text:style-name="P13">Terabits per segon</text:p>
          </table:table-cell>
          <table:table-cell table:style-name="Tabla3.A2" office:value-type="string">
            <text:p text:style-name="P13">Tbps, Tb/s </text:p>
          </table:table-cell>
          <table:table-cell table:style-name="Tabla3.A2" office:value-type="string">
            <text:p text:style-name="P13">1000G<text:span text:style-name="T10">b</text:span></text:p>
          </table:table-cell>
          <table:table-cell table:style-name="Tabla3.D2" office:value-type="string">
            <text:p text:style-name="P12"><text:span text:style-name="T13">10</text:span><text:span text:style-name="T30">12</text:span></text:p>
          </table:table-cell>
        </table:table-row>
      </table:table>
      <text:p text:style-name="P28"/>
      <text:p text:style-name="P28"/>
      <text:p text:style-name="P28"/>
      <text:p text:style-name="P31">Codificació de caràcters</text:p>
      <text:p text:style-name="P32">Per a representar la informació els éssers humans usem diferents tipus de signes què som capaços de distingir i interpretar, Per exemple:</text:p>
      <text:p text:style-name="P32"><text:s text:c="4"/>• Nombres: 0, 10, 154</text:p>
      <text:p text:style-name="P32"><text:s text:c="4"/>• Lletres: a, b, c, A, B, C</text:p>
      <text:p text:style-name="P32"><text:s text:c="4"/>• Símbols: ?, @, #</text:p>
      <text:p text:style-name="P32"/>
      <text:p text:style-name="P32">Com <text:span text:style-name="T37">hem estudiat</text:span>, l'ordinador només entén de nombres en binari i això ens podria dur a preguntar-nos: De quina manera es capaç l'ordinador d'emmagatzemar les lletres del nostre abecedari per a formar els textos que veiem per pantalla?</text:p>
      <text:p text:style-name="P32"/>
      <text:p text:style-name="P32">La codificació de caràcters és el mètode que permet convertir <text:span text:style-name="T37">els</text:span> caràcter<text:span text:style-name="T37">s</text:span> que utilitze<text:span text:style-name="T37">m</text:span> en el llenguatge natural, <text:span text:style-name="T37">els </text:span>de l’alfabet per exemple, en un nombre en format digital, o siga en binari. <text:span text:style-name="T37">Això s’aconseguix mitjançant unes taules que indiquen la correspondència entre cada caràcter del llenguatge natural i un nombre. Estes taules s’anomenen conjunt de caràcters o pàgina de codis.</text:span></text:p>
      <text:p text:style-name="P32"/>
      <text:p text:style-name="P33">El conjunt de caràcters més comuns són l’ASCII i l’Unicode.</text:p>
      <text:p text:style-name="P32"/>
      <text:p text:style-name="P32"/>
      <text:p text:style-name="P1"><text:a xlink:type="simple" xlink:href="https://www.ticarte.com/contenido/que-es-la-codificacion-de-caracteres#:~:text=La%20codificación%20de%20caracteres%20(character,de%20normas%20o%20reglas%20de" text:style-name="Internet_20_link" text:visited-style-name="Visited_20_Internet_20_Link"><text:span text:style-name="T54">https://www.ticarte.com/contenido/que-es-la-codificacion-de-caracteres#:~:text=La%20codificaci%C3%B3n%20de%20caracteres%20(character,de%20normas%20o%20reglas%20de</text:span></text:a></text:p>
      <text:p text:style-name="P32"/>
      <text:p text:style-name="P34"/>
      <text:p text:style-name="P34"/>
      <text:p text:style-name="P35"/>
      <table:table table:name="Tabla4" table:style-name="Tabla4">
        <table:table-column table:style-name="Tabla4.A" table:number-columns-repeated="8"/>
        <table:table-row table:style-name="Tabla4.1">
          <table:table-cell table:style-name="Tabla4.A1" office:value-type="string">
            <text:p text:style-name="P7">1</text:p>
          </table:table-cell>
          <table:table-cell table:style-name="Tabla4.B1" office:value-type="string">
            <text:p text:style-name="P7">0</text:p>
          </table:table-cell>
          <table:table-cell table:style-name="Tabla4.A1" office:value-type="string">
            <text:p text:style-name="P7">0</text:p>
          </table:table-cell>
          <table:table-cell table:style-name="Tabla4.B1" office:value-type="string">
            <text:p text:style-name="P7">1</text:p>
          </table:table-cell>
          <table:table-cell table:style-name="Tabla4.A1" office:value-type="string">
            <text:p text:style-name="P7">1</text:p>
          </table:table-cell>
          <table:table-cell table:style-name="Tabla4.B1" office:value-type="string">
            <text:p text:style-name="P7">0</text:p>
          </table:table-cell>
          <table:table-cell table:style-name="Tabla4.A1" office:value-type="string">
            <text:p text:style-name="P7">1</text:p>
          </table:table-cell>
          <table:table-cell table:style-name="Tabla4.H1" office:value-type="string">
            <text:p text:style-name="P7">0</text:p>
          </table:table-cell>
        </table:table-row>
      </table:table>
      <text:p text:style-name="P36"/>
      <text:p text:style-name="P36">00000000<text:span text:style-name="T4">2</text:span><text:span text:style-name="T10"> = 0</text:span></text:p>
      <text:p text:style-name="P36">00000001<text:span text:style-name="T4">2</text:span><text:span text:style-name="T10"> = 1</text:span></text:p>
      <text:p text:style-name="P36">00000010<text:span text:style-name="T4">2</text:span><text:span text:style-name="T10"> = 2</text:span></text:p>
      <text:p text:style-name="P36">00000011<text:span text:style-name="T4">2</text:span><text:span text:style-name="T10"> = 3</text:span></text:p>
      <text:p text:style-name="P36"><text:s text:c="4"/>····</text:p>
      <text:p text:style-name="P36">11111100<text:span text:style-name="T4">2</text:span><text:span text:style-name="T10"> = 252</text:span></text:p>
      <text:p text:style-name="P36">11111101<text:span text:style-name="T4">2</text:span><text:span text:style-name="T10"> = 253</text:span></text:p>
      <text:p text:style-name="P36">11111110<text:span text:style-name="T4">2</text:span><text:span text:style-name="T10"> = 254</text:span></text:p>
      <text:p text:style-name="P36">11111111<text:span text:style-name="T4">2</text:span><text:span text:style-name="T10"> = 255</text:span></text:p>
      <text:p text:style-name="P36"/>
      <text:p text:style-name="P36"/>
      <text:p text:style-name="P36">1B = 8b</text:p>
      <text:p text:style-name="P36"/>
      <text:p text:style-name="P36"><text:tab/><text:tab/>Per a solucionar esta discrepància s’han adoptat uns nous prefixos que expressen múltiples de 1.024,</text:p>
      <text:p text:style-name="P36"><text:tab/><text:tab/>i són el Ki, Mi, Ti i Gi. Així un KiB, un kibibyte (de kilo binary byte) equival exactament a 1.024 bytes i</text:p>
      <text:p text:style-name="P36"><text:tab/><text:tab/>elimina qualsevo<text:span text:style-name="T38">l</text:span> possible ambigüitat</text:p>
      <text:p text:style-name="P36"/>
      <text:p text:style-name="P36"/>
      <text:p text:style-name="P36"/>
      <text:p text:style-name="P36"/>
      <text:p text:style-name="P36"/>
      <text:p text:style-name="P36"/>
      <text:p text:style-name="P36"/>
      <text:p text:style-name="P38"><text:soft-page-break/>La resposta és que existixen unes taules que <text:span text:style-name="T40">assignen a </text:span>cada caràcter un nombre. Estes taules s’anomenen conjunt de caràcters o pàgina de codis. </text:p>
      <text:p text:style-name="P38"/>
      <text:p text:style-name="P38">Els conjunts de caràcters més emprats són l’ASCII i <text:span text:style-name="T42">l’</text:span>Unicode, que descriurem a continuació.</text:p>
      <text:p text:style-name="P38"/>
      <text:p text:style-name="P39">ASCII <text:span text:style-name="T39">(American National Standard Code for Information Interchange)</text:span></text:p>
      <text:p text:style-name="P39">L’ASCII és un conjunt de caràcters que és <text:span text:style-name="T42">un </text:span>estàndard des de l’any 1967. Utilitza 7 bits per a representar els caràcters, <text:span text:style-name="T42">é</text:span>s a dir permet 2&lt;sup&gt;7&lt;/sup&gt; = 128 caràcters.</text:p>
      <text:p text:style-name="P39"/>
      <text:p text:style-name="P40">D’estos 128 caràcters, 95 són imprimibles i corresponen a caràcters en majúscula i minúscula de l’abecedari anglés, <text:span text:style-name="T41">més </text:span>les xifres i <text:span text:style-name="T41">els </text:span>signes de puntuació. <text:span text:style-name="T41">Els altres 33 són <text:s/></text:span>caràcters no imprimibles <text:span text:style-name="T41">també anomenats c</text:span>aràcters de control.</text:p>
      <text:p text:style-name="P40"/>
      <text:p text:style-name="P40"><text:span text:style-name="T41">El caràcters de control corresponen als 32 primers caràcters de la taula més el caràcter 127.</text:span> <text:span text:style-name="T41">L</text:span>a majoria <text:span text:style-name="T41">d’estos caràcter</text:span> estan obsolets i no s’usen. <text:span text:style-name="T41">Hem de tindre en compte que l’ASCII permetia controlar algunes funcions en màquines com impressores, perforadores de targetes o teletips. Alguns caràcters de control s’usen en alguns <text:s/>protocols de transmissió de dades </text:span><text:span text:style-name="T42">com els caràcter <text:s/>ACK, ESC, XON i XOFF entre altres.</text:span></text:p>
      <text:p text:style-name="P38"/>
      <text:p text:style-name="P41">ASCII estés</text:p>
      <text:p text:style-name="P42">L’ASCII està pensat per a l’idioma anglés i no inclou ni caràcters accentuats ni altres caràcters específics d’altres <text:span text:style-name="T43">alfabets</text:span>, com al ñ o la ç, per posar algun exemple <text:span text:style-name="T47">familiar</text:span>. Per a codificar estos caràcters es va aprofitar el 8é bit i es van crear diferents varia<text:span text:style-name="T43">n</text:span>ts del codi ASCII original que, en general, es coneixen com a codi ASCII estés. </text:p>
      <text:p text:style-name="P42"/>
      <text:p text:style-name="P42"><text:span text:style-name="T43">Una de les variants més difosa </text:span><text:span text:style-name="T48">és</text:span><text:span text:style-name="T43"> la ISO 8859 </text:span><text:span text:style-name="T44">que admet 16 subvariants, de la ISO-8859-1 a la ISO-8859-16, </text:span><text:span text:style-name="T47">que</text:span><text:span text:style-name="T44"> proporcionen </text:span><text:span text:style-name="T47">diferents </text:span><text:span text:style-name="T44">signes necessaris per a diverses llengües.</text:span></text:p>
      <text:p text:style-name="P43"><text:span text:style-name="T47">La</text:span><text:span text:style-name="T44"> més estes</text:span><text:span text:style-name="T47">a</text:span><text:span text:style-name="T44"> </text:span><text:span text:style-name="T48">ha sigut </text:span><text:span text:style-name="T44">la I</text:span><text:span text:style-name="T45">SO-8859-1, </text:span><text:span text:style-name="T46">també coneguda com Alfabet llatí 1 (o ISO Latin 1) que afegi</text:span><text:span text:style-name="T47">x</text:span><text:span text:style-name="T46"> caràcters per </text:span><text:span text:style-name="T47">a </text:span><text:span text:style-name="T46">moltes llengües europees com l’espanyol, català, francés, portugués, noruec, etc.</text:span></text:p>
      <text:p text:style-name="P44">En particular, Microsoft va crear les seus <text:span text:style-name="T48">variants basades amb l’ISO 8859. D</text:span><text:span text:style-name="T47">urant molt de temps, </text:span><text:span text:style-name="T48">en Espanya, en Windows hem</text:span><text:span text:style-name="T47"> utilitzat una variant de l’</text:span><text:span text:style-name="T45">ISO 8859-1, </text:span><text:span text:style-name="T47">coneguda com la codificació de caràcter</text:span><text:span text:style-name="T48">s</text:span><text:span text:style-name="T47"> W</text:span><text:span text:style-name="T45">indows-1252.</text:span></text:p>
      <text:p text:style-name="P44"/>
      <text:p text:style-name="P44"/>
      <text:p text:style-name="P37"/>
      <text:p text:style-name="P37"/>
      <text:p text:style-name="P36"/>
      <text:p text:style-name="P2"><text:a xlink:type="simple" xlink:href="http://elvex.ugr.es/decsai/JAVA/pdf/1A-intro.pdf" text:style-name="Internet_20_link" text:visited-style-name="Visited_20_Internet_20_Link"><text:span text:style-name="T54">http://elvex.ugr.es/decsai/JAVA/pdf/1A-intro.pdf</text:span></text:a></text:p>
      <text:p text:style-name="P45"/>
      <text:p text:style-name="P46"/>
      <text:p text:style-name="P46"/>
      <text:p text:style-name="P46"/>
      <text:p text:style-name="P50">Unicode</text:p>
      <text:p text:style-name="P51">Unicode <text:span text:style-name="T50">és </text:span><text:span text:style-name="T52">gran </text:span><text:span text:style-name="T50">un conjunt de caràcters que inclou tots els caràcters necessaris per a </text:span><text:span text:style-name="T52">la majoria d’</text:span><text:span text:style-name="T50">idiome</text:span><text:span text:style-name="T52">s del món</text:span><text:span text:style-name="T50">, </text:span><text:span text:style-name="T52">tant</text:span><text:span text:style-name="T50"> actuals </text:span><text:span text:style-name="T52">com antics </text:span><text:span text:style-name="T51">(cuneïforme, jeroglífics egipcis, etc.), a més de signes de puntuació i altres símbols </text:span><text:span text:style-name="T52">utilitzats en l’escriptura de textos. </text:span></text:p>
      <text:p text:style-name="P52"/>
      <text:p text:style-name="P53">Abans d’Unicode, cap sistema de codificació contenia els caràcters <text:span text:style-name="T49">necessaris</text:span> per <text:span text:style-name="T49">a </text:span>cobrir tots els idiomes del món.</text:p>
      <text:p text:style-name="P53">Quan es treballa<text:span text:style-name="T49">va</text:span> sempre amb un mateix sistema de codificació tot funciona<text:span text:style-name="T49">va prou</text:span> bé, <text:span text:style-name="T52">els problemes venien amb documents plurilingües, on per exemple </text:span>diferents sistemes de codificació poden utilitzar el mateix nombre per a dos caràcters diferents, o utilitzar nombre diferents per al mateix caràcter.</text:p>
      <text:p text:style-name="P53"><text:span text:style-name="T52">Un altre problema es produïa en la</text:span> transfer<text:span text:style-name="T52">ència de</text:span> dades entre sistemes que utilitzaven diferents codificacions <text:span text:style-name="T52">la que </text:span>es produïen errors quan es convertien els caràcters d’una codificació amb l’altra.</text:p>
      <text:p text:style-name="P47"/>
      <text:p text:style-name="P3"><text:a xlink:type="simple" xlink:href="https://manpages.ubuntu.com/manpages/bionic/es/man7/unicode.7.html" text:style-name="Internet_20_link" text:visited-style-name="Visited_20_Internet_20_Link"><text:span text:style-name="T54">https://manpages.ubuntu.com/manpages/bionic/es/man7/unicode.7.html</text:span></text:a></text:p>
      <text:p text:style-name="P47"/>
      <text:p text:style-name="P47"/>
      <text:p text:style-name="P54">Unicode és un estàndard que definix una gran taula on queden reflectits els caràcters de la majoria <text:span text:style-name="T58">de les llengües</text:span> del món, tant actuals com <text:span text:style-name="T58">a mortes,</text:span> a més de signes de puntuació, <text:span text:style-name="T58">de control</text:span> i altres símbols <text:span text:style-name="T52">utilitzats en l’escriptura de textos.</text:span></text:p>
      <text:p text:style-name="P54"/>
      <text:p text:style-name="P55">Abans d’Unicode els diferents codificacions de caràcters no eren universals i no cobrien el caràcters per a tot<text:span text:style-name="T59">e</text:span>s <text:span text:style-name="T59">les llengües</text:span> del món. A més, estes codificacions entraven en conflicte entre elles.</text:p>
      <text:p text:style-name="P55">Per exemple, en documents plurilingües, <text:span text:style-name="T59">les </text:span>diferents<text:span text:style-name="T51"> codificacions podien utilitzar el mateix </text:span><text:span text:style-name="T59">nombre</text:span><text:span text:style-name="T51"> per a dos caràcters diferents, o utilitzar números diferents per al mateix caràcter. </text:span><text:span text:style-name="T52">Un altre problema es produïa en la</text:span><text:span text:style-name="T53"> transfer</text:span><text:span text:style-name="T52">ència de</text:span><text:span text:style-name="T53"> dades entre sistemes que utilitzaven diferents codificacions </text:span>el<text:span text:style-name="T52"> que </text:span><text:span text:style-name="T53">es produïa errors quan es convertien els caràcters d’una codificació amb l’altra.</text:span></text:p>
      <text:p text:style-name="P54"/>
      <text:p text:style-name="P56">En Unicode cada caràcter s’identifica per un nombre, anomenat punt de codi, i pel seu nom o una descripció. </text:p>
      <text:p text:style-name="P57"><text:span text:style-name="T57">Per conveniència </text:span>Unicode esta subdividit en 17 nivells, anomenat<text:span text:style-name="T55">s</text:span> plànols. Cada plànol conté 65.536 punts de codi. <text:span text:style-name="T55">No es casual que 2&lt;sup&gt;16&lt;/sup&gt;=65.536, que són el combinacions que permete</text:span><text:span text:style-name="T56">n</text:span><text:span text:style-name="T55"> 2 bytes. Això </text:span><text:span text:style-name="T57">Unicode </text:span><text:span text:style-name="T55">permet codificar <text:s/>17*2&lt;sup&gt;16&lt;/sup&gt;</text:span><text:span text:style-name="T56">=1.114.112</text:span><text:span text:style-name="T55"> caràcters. </text:span></text:p>
      <text:p text:style-name="P60">La majoria de plànols no tenen cap caràcter assignat, estan buit. I no tots els plànols estan plens. En cada nova versió d’Unicode es van afegint nous caràcters.</text:p>
      <text:p text:style-name="P60"/>
      <text:p text:style-name="P57"/>
      <text:p text:style-name="P58">El plànol més important és el nivell 0, conegut com a Nivell Multilingüe Bàsic, o BMP per les seues sigles en anglés. Este plànol conté quasi tots els caràcters del<text:span text:style-name="T56">s</text:span> idiomes moderns.</text:p>
      <text:p text:style-name="P59">Per a expressar un punt de codi s’escriu U+ seguit del punt de codi expressat en hexadecimal. Alguns exemples:</text:p>
      <text:p text:style-name="P59">l = U+006C</text:p>
      <text:p text:style-name="P59">ü = U+00FC</text:p>
      <text:p text:style-name="P59">β = U+0392</text:p>
      <text:p text:style-name="P59">é = U+00E9</text:p>
      <text:p text:style-name="P48"/>
      <text:p text:style-name="P48">Unicode és compatible amb la codificació ISO-8859-1, perquè els 256 primers caràcters d'Unicode coincideixen amb els caràcters de ISO-8859-1. </text:p>
      <text:p text:style-name="P48"/>
      <text:p text:style-name="P48"/>
      <text:p text:style-name="P48"/>
      <text:p text:style-name="P62"><text:soft-page-break/>La codificació dels caràcters en ASCII és molt senzilla. Per exemple, <text:span text:style-name="T60">a</text:span>l caràcter A <text:span text:style-name="T60">li </text:span>correspon <text:span text:style-name="T60">el nombre</text:span> 65 <text:span text:style-name="T60">dins </text:span>de la taula ASCII i l’ordinador la codifica com un byte amb el valor 65. <text:span text:style-name="T61">Necessitem 8 bits (1 byte) per a codificar qualsevol caràcter.</text:span></text:p>
      <text:p text:style-name="P62"/>
      <text:p text:style-name="P62"/>
      <text:p text:style-name="P63">Unicode, <text:span text:style-name="T64">en canvi, utilitza una codificació anomenada </text:span><text:span text:style-name="T63">UTF (Unicode Translation Format) de la qual tenim tres </text:span><text:span text:style-name="T64">variants</text:span><text:span text:style-name="T63">: UTF-32, UTF-16 i UTF-8. </text:span><text:span text:style-name="T64">Això implica que un mateix caràcter </text:span><text:span text:style-name="T60">es pot codificar de diferents maneres.</text:span></text:p>
      <text:p text:style-name="P66"/>
      <text:p text:style-name="P66"><text:span text:style-name="T61">Això és així perquè s</text:span>i la codificació fóra directa com en ASCII necessitaríem 21 bits per <text:span text:style-name="T61">a </text:span>poder identificar a qualsevol dels 1.114.112 caràcters <text:span text:style-name="T61">= </text:span>17*2&lt;sup&gt;16&lt;/sup&gt; <text:span text:style-name="T61">d’U</text:span><text:span text:style-name="T65">nicode</text:span><text:span text:style-name="T61">. <text:s/></text:span><text:span text:style-name="T63">En realitat serien 24 bits (3 bytes) ja que els bits sempre en manipulen agrupats com a bytes.</text:span></text:p>
      <text:p text:style-name="P66"/>
      <text:p text:style-name="P66"><text:span text:style-name="T61">I considerant que, la majoria de vegades només s’usen els caràcters del plànol 0, que caben en 16 bits, i que en moltes ocasions amb el codis <text:s/></text:span><text:span text:style-name="T62">ISO-8859-1 </text:span><text:span text:style-name="T61">en tenim prou, que caben en 8 bits, estaríem desperdiciant memòria i fent que els arxius pesaren més del necessari.</text:span></text:p>
      <text:p text:style-name="P65"/>
      <text:p text:style-name="P65"/>
      <text:p text:style-name="P49"/>
      <text:p text:style-name="P48"/>
      <text:p text:style-name="P48">UTF-8: codificación orientada a byte con símbolos de longitud variable.</text:p>
      <text:p text:style-name="P48">UTF-16: codificación de 16 bits de longitud variable optimizada para la representación del plano básico multilingüe (BMP).</text:p>
      <text:p text:style-name="P48">UTF-32: codificación de 32 bits de longitud fija, y la más sencilla de las tres.</text:p>
      <text:p text:style-name="P61"/>
      <text:p text:style-name="P61"/>
      <text:p text:style-name="P61"/>
      <text:p text:style-name="P61"/>
      <text:p text:style-name="P67">UTF-32: <text:span text:style-name="T67">É</text:span>s una codificació directa. <text:span text:style-name="T66">C</text:span>ada caràcter utilitza sempre 4 bytes que representen el nombre del caràcter dins de <text:span text:style-name="T65">la taula Unicode. </text:span><text:span text:style-name="T66">És el que més espai ocupa. Permet saber per endavant l’espai que ocuparà un text.</text:span></text:p>
      <text:p text:style-name="P67"/>
      <text:p text:style-name="P68">UTF-16: <text:span text:style-name="T67">U</text:span>tilitza 2 bytes quan els caràcters pertanyen al plànol 0 <text:span text:style-name="T67">i</text:span> 4 bytes per a la resta de plànols <text:span text:style-name="T67">Unicode.</text:span></text:p>
      <text:p text:style-name="P68"/>
      <text:p text:style-name="P68">UTF-8: <text:span text:style-name="T67">U</text:span>tilitza 1 byte per a representar <text:span text:style-name="T67">els </text:span>caràcters <text:span text:style-name="T62">ISO-8859-1, </text:span>que hem dit ocupen les primeres 256 posicions d’Unicode. <text:span text:style-name="T67">U</text:span>tilitza 2 <text:span text:style-name="T66">bytes quan codifica algunes llengües, com les romàniques. </text:span><text:span text:style-name="T67">U</text:span><text:span text:style-name="T66">tilitza </text:span>3 bytes per a la resta de caràcters del plànol 0. <text:span text:style-name="T67">I</text:span>, <text:span text:style-name="T66">finalment, </text:span>4 byte<text:span text:style-name="T67">s</text:span> per la resta de plànols.</text:p>
      <text:p text:style-name="P64"/>
      <text:p text:style-name="P64"/>
      <text:p text:style-name="P64"/>
      <text:p text:style-name="P64">Un objectiu principal del BMP és donar suport a la unificació de conjunts de caràcters anteriors així com de caràcters per escriure. La majoria dels punts de codi assignats al BMP s'utilitzen per codificar caràcters xinesos, japonesos i coreans (CJK)</text:p>
      <text:p text:style-name="P64"/>
      <text:p text:style-name="P69">Els plànols es subdividixen en blocs. La següent imatge, extreta de la Wikipedia, mostra els blocs en què està estructurat el plànol 0.</text:p>
      <text:p text:style-name="P69"/>
      <text:p text:style-name="P70">Fixa’t amb el bloc CJK, és el més gran, i es dedica a <text:span text:style-name="T60">codificar caràcters xinesos, japonesos i coreans (CJK).</text:span></text:p>
      <text:p text:style-name="P70"/>
      <text:p text:style-name="P69"><text:soft-page-break/><text:tab/>encara que la majoria dels punts de codi del BMP s'utilitzen per codificar caràcters xinesos, japonesos i coreans.</text:p>
      <text:p text:style-name="P69"/>
      <text:p text:style-name="P69"/>
      <text:p text:style-name="P69">También es conocido como Latin-9, y de forma no oficial como Latin-0 pero no como Latin-15. Es similar a ISO 8859-1 pero sustituye algunos símbolos poco comunes por el símbolo del euro y algunos otros caracteres que faltaban</text:p>
      <text:p text:style-name="P69"/>
      <text:p text:style-name="P71">L’ISO-8859-15 és una variació de l’ISO-8859-15 on s’han substituït alguns símbols poc comuns per el símbols de l’Euro (€) i uns alguns altres (Š, š, Ž,<text:tab/>ž, Œ, œ, Ÿ). En coneix també com a Latin-9, i també com a Latin-0.</text:p>
      <text:p text:style-name="P71"/>
      <text:p text:style-name="P71"/>
      <text:p text:style-name="P72">Si la codificació fóra directa, com en ASCII, necessitaríem 21 bits per a poder identificar a qualsevol dels 17*216 = 1.114.112 caràcters.</text:p>
      <text:p text:style-name="P73"/>
      <text:p text:style-name="P72">Fixa't que per a expressar el 17 necessitem 5 bits. <text:span text:style-name="T68">Per tant</text:span>, <text:span text:style-name="T68">un punt de codi està format per</text:span> 5 bits per <text:span text:style-name="T68">identificar e</text:span>l pl<text:span text:style-name="T68">à</text:span>nol més 16 bits com a desplaçament dins d'eixe pl<text:span text:style-name="T68">à</text:span>nol.</text:p>
      <text:p text:style-name="P72"/>
      <table:table table:name="Tabla5" table:style-name="Tabla5">
        <table:table-column table:style-name="Tabla5.A" table:number-columns-repeated="20"/>
        <table:table-row table:style-name="TableLine2625216645328">
          <table:table-cell table:style-name="Tabla5.A1" table:number-columns-spanned="5" office:value-type="string">
            <text:p text:style-name="P113">Plànol</text:p>
          </table:table-cell>
          <table:covered-table-cell/>
          <table:covered-table-cell/>
          <table:covered-table-cell/>
          <table:covered-table-cell/>
          <table:table-cell table:style-name="Tabla5.A1" table:number-columns-spanned="15" office:value-type="string">
            <text:p text:style-name="P113">Desplaçament en el plàn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25216658000">
          <table:table-cell table:style-name="Tabla5.A2" office:value-type="string">
            <text:p text:style-name="P114">0</text:p>
          </table:table-cell>
          <table:table-cell table:style-name="Tabla5.A2" office:value-type="string">
            <text:p text:style-name="P114">0</text:p>
          </table:table-cell>
          <table:table-cell table:style-name="Tabla5.A2" office:value-type="string">
            <text:p text:style-name="P114">0</text:p>
          </table:table-cell>
          <table:table-cell table:style-name="Tabla5.A2" office:value-type="string">
            <text:p text:style-name="P114">0</text:p>
          </table:table-cell>
          <table:table-cell table:style-name="Tabla5.A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F2" office:value-type="string">
            <text:p text:style-name="P114">0</text:p>
          </table:table-cell>
          <table:table-cell table:style-name="Tabla5.T2" office:value-type="string">
            <text:p text:style-name="P114">0</text:p>
          </table:table-cell>
        </table:table-row>
      </table:table>
      <text:p text:style-name="P72"/>
      <text:p text:style-name="P72"/>
      <text:p text:style-name="P74">La major part d’aplicacions escrites per a Windows utilitzen codificació UTF-16, <text:span text:style-name="T69">mentres que </text:span></text:p>
      <text:p text:style-name="P74">les de Mac OS <text:span text:style-name="T69">i Linux </text:span>utilitzen UTF-8. <text:span text:style-name="T69">També la majoria de pàgines web es codifiquen en UTF-8.</text:span></text:p>
      <text:p text:style-name="P72"/>
      <text:p text:style-name="P72"/>
      <text:p text:style-name="P75"/>
      <text:p text:style-name="P76">En la següent figura hem seleccionat 3 fragments de la taula ASCII. Un correspon als nombres del 0 al 9, l’altre a les lletres majúscules i l’últim a les lletres minúscules.</text:p>
      <text:p text:style-name="P76"/>
      <text:p text:style-name="P77">Fixa’t que els nombres tenen la seua pròpia codificació.</text:p>
      <text:p text:style-name="P77">D’esta manera, el 0 es codifica amb el codi 48. <text:span text:style-name="T70">Realment, este</text:span> 0 <text:span text:style-name="T70">de la taula </text:span>no és un nombre, és <text:span text:style-name="T70">el</text:span> símbol que representa al <text:span text:style-name="T70">nombre </text:span>0. <text:span text:style-name="T70">Este 0 és com qualsevol altre caràcter, com una A.</text:span></text:p>
      <text:p text:style-name="P77"/>
      <text:p text:style-name="P77"><text:span text:style-name="T70">Hem de distingir entre un nombre qualsevol com el 35 (00100011</text:span><text:span text:style-name="T8">2</text:span><text:span text:style-name="T14">) i com es codifica este 35. </text:span></text:p>
      <text:p text:style-name="P77"><text:span text:style-name="T14">En ASCII el 35 es codificaria segona la taula amb els codis 51 i 53 (00110011</text:span><text:span text:style-name="T8">2</text:span><text:span text:style-name="T14"> i 00110101</text:span><text:span text:style-name="T8">2</text:span><text:span text:style-name="T14">). </text:span><text:span text:style-name="T15">En UTF-8 és el mateix, recorda que l’ASCII està dins de l’Unicode.</text:span></text:p>
      <text:p text:style-name="P115"/>
      <text:p text:style-name="P116">Més coses. Fixa’t també en que primer van els nombres (codis del 48 al 57), després van les lletres majúscules (del 65 al 90) i, per últim, les lletres minúscules (del 97 al 122). </text:p>
      <text:p text:style-name="P117"/>
      <text:p text:style-name="P78"><text:span text:style-name="T10">Quan un programa ha d’ordenar una llista de noms es guia pels codis de la taula ASCII. </text:span><text:span text:style-name="T16">É</text:span><text:span text:style-name="T10">s per això que, </text:span><text:span text:style-name="T16">en una llista de noms, An</text:span><text:span text:style-name="T10">toni apareixerà per </text:span><text:span text:style-name="T16">davant que Josep, perquè primer està el codi 65 de la A i després el codi 74 de la J. És per això que Andrea apareixerà per davant d’Antoni, perquè el codi de la d en Andrea va per davant del codi de la t d’Antoni.</text:span></text:p>
      <text:p text:style-name="P118">Per la mateixa raó, Antoni apareixerà per davant d’antoni (la a en minúscula).</text:p>
      <text:p text:style-name="P119"/>
      <text:p text:style-name="P120">També podem trobar-no casos que ens resulten estranys. Per exemple, que 23_alumne estiga per davant de 3_alumne. Quan numèricament el 23 va després del 3. I és que, estrictament, el caràcter 3 està per davant del caràcter _.</text:p>
      <text:p text:style-name="P120"/>
      <text:p text:style-name="P121"><text:soft-page-break/></text:p>
      <text:p text:style-name="P119"/>
      <text:p text:style-name="P95"><text:span text:style-name="T10">Un espai en blanc és un lletra i està codificada amb el codi 32 ASCII. Els espais en blanc ocupen </text:span><text:span text:style-name="T18">espai (bytes) i és el</text:span><text:span text:style-name="T10"> mateix espai que ocup</text:span><text:span text:style-name="T18">a</text:span><text:span text:style-name="T10"> qualsevol altra lletra. </text:span></text:p>
      <text:p text:style-name="P95"><text:span text:style-name="T18">Q</text:span><text:span text:style-name="T10">uan </text:span><text:span text:style-name="T18">els programes ordenen noms,</text:span><text:span text:style-name="T17"> </text:span><text:span text:style-name="T18">aquells que comence per un espai en blanc van per davant d’aquells que comencen per un nombres o una lletra.</text:span></text:p>
      <text:p text:style-name="P122"/>
      <text:p text:style-name="P123">Quan introduïm un usuari i una contrasenya hem d’anar en compte en no posar espais de més, tant a l’inici com al final, a no ser que formen part d’ells. </text:p>
      <text:p text:style-name="P124"/>
      <text:p text:style-name="P126">Un dels components típics de les interfícies gràfiques dels programes són les caixes de text. En elles l’usuari introduïx text per al programa. I és sempre text, encara que teclegem nombres, no són nombres, són el texts que representa les xifres del nombres.</text:p>
      <text:p text:style-name="P125"/>
      <text:p text:style-name="P76"/>
      <text:p text:style-name="P96">Quan un programa distingix entre les majúscules i les minúscules es diu que es ‘sensible a les majúscules i a les minúscules’. A nivell tècnic es diu que es ‘case sensitive’.</text:p>
      <text:p text:style-name="P96"/>
      <text:p text:style-name="P76"/>
      <text:p text:style-name="P97">El que he comentat de l’ordenació, dels espais en blanc i en general de la codificació <text:span text:style-name="T71">de caràcters </text:span>pot ser alterat pels programes. D’esta manera, un programa pot eliminar els espais en blancs inicials i finals perquè considera que és un error d’introducció de dades. Pot també no distingir entres les majúscules i les minúscules. O, a l’hora d’ordenar, considerar que les lletres accentuades equivalen a les no accentuades, <text:span text:style-name="T71">o </text:span><text:span text:style-name="T72">fer que</text:span><text:span text:style-name="T71"> </text:span><text:span text:style-name="T72">aquells noms que comencen per un nombre tinguen una ordenació basada en l’ordre numèric i no amb basada en la seua codificació de caràcters interna.</text:span></text:p>
      <text:p text:style-name="P97"/>
      <text:p text:style-name="P97"/>
      <text:p text:style-name="P105">En estos subapartats hem parlat d’ASCII, quan la codificació més utilitzada és l’UTF8. Recordem que l’ASCII està inclòs en l’Unicode. De totes maneres hem simplificat, hem considerat només l’alfabet llatí, i no ens hem ficat amb vocals amb titlla, ñ i altres històries.</text:p>
      <text:p text:style-name="P98"/>
      <text:p text:style-name="P79">Abans de centrar-nos en els senyals digitals, resulta instructiu fer un poc d’història i saber com es feien les coses abans de l’època digital actual. En concret, estudiarem com era el procés de gravació <text:s/>i reproducció d’àudio analògic per a ampliar-lo després al digital.</text:p>
      <text:p text:style-name="P79"/>
      <text:p text:style-name="P79"/>
      <text:p text:style-name="P80">La següent figura mostra, <text:span text:style-name="T74">d’esquerra a dreta,</text:span> una cinta de vídeo, un<text:span text:style-name="T74">a</text:span> casset <text:span text:style-name="T74">d’àudio,</text:span> <text:span text:style-name="T75">u</text:span>n<text:span text:style-name="T73">a bobina</text:span> de cinta magnètica <text:span text:style-name="T75">i l’</text:span><text:span text:style-name="T74">esquema del mecanisme intern </text:span><text:span text:style-name="T75">d’una cinta.</text:span></text:p>
      <text:p text:style-name="P81">La bobina es coneix com a magnètica perquè està recoberta per una pel·lícula de material magnetitzable. El mecanisme intern <text:span text:style-name="T76">de </text:span>dins de la carcassa permet que la cinta <text:span text:style-name="T74">s’enrotll</text:span><text:span text:style-name="T76">e</text:span><text:span text:style-name="T74"> per un costat </text:span>mestre <text:span text:style-name="T74">es desenrotll</text:span><text:span text:style-name="T76">e</text:span><text:span text:style-name="T74"> per l’altre i, en el seu recorregut, es f</text:span><text:span text:style-name="T76">a</text:span><text:span text:style-name="T74"> passar pel capçal de gravació/reproducció.</text:span></text:p>
      <text:p text:style-name="P80"/>
      <text:p text:style-name="P82">El procés de gravació d’àudio seguix els següents passos:</text:p>
      <text:p text:style-name="P81"/>
      <text:p text:style-name="P84"><text:span text:style-name="T76">1- Quan parlem, les cordes vocals </text:span><text:span text:style-name="T77">fan</text:span><text:span text:style-name="T76"> vibrar les molècules d’aire que les envolten.</text:span><text:span text:style-name="T77"> </text:span><text:span text:style-name="T78">Estes molècules, al seu torn, fan que les molècules del seu voltant vibren també. </text:span><text:span text:style-name="T77">Esta vibració es </text:span><text:span text:style-name="T78">propaga de molècula a molècula fent que el so viatge fins arribar al micr</text:span><text:span text:style-name="T80">òfon.</text:span></text:p>
      <text:p text:style-name="P84"/>
      <text:p text:style-name="P83">2- <text:span text:style-name="T79">A l’igual que en la oïda humana, els micròfons tenen una membrana que vibra amb el so que li arriba, esta vibració es convertix en variacions de voltatge (energia elèctrica). </text:span><text:span text:style-name="T80">Com es un voltatge molt dèbil este s’ha d’amplificar.</text:span></text:p>
      <text:p text:style-name="P83"/>
      <text:p text:style-name="P93">3- Una vegada amplificat arriba al capçal, este transforma les variacions de tensió que li arriben en unes variacions d’un camp magnètic. Per davall del capçal esta passant constantment la cinta on les partícules magnètiques que la impregnen es van reordenant segons les variacions d’este camp magnètic.</text:p>
      <text:p text:style-name="P83"/>
      <text:p text:style-name="P85">Els procés de reproducció es similar, però a la inversa.</text:p>
      <text:p text:style-name="P85">Com abans, la cinta corre davall del capçal. Però en este cas, són les variacions de les partícules magnètiques que van provocar durant la gravació les que fan que el capçal genere les variacions de tensió.</text:p>
      <text:p text:style-name="P85">Com esta tensió és dèbil necessita ser amplificada.</text:p>
      <text:p text:style-name="P85">El senyal d’eixida de l’amplificador va cap un altaveu que actua com les corder vocals. Disposa d’una membrana que vibra <text:span text:style-name="T81">a</text:span>l ritme de les variacions del senyal que li arrib<text:span text:style-name="T81">en</text:span> i crea el so.</text:p>
      <text:p text:style-name="P85"/>
      <text:p text:style-name="P86">A continuació, enllaçarem el que hem vist amb el món digital. Ho farem comparant el procés de gravació d’una cinta amb el procés de gravació d’un disc dur.</text:p>
      <text:p text:style-name="P86"/>
      <text:p text:style-name="P100">Bàsicament, un disc dir esta format per un plat impregnat d’una capa de material magnetitzable, com les cintes. També tenim un capçal capaç de generar variacions sobre este material i de llegir-les. </text:p>
      <text:p text:style-name="P100"/>
      <text:p text:style-name="P100">En les cintes, el moviment continu de la cinta fa que la informació (el so) es grave i llisca de manera seqüencial segons va passant la cinta. Això fa que, si la cinta està bobinada i volem escoltar una cançó que està al principi haurem de rebobinar-la i buscar el punt on comença <text:span text:style-name="T82">eixa</text:span> cançó. És diu que té un accés seqüencial.</text:p>
      <text:p text:style-name="P100"/>
      <text:p text:style-name="P100">Per contra, en els discos durs, el plat gira a una velocitat constant i sobre ell el capçal es pot moure lliurement per tota la superfície i arribar a qualsevol lloc ràpidament, es diu que té un accés aleatori.</text:p>
      <text:p text:style-name="P87"/>
      <text:p text:style-name="P88"><text:span text:style-name="T83">E</text:span>n les cintes, l’objectiu de la gravació <text:span text:style-name="T83">é</text:span>s <text:span text:style-name="T83">la de </text:span>plasmar magnèticament les vibracions de les molècules de l’aire i durant el procés de reproducció <text:span text:style-name="T83">re</text:span>generar de nou este vibracions.</text:p>
      <text:p text:style-name="P91">Un bon procés<text:span text:style-name="T83"> de gravació/reproducció</text:span><text:span text:style-name="T82"> </text:span>es aquell on <text:span text:style-name="T83">el so que generem</text:span><text:span text:style-name="T82"> </text:span>és<text:span text:style-name="T82"> els més fidedigne possible a l’original. </text:span></text:p>
      <text:p text:style-name="P89"/>
      <text:p text:style-name="P89">En els discos, el procés de gravació i lectura també es magnètica, la diferència està en el tipus d’informació que estem gravant que no es altra que els bits amb què està formada la informació digital. <text:span text:style-name="T84">Evidentment la tecnologia en els discos és molt més avançada i permet gravar més informació en menys espai i accedir a ella d’una manera notablement més ràpida.</text:span></text:p>
      <text:p text:style-name="P89"/>
      <text:p text:style-name="P90">En la següent figura es veu la manera en què es magnetitza la superfície del disc. Les variacions magnètiques es graven en profunditat per a ocupar menys espai i la direcció de magnetització marca si es tracta d’un 1 o un 0.</text:p>
      <text:p text:style-name="P90"/>
      <text:p text:style-name="P92"><text:soft-page-break/>El món en què vivim és un món analògic <text:span text:style-name="T85">i</text:span> la raó per la qual es digitalitza <text:span text:style-name="T85">é</text:span>s perquè ens aporta molt avantatges.</text:p>
      <text:p text:style-name="P102"/>
      <text:p text:style-name="P101"><text:span text:style-name="T86">Els senyals analògics provenen dels </text:span>sensor<text:span text:style-name="T86">s</text:span>. <text:span text:style-name="T86">E</text:span>s <text:span text:style-name="T86">tracta de </text:span>dispositiu<text:span text:style-name="T86">s</text:span> capaç<text:span text:style-name="T86">os</text:span> de capturar algun tipus de magnitud física <text:span text:style-name="T86">i de convertir-la en un senyal elèctric. Així tenim, entre altres, sensors de temperatura, de llum, de pressió, de posició, de moviment, de so, etc.</text:span></text:p>
      <text:p text:style-name="P99"/>
      <text:p text:style-name="P103">Tornem al cas de la captura de so analògic. <text:span text:style-name="T87">Sabem que </text:span>el micro (un sensor <text:span text:style-name="T87">de so</text:span>) transforma el so en un senyal elèct<text:span text:style-name="T87">ric </text:span><text:span text:style-name="T88">analògic</text:span><text:span text:style-name="T87">. Ara suposem que el connectem a l’entrada de </text:span><text:span text:style-name="T88">micro</text:span><text:span text:style-name="T87"> </text:span><text:span text:style-name="T88">de </text:span><text:span text:style-name="T87">l’ordinador.</text:span></text:p>
      <text:p text:style-name="P103"/>
      <text:p text:style-name="P103"><text:span text:style-name="T88">E</text:span><text:span text:style-name="T87">n la placa base, hi ha un xip que s’encarrega de fer el procés de digitalització, fa una conversió A/D convertint el senyal analògic en un de digital.</text:span></text:p>
      <text:p text:style-name="P103"/>
      <text:p text:style-name="P103"><text:span text:style-name="T87">Bàsicament, este procés consistix en anar prenent mostres del senyal analògic a intervals regulars, vore quin és el valor de la tensió elèctrica en cada mostra </text:span><text:span text:style-name="T88">i </text:span><text:span text:style-name="T87">convertir eixa tensió en un nombre en binari. La seqüencia de nombres que este xip va generant és el que es coneix com a </text:span><text:span text:style-name="T88">senyal digital.</text:span></text:p>
      <text:p text:style-name="P94">Este senyal digital podrà ser capturat per algun programa i gravat en disc en algun format de so.</text:p>
      <text:p text:style-name="P94"/>
      <text:p text:style-name="P94"/>
      <text:p text:style-name="P134">Encara que digitalitzem la realitat per conveniència, esta continua sent analògica. Això implica que, en algun moment, haurem de fer el pas invers. <text:span text:style-name="T96">És a dir, a partir dels nombres </text:span><text:span text:style-name="T95">que hem generat en el procés A/D haurem de </text:span><text:span text:style-name="T96">tornar a crear una ona que s’ha de parèixer el més possible a l’original. </text:span><text:span text:style-name="T95">E</text:span><text:span text:style-name="T96">ste procés invers és el que s’anomena conversió digital/analògic o D/A.</text:span></text:p>
      <text:p text:style-name="P94"/>
      <text:p text:style-name="P94"/>
      <text:p text:style-name="P104">El procés de conversió A/D consistix <text:span text:style-name="T89">essencialment en 3 passos, que són els que es mostren en la figura següent. Els de mostreig, quantificació i codificació.</text:span></text:p>
      <text:p text:style-name="P14"/>
      <text:p text:style-name="P14"/>
      <text:p text:style-name="P14"/>
      <text:p text:style-name="P14"/>
      <text:p text:style-name="P127"><text:span text:style-name="T92">Fixem-nos en l</text:span>a <text:span text:style-name="T92">següent </text:span>gràfica. <text:span text:style-name="T92">La </text:span>de l’<text:span text:style-name="T90">esquerra</text:span> representa el senyal elèctric generat pel micr<text:span text:style-name="T92">òfon</text:span> i en ella es pot vore el primer pas en el procés de digitalització anomenat mostreig.</text:p>
      <text:p text:style-name="P127"/>
      <text:p text:style-name="P127"><text:span text:style-name="T92">Els mostreig</text:span> consistix en agafar a intervals de temps regulars <text:span text:style-name="T91">(t1, t2, t3, t4..) </text:span>el valor del voltatge del senyal analògic <text:span text:style-name="T91">(v1, v2, v3, v4...)</text:span></text:p>
      <text:p text:style-name="P127"/>
      <text:p text:style-name="P133">El circuit electrònic que realitza la conversió s’anomena conversor A/D i el que fa <text:span text:style-name="T92">é</text:span>s prendre mostres a una determinada velocitat, a unes determinades mostres per segon. <text:span text:style-name="T92">L</text:span><text:span text:style-name="T94">es unitat</text:span><text:span text:style-name="T92">s</text:span><text:span text:style-name="T94"> </text:span><text:span text:style-name="T92">de la freqüència de mostreig </text:span><text:span text:style-name="T94">són els</text:span> Hertz.</text:p>
      <text:p text:style-name="P143"/>
      <text:p text:style-name="P141"><text:span text:style-name="T106">Durant el procés de digitalització hem d’ajustar dos paràmetres:</text:span><text:span text:style-name="T97"> </text:span><text:span text:style-name="T98">la </text:span><text:span text:style-name="T107">freqüència de mostreig i la resolució.</text:span></text:p>
      <text:p text:style-name="P140"/>
      <text:p text:style-name="P135"><text:span text:style-name="T109">C</text:span><text:span text:style-name="T94">om </text:span><text:span text:style-name="T109">acabem de </text:span><text:span text:style-name="T94">di</text:span><text:span text:style-name="T109">r</text:span><text:span text:style-name="T94"> </text:span><text:span text:style-name="T109">la freqüència indica </text:span><text:span text:style-name="T94">el nombre de mostres per segon. </text:span><text:span text:style-name="T108">És fàcil entendre que a</text:span> major freqüència de mostreig la quantitat de nombre<text:span text:style-name="T93">s</text:span> generada serà major <text:span text:style-name="T109">i</text:span> <text:span text:style-name="T109">que </text:span>això e<text:span text:style-name="T109">n</text:span>s permetrà, <text:span text:style-name="T109">quan fem la conversió D/A, </text:span>reconstruir l’ona original amb major <text:span text:style-name="T109">exactitud</text:span>.</text:p>
      <text:p text:style-name="P135"/>
      <text:p text:style-name="P128">Com a curiositat l<text:span text:style-name="T100">es freqüències de mostreig estàndard en àudio digital són de 24KHz, 30KHz, 44,1KHz o 48KHz</text:span></text:p>
      <text:p text:style-name="P144"/>
      <text:p text:style-name="P147"/>
      <text:p text:style-name="P148"><text:soft-page-break/>La següent figura mostra el resultat del mostreig d’una ona sinusoidal d’entrada a diferents freqüències. Es veu com segons augmentem la freqüència l’ona quadrada generada s’ajusta cada vegada més a la forma sinusoidal original.</text:p>
      <text:p text:style-name="P147"/>
      <text:p text:style-name="P130"><text:span text:style-name="T99">El resultat del procés de mostreig és una ona quadrada. </text:span><text:span text:style-name="T101">Quan una ona quadrada canvia el valor de la seua amplitud ho fa de manera directa, sense passar pels seus valors intermedis. </text:span><text:span text:style-name="T102">Es genera perquè quan el circuit de digitalització pren una mostra manté el valor tensió capturada fins el següent mostreig.</text:span></text:p>
      <text:p text:style-name="P148"/>
      <text:p text:style-name="P149">Fent un símil, podem entendre la freqüència com el nombre de fotogrames de una pel·lícula, a més fotogrames el vídeo es més realista. </text:p>
      <text:p text:style-name="P149"/>
      <text:p text:style-name="P150">Una ona de freqüència baixa se sent com un so greu, mentre que una d’alta freqüència com un so agut. Una ona de so del món real és la suma de múltiples ones a diferents freqüències, de les més baixes a les més altes.</text:p>
      <text:p text:style-name="P150"/>
      <text:p text:style-name="P150">Quant més alta siga la freqüència de mostreig serem capaços de capturar freqüències més altes. Si la freqüència de mostreig es baixa, entre mostra i mostra, el senyal del so pot haver vibrat i no quedar enregistrat.</text:p>
      <text:p text:style-name="P148"/>
      <text:p text:style-name="P147"/>
      <text:p text:style-name="P147">Resolució o profunditat de bits</text:p>
      <text:p text:style-name="P144"/>
      <text:p text:style-name="P137"><text:span text:style-name="T110">A</text:span>cabem de vore <text:span text:style-name="T110">que</text:span> el mostreig genera una seqüència de nombres codificats en binari. Però, de quants bits és cadascun d’<text:span text:style-name="T110">estos nombres</text:span>? <text:span text:style-name="T110">A </text:span><text:span text:style-name="T111">esta</text:span><text:span text:style-name="T110"> quantitat </text:span>de bits<text:span text:style-name="T110"> se la</text:span> coneix com a resolució <text:span text:style-name="T110">o </text:span>profunditat de bits.</text:p>
      <text:p text:style-name="P136"/>
      <text:p text:style-name="P138">Per exemple, una resolució de 4 bits vol dir que cada nombre és de 4 bits de longitud. Això implica que, l’ample del senyal que estem digitalitzant estarà subdividit en 16 parts ja que, amb 4 bits, podem expressar des del 0000<text:span text:style-name="T4">2</text:span> a l’1111<text:span text:style-name="T4">2</text:span>, <text:span text:style-name="T111">que son 16 nombres.</text:span></text:p>
      <text:p text:style-name="P139">Si la resolució fóra de 8 bits, tendríem subdividit l’ample del senyal en 256 parts, ja que, amb 8 bits podem expressar des del 00000000<text:span text:style-name="T4">2</text:span> al 11111111<text:span text:style-name="T4">2</text:span>.</text:p>
      <text:p text:style-name="P146"/>
      <text:p text:style-name="P146"/>
      <text:p text:style-name="P129"><text:span text:style-name="T100">D</text:span><text:span text:style-name="T99">e la combinació de freqüència i resolució dependrà la qualitat del so que podrem reproduir. És fàcil d'entendre que, a major freqüència i a major resolució requerirem de més espais per a guardar els nombres, ja que més freqüència implica més nombres i més resolució que estos tinguen més bits.</text:span></text:p>
      <text:p text:style-name="P151"/>
      <text:p text:style-name="P151"/>
      <text:p text:style-name="P153">La següent figura mostra la mateixa ona digitalitzada a la mateixa freqüència però amb resolucions diferents. Podem observar que, a major resolució els puntets del mostreig cauen més a prop de l’ona <text:s/>original. Dit d’altra manera, a major resolució, tenim més subdivisions, més punts de mostreig que estiguen més pròxim per on passe l’ona.</text:p>
      <text:p text:style-name="P151"/>
      <text:p text:style-name="P151"/>
      <text:p text:style-name="P152"/>
      <text:p text:style-name="P131"><text:span text:style-name="T103">El procés d’aproximar c</text:span><text:span text:style-name="T100">ada mostra </text:span><text:span text:style-name="T103">a un dels valors permesos s’anomena quantificació. </text:span><text:span text:style-name="T104">Aclarim un poc açò.</text:span></text:p>
      <text:p text:style-name="P154"/>
      <text:p text:style-name="P132"><text:span text:style-name="T105">S</text:span><text:span text:style-name="T99">egons la resolució que estiguem utilitzant, </text:span><text:span text:style-name="T105">estem subdividint l’amplitud de l’ona en més o menys parts. Dit d’altra manera, en més o menys valors de tensió (V) que podem capturar. Eixos valors <text:s/>són els valors permesos de tensió.</text:span></text:p>
      <text:p text:style-name="P155"/>
      <text:p text:style-name="P155">Si quan fem la captura, el valor de la tensió en eixe punt no coincidix exactament amb ningun dels valors permesos, agafarem el valor permés que estiga més a prop del valor real. És per això que, a major resolució més valors permesos de tensió i tindrem més exactitud a l’hora de reconstruir l’ona original.</text:p>
      <text:p text:style-name="P154"/>
      <text:p text:style-name="P154"/>
      <text:p text:style-name="P146"/>
      <text:p text:style-name="P144"/>
      <text:p text:style-name="P144"/>
      <text:p text:style-name="P144"/>
      <text:p text:style-name="P144">Fixem-nos en un detall important, l’ample de l’ona són en realitat els volts que estem mesurant d’eixa ona, per tant subdividir l’ample de l’ona en un nombre concret de valors implica que només estic permetent un nombre determinats de valors de la tensió.</text:p>
      <text:p text:style-name="P144"/>
      <text:p text:style-name="P144">Amb 4 bits puc capturar 16 valors de tensió diferents <text:s/>i amb 3 bits només puc capturar-ne 8.</text:p>
      <text:p text:style-name="P144"/>
      <text:p text:style-name="P144">Això implica també que quan faig el mostreig i mire la tensió que he capturat he de ajustar eixa tensió a un dels valors permesos. Per tant, quants més valors permesos tinga, a l’hora de reconstruir l’ona original podré aconseguir millor precisió.</text:p>
      <text:p text:style-name="P144"/>
      <text:p text:style-name="P144">Fixeu-vos que quan prenc un mostreig el valor real que m’anotaré no sempre és el valor de la tensió real en eixe punt, sinó un dels valors permesos, de fet sempre agafe el valor permés més a prop al real. </text:p>
      <text:p text:style-name="P144"/>
      <text:p text:style-name="P144"/>
      <text:p text:style-name="P160"><text:span text:style-name="T2"/></text:p>
      <text:p text:style-name="P145"/>
      <text:p text:style-name="P156">Octal</text:p>
      <text:p text:style-name="P156">Un altre sistema de numeració que sol utilitzar, encara que no tant, és el sistema octal o sistema en base 8. Ara que comprenem la lògica dels sistemes de numeració posicionals resulta fàcil estudiar qualsevol altre base.</text:p>
      <text:p text:style-name="P156"/>
      <text:p text:style-name="P156">La base octal està formada per 8 xifres: 0, 1, 2, 3, 4, 5, 6 i 7.</text:p>
      <text:p text:style-name="P156"/>
      <table:table table:name="Tabla6" table:style-name="Tabla6">
        <table:table-column table:style-name="Tabla6.A"/>
        <table:table-column table:style-name="Tabla6.B" table:number-columns-repeated="8"/>
        <table:table-row table:style-name="TableLine2625309236368">
          <table:table-cell table:style-name="Tabla6.A1" office:value-type="string">
            <text:p text:style-name="P176">Octal</text:p>
          </table:table-cell>
          <table:table-cell table:style-name="Tabla6.B1" office:value-type="string">
            <text:p text:style-name="P177">0</text:p>
          </table:table-cell>
          <table:table-cell table:style-name="Tabla6.C1" office:value-type="string">
            <text:p text:style-name="P177">1</text:p>
          </table:table-cell>
          <table:table-cell table:style-name="Tabla6.B1" office:value-type="string">
            <text:p text:style-name="P177">2</text:p>
          </table:table-cell>
          <table:table-cell table:style-name="Tabla6.C1" office:value-type="string">
            <text:p text:style-name="P177">3</text:p>
          </table:table-cell>
          <table:table-cell table:style-name="Tabla6.B1" office:value-type="string">
            <text:p text:style-name="P177">4</text:p>
          </table:table-cell>
          <table:table-cell table:style-name="Tabla6.C1" office:value-type="string">
            <text:p text:style-name="P177">5</text:p>
          </table:table-cell>
          <table:table-cell table:style-name="Tabla6.B1" office:value-type="string">
            <text:p text:style-name="P177">6</text:p>
          </table:table-cell>
          <table:table-cell table:style-name="Tabla6.I1" office:value-type="string">
            <text:p text:style-name="P177">7</text:p>
          </table:table-cell>
        </table:table-row>
        <table:table-row table:style-name="TableLine2625309236368">
          <table:table-cell table:style-name="Tabla6.A2" office:value-type="string">
            <text:p text:style-name="P176">Decimal</text:p>
          </table:table-cell>
          <table:table-cell table:style-name="Tabla6.B2" office:value-type="string">
            <text:p text:style-name="P177">0</text:p>
          </table:table-cell>
          <table:table-cell table:style-name="Tabla6.C2" office:value-type="string">
            <text:p text:style-name="P177">1</text:p>
          </table:table-cell>
          <table:table-cell table:style-name="Tabla6.B2" office:value-type="string">
            <text:p text:style-name="P177">2</text:p>
          </table:table-cell>
          <table:table-cell table:style-name="Tabla6.C2" office:value-type="string">
            <text:p text:style-name="P177">3</text:p>
          </table:table-cell>
          <table:table-cell table:style-name="Tabla6.B2" office:value-type="string">
            <text:p text:style-name="P177">4</text:p>
          </table:table-cell>
          <table:table-cell table:style-name="Tabla6.C2" office:value-type="string">
            <text:p text:style-name="P177">5</text:p>
          </table:table-cell>
          <table:table-cell table:style-name="Tabla6.B2" office:value-type="string">
            <text:p text:style-name="P177">6</text:p>
          </table:table-cell>
          <table:table-cell table:style-name="Tabla6.I2" office:value-type="string">
            <text:p text:style-name="P177">7</text:p>
          </table:table-cell>
        </table:table-row>
        <table:table-row table:style-name="TableLine2625309236368">
          <table:table-cell table:style-name="Tabla6.A3" office:value-type="string">
            <text:p text:style-name="P176">Binari</text:p>
          </table:table-cell>
          <table:table-cell table:style-name="Tabla6.B2" office:value-type="string">
            <text:p text:style-name="P177"><text:s/>000 </text:p>
          </table:table-cell>
          <table:table-cell table:style-name="Tabla6.C2" office:value-type="string">
            <text:p text:style-name="P177"><text:s/>001 </text:p>
          </table:table-cell>
          <table:table-cell table:style-name="Tabla6.B2" office:value-type="string">
            <text:p text:style-name="P177"><text:s/>010 </text:p>
          </table:table-cell>
          <table:table-cell table:style-name="Tabla6.C2" office:value-type="string">
            <text:p text:style-name="P177"><text:s/>011 </text:p>
          </table:table-cell>
          <table:table-cell table:style-name="Tabla6.B2" office:value-type="string">
            <text:p text:style-name="P177"><text:s/>100 </text:p>
          </table:table-cell>
          <table:table-cell table:style-name="Tabla6.C2" office:value-type="string">
            <text:p text:style-name="P177"><text:s/>101 </text:p>
          </table:table-cell>
          <table:table-cell table:style-name="Tabla6.B2" office:value-type="string">
            <text:p text:style-name="P177"><text:s/>110 </text:p>
          </table:table-cell>
          <table:table-cell table:style-name="Tabla6.I2" office:value-type="string">
            <text:p text:style-name="P177"><text:s/>111 </text:p>
          </table:table-cell>
        </table:table-row>
      </table:table>
      <text:p text:style-name="P156"/>
      <text:p text:style-name="P156"/>
      <text:p text:style-name="P156"/>
      <text:p text:style-name="P157"/>
      <table:table table:name="Tabla7" table:style-name="Tabla7">
        <table:table-column table:style-name="Tabla7.A"/>
        <table:table-column table:style-name="Tabla7.B"/>
        <table:table-column table:style-name="Tabla7.C"/>
        <table:table-column table:style-name="Tabla7.D"/>
        <table:table-column table:style-name="Tabla7.C" table:number-columns-repeated="2"/>
        <table:table-column table:style-name="Tabla7.D"/>
        <table:table-column table:style-name="Tabla7.C"/>
        <table:table-column table:style-name="Tabla7.D"/>
        <table:table-column table:style-name="Tabla7.C"/>
        <table:table-column table:style-name="Tabla7.D"/>
        <table:table-column table:style-name="Tabla7.C"/>
        <table:table-column table:style-name="Tabla7.D"/>
        <table:table-column table:style-name="Tabla7.C" table:number-columns-repeated="2"/>
        <table:table-column table:style-name="Tabla7.D"/>
        <table:table-column table:style-name="Tabla7.Q"/>
        <table:table-row table:style-name="Tabla7.1">
          <table:table-cell table:style-name="Tabla7.A1" office:value-type="string">
            <text:p text:style-name="P178">Hexadecimal</text:p>
          </table:table-cell>
          <table:table-cell table:style-name="Tabla7.B1" office:value-type="string">
            <text:p text:style-name="P179">0</text:p>
          </table:table-cell>
          <table:table-cell table:style-name="Tabla7.C1" office:value-type="string">
            <text:p text:style-name="P179">1</text:p>
          </table:table-cell>
          <table:table-cell table:style-name="Tabla7.B1" office:value-type="string">
            <text:p text:style-name="P179">2</text:p>
          </table:table-cell>
          <table:table-cell table:style-name="Tabla7.C1" office:value-type="string">
            <text:p text:style-name="P179">3</text:p>
          </table:table-cell>
          <table:table-cell table:style-name="Tabla7.B1" office:value-type="string">
            <text:p text:style-name="P179">4</text:p>
          </table:table-cell>
          <table:table-cell table:style-name="Tabla7.C1" office:value-type="string">
            <text:p text:style-name="P179">5</text:p>
          </table:table-cell>
          <table:table-cell table:style-name="Tabla7.B1" office:value-type="string">
            <text:p text:style-name="P179">6</text:p>
          </table:table-cell>
          <table:table-cell table:style-name="Tabla7.C1" office:value-type="string">
            <text:p text:style-name="P179">7</text:p>
          </table:table-cell>
          <table:table-cell table:style-name="Tabla7.B1" office:value-type="string">
            <text:p text:style-name="P179">8</text:p>
          </table:table-cell>
          <table:table-cell table:style-name="Tabla7.C1" office:value-type="string">
            <text:p text:style-name="P179">9</text:p>
          </table:table-cell>
          <table:table-cell table:style-name="Tabla7.B1" office:value-type="string">
            <text:p text:style-name="P179">A</text:p>
          </table:table-cell>
          <table:table-cell table:style-name="Tabla7.C1" office:value-type="string">
            <text:p text:style-name="P179">B</text:p>
          </table:table-cell>
          <table:table-cell table:style-name="Tabla7.B1" office:value-type="string">
            <text:p text:style-name="P179">C</text:p>
          </table:table-cell>
          <table:table-cell table:style-name="Tabla7.C1" office:value-type="string">
            <text:p text:style-name="P179">D</text:p>
          </table:table-cell>
          <table:table-cell table:style-name="Tabla7.B1" office:value-type="string">
            <text:p text:style-name="P179">E</text:p>
          </table:table-cell>
          <table:table-cell table:style-name="Tabla7.Q1" office:value-type="string">
            <text:p text:style-name="P179">F</text:p>
          </table:table-cell>
        </table:table-row>
        <table:table-row table:style-name="Tabla7.1">
          <table:table-cell table:style-name="Tabla7.A2" office:value-type="string">
            <text:p text:style-name="P178">Binari</text:p>
          </table:table-cell>
          <table:table-cell table:style-name="Tabla7.B2" office:value-type="string">
            <text:p text:style-name="P179">0000</text:p>
          </table:table-cell>
          <table:table-cell table:style-name="Tabla7.C2" office:value-type="string">
            <text:p text:style-name="P179">0001</text:p>
          </table:table-cell>
          <table:table-cell table:style-name="Tabla7.B2" office:value-type="string">
            <text:p text:style-name="P179">0010</text:p>
          </table:table-cell>
          <table:table-cell table:style-name="Tabla7.C2" office:value-type="string">
            <text:p text:style-name="P179">0011</text:p>
          </table:table-cell>
          <table:table-cell table:style-name="Tabla7.B2" office:value-type="string">
            <text:p text:style-name="P179">0100</text:p>
          </table:table-cell>
          <table:table-cell table:style-name="Tabla7.C2" office:value-type="string">
            <text:p text:style-name="P179">0101</text:p>
          </table:table-cell>
          <table:table-cell table:style-name="Tabla7.B2" office:value-type="string">
            <text:p text:style-name="P179">0110</text:p>
          </table:table-cell>
          <table:table-cell table:style-name="Tabla7.C2" office:value-type="string">
            <text:p text:style-name="P179">0111</text:p>
          </table:table-cell>
          <table:table-cell table:style-name="Tabla7.B2" office:value-type="string">
            <text:p text:style-name="P179">1000</text:p>
          </table:table-cell>
          <table:table-cell table:style-name="Tabla7.C2" office:value-type="string">
            <text:p text:style-name="P179">1001</text:p>
          </table:table-cell>
          <table:table-cell table:style-name="Tabla7.B2" office:value-type="string">
            <text:p text:style-name="P179">1010</text:p>
          </table:table-cell>
          <table:table-cell table:style-name="Tabla7.C2" office:value-type="string">
            <text:p text:style-name="P179">1011</text:p>
          </table:table-cell>
          <table:table-cell table:style-name="Tabla7.B2" office:value-type="string">
            <text:p text:style-name="P179">1100</text:p>
          </table:table-cell>
          <table:table-cell table:style-name="Tabla7.C2" office:value-type="string">
            <text:p text:style-name="P179">1101</text:p>
          </table:table-cell>
          <table:table-cell table:style-name="Tabla7.B2" office:value-type="string">
            <text:p text:style-name="P179">1110</text:p>
          </table:table-cell>
          <table:table-cell table:style-name="Tabla7.Q2" office:value-type="string">
            <text:p text:style-name="P179">1111</text:p>
          </table:table-cell>
        </table:table-row>
      </table:table>
      <text:p text:style-name="P157"/>
      <text:p text:style-name="P156"/>
      <text:p text:style-name="P156">Vorem amb un exemple com calcular l’equivalent en decimal d’un nombre en octal.</text:p>
      <text:p text:style-name="P156">2751<text:span text:style-name="T4">8</text:span> = 2·8<text:span text:style-name="T29">3</text:span> + 2·82<text:span text:style-name="T29">2</text:span> + 2·8<text:span text:style-name="T29">1</text:span> + 2·8<text:span text:style-name="T29">0</text:span> = 1.513</text:p>
      <text:p text:style-name="P156"/>
      <text:p text:style-name="P156">Es veu que, <text:s/>cada posició pesa 8 vegades més que la de la seua dreta i que la descomposició es fa en potències de 8.</text:p>
      <text:p text:style-name="P156"/>
      <text:p text:style-name="P157"><text:span text:style-name="T112">De manera similar a com fem amb base 2, p</text:span>er a pasar un nombre d<text:span text:style-name="T113">e</text:span> decimal <text:span text:style-name="T113">a octal </text:span>ho farem <text:span text:style-name="T112">per</text:span> divisions succesives per 8 i prenent <text:span text:style-name="T112">de l’últim residu al primer. </text:span></text:p>
      <text:p text:style-name="P144"/>
      <text:p text:style-name="P158">Com passava amb l’hexadecimal, podem passar ràpidament d’octal a binari. La diferència està que en hexadecimal preniem grups de 4 bits i en octal és de 3 bits. La taula anterior ja mostra l’equivalència entre octal i binari amb 3 xifres.</text:p>
      <text:p text:style-name="P158"/>
      <text:p text:style-name="P159">Al revés, de binari a octal també és immediat. En este cas subdividim el nombre en binari en grupets de 3 bits començant per la dreta. </text:p>
      <text:p text:style-name="P158"/>
      <text:p text:style-name="P158"/>
      <text:p text:style-name="P158"/>
      <text:p text:style-name="P164"><text:span text:style-name="T114"><text:tab/> <text:s text:c="3"/></text:span><text:span text:style-name="T117">Octa</text:span><text:span text:style-name="T116">l</text:span><text:span text:style-name="T19"><text:tab/> <text:s text:c="3"/></text:span><text:span text:style-name="T20">4</text:span><text:span text:style-name="T19"><text:tab/> <text:s text:c="5"/></text:span><text:span text:style-name="T20">7</text:span><text:span text:style-name="T19"> <text:s text:c="6"/></text:span><text:span text:style-name="T20">2</text:span><text:span text:style-name="T19"> <text:s text:c="5"/></text:span><text:span text:style-name="T20">6</text:span><text:span text:style-name="T19"> <text:s text:c="6"/></text:span><text:span text:style-name="T20">3</text:span></text:p>
      <text:p text:style-name="P163"><text:s text:c="11"/><text:span text:style-name="T115">Binari</text:span><text:span text:style-name="T19"><text:tab/> </text:span><text:span text:style-name="T20">100</text:span><text:span text:style-name="T19"><text:tab/> <text:s text:c="2"/></text:span><text:span text:style-name="T20">111</text:span><text:span text:style-name="T19"> <text:s text:c="2"/></text:span><text:span text:style-name="T20">010</text:span><text:span text:style-name="T19"> <text:s text:c="2"/>1</text:span><text:span text:style-name="T20">1</text:span><text:span text:style-name="T19">0 <text:s text:c="2"/></text:span><text:span text:style-name="T20">011</text:span></text:p>
      <text:p text:style-name="P161"><text:span text:style-name="T1"><text:s text:c="7"/></text:span><text:span text:style-name="T3">47263</text:span><text:span text:style-name="T6">8</text:span><text:span text:style-name="T1"> = </text:span><text:span text:style-name="T2">100111010110011</text:span><text:span text:style-name="T5">2</text:span></text:p>
      <text:p text:style-name="P161"><text:span text:style-name="T5"/></text:p>
      <text:p text:style-name="Standard"><text:tab/>Binari<text:tab/>100111010110011<text:span text:style-name="T9">2</text:span></text:p>
      <text:p text:style-name="Standard"><text:tab/>Fem grupets de 3<text:tab/>100 111 010 110 011<text:span text:style-name="T9">2</text:span></text:p>
      <text:p text:style-name="Standard"><text:tab/>Octal<text:tab/> <text:s/>4 <text:s text:c="4"/>7 <text:s text:c="4"/>2 <text:s text:c="4"/>6 <text:s text:c="3"/>3<text:span text:style-name="T4">8</text:span></text:p>
      <text:p text:style-name="Standard"/>
      <text:p text:style-name="Standard"/>
      <text:p text:style-name="P167"><text:soft-page-break/>Digitalització de vídeo</text:p>
      <text:p text:style-name="P167">Per posar un exemple de digitalització diferent al de l’àudio que hem pres com a referència fins ara, vorem el de la digitalització de vídeo.</text:p>
      <text:p text:style-name="P167"/>
      <text:p text:style-name="P167"/>
      <text:p text:style-name="P167">Quan la llum de la imatge que estem fotografiant arriba al fotosensor, cada fotodíode convertix l’energia present en els fotons de la llum en una càrrega elèctrica que és major o menor en funció de la intensitat de la llum que rep. <text:span text:style-name="T127">Hi diferents tipus de píxels especialitzats en un dels colors RGB.</text:span></text:p>
      <text:p text:style-name="P167"/>
      <text:p text:style-name="P170"><text:span text:style-name="T124">L’electrònica del fotosensor s’encarrega de llegir el valor de corrent enregistrat per tots els </text:span><text:span text:style-name="T125">fotodíodes</text:span><text:span text:style-name="T124"> i a través d’un convertidor d’analògic a digital assignar-li un valor numèric. El nombre de bits usat en eixos valors numèrics correspon a la profunditat de color del fotosensor, que varia de 12 bits a 16 bits per píxel.</text:span></text:p>
      <text:p text:style-name="P175"/>
      <text:p text:style-name="P170">Una vegada acaba el procés de lectura i digitalització tots els nombres generats <text:span text:style-name="T126">s'emmagatzemen</text:span> en forma d’imatge raw en la memòria interna de la càmera.</text:p>
      <text:p text:style-name="P171"/>
      <text:p text:style-name="P172">Raw en anglé<text:span text:style-name="T122">s</text:span> significa cru, sense processar. I és això exactament, una còpia exacta sense processar del valors que <text:span text:style-name="T123">s’</text:span>ha<text:span text:style-name="T123">n</text:span> generat <text:span text:style-name="T123">en </text:span>l’eixida <text:span text:style-name="T123">d</text:span>el conversor analògic digital.</text:p>
      <text:p text:style-name="P173"/>
      <text:p text:style-name="P174">A partir d’ací es habitual convertir la imatge raw en una imatge jpeg, el que requerix tot una sèrie de correccions i transformac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style:font-face style:name="Trebuchet MS" svg:font-family="'Trebuchet MS'" style:font-family-generic="swiss" style:font-pitch="variable"/>
    <style:font-face style:name="Tw Cen MT Condensed" svg:font-family="'Tw Cen MT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2T18:29:24.172000000</meta:creation-date>
    <dc:date>2022-07-10T19:37:25.550000000</dc:date>
    <meta:editing-duration>PT11H47M13S</meta:editing-duration>
    <meta:editing-cycles>20</meta:editing-cycles>
    <meta:generator>LibreOffice/7.3.0.3$Windows_X86_64 LibreOffice_project/0f246aa12d0eee4a0f7adcefbf7c878fc2238db3</meta:generator>
    <meta:document-statistic meta:table-count="8" meta:image-count="0" meta:object-count="0" meta:page-count="15" meta:paragraph-count="399" meta:word-count="5297" meta:character-count="30624" meta:non-whitespace-character-count="25453"/>
  </office:meta>
</office:document-meta>
</file>